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3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01" table:style-name="ta1">
        <table:shapes>
          <draw:frame draw:z-index="0" draw:style-name="gr1" draw:text-style-name="P1" svg:width="12.7874in" svg:height="3.9874in" svg:x="5.1047in" svg:y="4.0638in">
            <draw:object draw:notify-on-update-of-ranges="exp01.A2:exp01.A238 exp01.B1:exp01.B1 exp01.B2:exp01.B238 exp01.E1:exp01.E1 exp01.E2:exp01.E2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processes</text:p>
          </table:table-cell>
          <table:table-cell table:number-columns-repeated="2" table:style-name="ce1" office:value-type="string" calcext:value-type="string">
            <text:p>MB R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</text:p>
          </table:table-cell>
          <table:table-cell table:style-name="ce2" office:value-type="time" office:time-value="PT07H33M59S" calcext:value-type="time">
            <text:p>07:33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.449" calcext:value-type="float">
            <text:p>336.4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00S" calcext:value-type="time">
            <text:p>07:34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9.285" calcext:value-type="float">
            <text:p>339.285</text:p>
          </table:table-cell>
          <table:table-cell table:style-name="ce3" office:value-type="string" calcext:value-type="string">
            <text:p>a</text:p>
          </table:table-cell>
          <table:table-cell table:style-name="ce2" office:value-type="time" office:time-value="PT07H33M56S" calcext:value-type="time">
            <text:p>07:33:56 AM</text:p>
          </table:table-cell>
          <table:table-cell office:value-type="string" calcext:value-type="string">
            <text:p>calc_DBLP_OCC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34M01S" calcext:value-type="time">
            <text:p>07:34:0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4.699" calcext:value-type="float">
            <text:p>344.699</text:p>
          </table:table-cell>
          <table:table-cell table:style-name="ce3" office:value-type="string" calcext:value-type="string">
            <text:p>b</text:p>
          </table:table-cell>
          <table:table-cell table:style-name="ce2" office:value-type="time" office:time-value="PT07H35M08S" calcext:value-type="time">
            <text:p>07:35:08 AM</text:p>
          </table:table-cell>
          <table:table-cell office:value-type="string" calcext:value-type="string">
            <text:p>calc_COOCs</text:p>
          </table:table-cell>
          <table:table-cell table:number-columns-repeated="3"/>
          <table:table-cell office:value-type="string" calcext:value-type="string">
            <text:p>Pubs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07H34M02S" calcext:value-type="time">
            <text:p>07:34:0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4.816" calcext:value-type="float">
            <text:p>354.816</text:p>
          </table:table-cell>
          <table:table-cell table:style-name="ce3" office:value-type="string" calcext:value-type="string">
            <text:p>c</text:p>
          </table:table-cell>
          <table:table-cell table:style-name="ce2" office:value-type="time" office:time-value="PT07H35M30S" calcext:value-type="time">
            <text:p>07:35:30 AM</text:p>
          </table:table-cell>
          <table:table-cell office:value-type="string" calcext:value-type="string">
            <text:p>calc_distance_PseudoInclusion</text:p>
          </table:table-cell>
          <table:table-cell table:number-columns-repeated="3"/>
          <table:table-cell office:value-type="string" calcext:value-type="string">
            <text:p>Pubs+Aid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07H34M03S" calcext:value-type="time">
            <text:p>07:34:0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4.918" calcext:value-type="float">
            <text:p>374.918</text:p>
          </table:table-cell>
          <table:table-cell table:style-name="ce3" office:value-type="string" calcext:value-type="string">
            <text:p>d</text:p>
          </table:table-cell>
          <table:table-cell table:style-name="ce2" office:value-type="time" office:time-value="PT07H35M47S" calcext:value-type="time">
            <text:p>07:35:47 AM</text:p>
          </table:table-cell>
          <table:table-cell office:value-type="string" calcext:value-type="string">
            <text:p>calc_distance_CosineSimilarity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34M04S" calcext:value-type="time">
            <text:p>07:34:0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2.977" calcext:value-type="float">
            <text:p>382.977</text:p>
          </table:table-cell>
          <table:table-cell table:style-name="ce3" office:value-type="string" calcext:value-type="string">
            <text:p>e</text:p>
          </table:table-cell>
          <table:table-cell table:style-name="ce2" office:value-type="time" office:time-value="PT07H36M38S" calcext:value-type="time">
            <text:p>07:36:38 AM</text:p>
          </table:table-cell>
          <table:table-cell office:value-type="string" calcext:value-type="string">
            <text:p>calc_distance_CosineSimilarity__MultiCor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34M05S" calcext:value-type="time">
            <text:p>07:34:0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.891" calcext:value-type="float">
            <text:p>413.891</text:p>
          </table:table-cell>
          <table:table-cell table:style-name="ce3" office:value-type="string" calcext:value-type="string">
            <text:p>f</text:p>
          </table:table-cell>
          <table:table-cell table:style-name="ce2" office:value-type="time" office:time-value="PT07H37M27S" calcext:value-type="time">
            <text:p>07:37:27 AM</text:p>
          </table:table-cell>
          <table:table-cell office:value-type="string" calcext:value-type="string">
            <text:p>normalize_edges</text:p>
          </table:table-cell>
          <table:table-cell table:number-columns-repeated="3"/>
          <table:table-cell office:value-type="float" office:value="72.03" calcext:value-type="float">
            <text:p>72.03</text:p>
          </table:table-cell>
          <table:table-cell office:value-type="string" calcext:value-type="string">
            <text:p>data-extr + elems-OCCs</text:p>
          </table:table-cell>
        </table:table-row>
        <table:table-row table:style-name="ro1">
          <table:table-cell/>
          <table:table-cell table:style-name="ce2" office:value-type="time" office:time-value="PT07H34M06S" calcext:value-type="time">
            <text:p>07:34:0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9.383" calcext:value-type="float">
            <text:p>419.383</text:p>
          </table:table-cell>
          <table:table-cell table:style-name="ce3" office:value-type="string" calcext:value-type="string">
            <text:p>g</text:p>
          </table:table-cell>
          <table:table-cell table:style-name="ce4" office:value-type="time" office:time-value="PT07H37M37S" calcext:value-type="time">
            <text:p>07:37:37 AM</text:p>
          </table:table-cell>
          <table:table-cell office:value-type="string" calcext:value-type="string">
            <text:p>automatic_threshold</text:p>
          </table:table-cell>
          <table:table-cell table:number-columns-repeated="3"/>
          <table:table-cell office:value-type="float" office:value="21.45" calcext:value-type="float">
            <text:p>21.45</text:p>
          </table:table-cell>
          <table:table-cell office:value-type="string" calcext:value-type="string">
            <text:p>traversing pubs for COOCs</text:p>
          </table:table-cell>
        </table:table-row>
        <table:table-row table:style-name="ro1">
          <table:table-cell/>
          <table:table-cell table:style-name="ce2" office:value-type="time" office:time-value="PT07H34M07S" calcext:value-type="time">
            <text:p>07:34:0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6.566" calcext:value-type="float">
            <text:p>426.566</text:p>
          </table:table-cell>
          <table:table-cell table:number-columns-repeated="6"/>
          <table:table-cell office:value-type="float" office:value="17.07" calcext:value-type="float">
            <text:p>17.07</text:p>
          </table:table-cell>
          <table:table-cell office:value-type="string" calcext:value-type="string">
            <text:p>pseudoinclusion</text:p>
          </table:table-cell>
        </table:table-row>
        <table:table-row table:style-name="ro1">
          <table:table-cell/>
          <table:table-cell table:style-name="ce2" office:value-type="time" office:time-value="PT07H34M08S" calcext:value-type="time">
            <text:p>07:34:0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3.645" calcext:value-type="float">
            <text:p>433.645</text:p>
          </table:table-cell>
          <table:table-cell table:number-columns-repeated="6"/>
          <table:table-cell office:value-type="float" office:value="7.49" calcext:value-type="float">
            <text:p>7.49</text:p>
          </table:table-cell>
          <table:table-cell office:value-type="string" calcext:value-type="string">
            <text:p>cosinesim serial, sqrt OK</text:p>
          </table:table-cell>
        </table:table-row>
        <table:table-row table:style-name="ro1">
          <table:table-cell/>
          <table:table-cell table:style-name="ce2" office:value-type="time" office:time-value="PT07H34M09S" calcext:value-type="time">
            <text:p>07:34:0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9.805" calcext:value-type="float">
            <text:p>439.805</text:p>
          </table:table-cell>
          <table:table-cell table:number-columns-repeated="6"/>
          <table:table-cell office:value-type="float" office:value="7.49" calcext:value-type="float">
            <text:p>7.49</text:p>
          </table:table-cell>
          <table:table-cell office:value-type="string" calcext:value-type="string">
            <text:p>cosinesim serial, num+denom OK</text:p>
          </table:table-cell>
        </table:table-row>
        <table:table-row table:style-name="ro1">
          <table:table-cell/>
          <table:table-cell table:style-name="ce2" office:value-type="time" office:time-value="PT07H34M10S" calcext:value-type="time">
            <text:p>07:34:1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.062" calcext:value-type="float">
            <text:p>497.062</text:p>
          </table:table-cell>
          <table:table-cell table:number-columns-repeated="6"/>
          <table:table-cell office:value-type="float" office:value="27.25" calcext:value-type="float">
            <text:p>27.25</text:p>
          </table:table-cell>
          <table:table-cell office:value-type="string" calcext:value-type="string">
            <text:p>cosinesim serial, savingweights OK</text:p>
          </table:table-cell>
        </table:table-row>
        <table:table-row table:style-name="ro1">
          <table:table-cell/>
          <table:table-cell table:style-name="ce2" office:value-type="time" office:time-value="PT07H34M11S" calcext:value-type="time">
            <text:p>07:34:1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3.152" calcext:value-type="float">
            <text:p>503.152</text:p>
          </table:table-cell>
          <table:table-cell table:number-columns-repeated="6"/>
          <table:table-cell office:value-type="float" office:value="45.99" calcext:value-type="float">
            <text:p>45.99</text:p>
          </table:table-cell>
          <table:table-cell office:value-type="string" calcext:value-type="string">
            <text:p>cosinesim serial, total</text:p>
          </table:table-cell>
        </table:table-row>
        <table:table-row table:style-name="ro1">
          <table:table-cell/>
          <table:table-cell table:style-name="ce2" office:value-type="time" office:time-value="PT07H34M12S" calcext:value-type="time">
            <text:p>07:34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8.547" calcext:value-type="float">
            <text:p>508.547</text:p>
          </table:table-cell>
          <table:table-cell table:number-columns-repeated="6"/>
          <table:table-cell office:value-type="float" office:value="7.51" calcext:value-type="float">
            <text:p>7.51</text:p>
          </table:table-cell>
          <table:table-cell office:value-type="string" calcext:value-type="string">
            <text:p>cosinesim parallel, sqrt OK</text:p>
          </table:table-cell>
        </table:table-row>
        <table:table-row table:style-name="ro1">
          <table:table-cell/>
          <table:table-cell table:style-name="ce2" office:value-type="time" office:time-value="PT07H34M13S" calcext:value-type="time">
            <text:p>07:34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4.195" calcext:value-type="float">
            <text:p>514.195</text:p>
          </table:table-cell>
          <table:table-cell table:number-columns-repeated="6"/>
          <table:table-cell office:value-type="float" office:value="12.42" calcext:value-type="float">
            <text:p>12.42</text:p>
          </table:table-cell>
          <table:table-cell office:value-type="string" calcext:value-type="string">
            <text:p>cosinesim parallel, list( G.edges() )</text:p>
          </table:table-cell>
        </table:table-row>
        <table:table-row table:style-name="ro1">
          <table:table-cell/>
          <table:table-cell table:style-name="ce2" office:value-type="time" office:time-value="PT07H34M14S" calcext:value-type="time">
            <text:p>07:34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.695" calcext:value-type="float">
            <text:p>518.695</text:p>
          </table:table-cell>
          <table:table-cell table:number-columns-repeated="6"/>
          <table:table-cell office:value-type="float" office:value="13.84" calcext:value-type="float">
            <text:p>13.84</text:p>
          </table:table-cell>
          <table:table-cell office:value-type="string" calcext:value-type="string">
            <text:p>cosinesim parallel, dot_prod OK</text:p>
          </table:table-cell>
        </table:table-row>
        <table:table-row table:style-name="ro1">
          <table:table-cell/>
          <table:table-cell table:style-name="ce2" office:value-type="time" office:time-value="PT07H34M15S" calcext:value-type="time">
            <text:p>07:34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3.664" calcext:value-type="float">
            <text:p>523.664</text:p>
          </table:table-cell>
          <table:table-cell table:number-columns-repeated="6"/>
          <table:table-cell office:value-type="float" office:value="34.28" calcext:value-type="float">
            <text:p>34.28</text:p>
          </table:table-cell>
          <table:table-cell office:value-type="string" calcext:value-type="string">
            <text:p>cosinesim parallel, savingweights OK</text:p>
          </table:table-cell>
        </table:table-row>
        <table:table-row table:style-name="ro1">
          <table:table-cell/>
          <table:table-cell table:style-name="ce2" office:value-type="time" office:time-value="PT07H34M16S" calcext:value-type="time">
            <text:p>07:34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3.242" calcext:value-type="float">
            <text:p>533.242</text:p>
          </table:table-cell>
          <table:table-cell table:number-columns-repeated="6"/>
          <table:table-cell office:value-type="float" office:value="45.17" calcext:value-type="float">
            <text:p>45.17</text:p>
          </table:table-cell>
          <table:table-cell office:value-type="string" calcext:value-type="string">
            <text:p>cosinesim parallel, total</text:p>
          </table:table-cell>
        </table:table-row>
        <table:table-row table:style-name="ro1">
          <table:table-cell/>
          <table:table-cell table:style-name="ce2" office:value-type="time" office:time-value="PT07H34M17S" calcext:value-type="time">
            <text:p>07:34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0.547" calcext:value-type="float">
            <text:p>540.547</text:p>
          </table:table-cell>
          <table:table-cell table:number-columns-repeated="6"/>
          <table:table-cell office:value-type="float" office:value="9.97" calcext:value-type="float">
            <text:p>9.97</text:p>
          </table:table-cell>
          <table:table-cell office:value-type="string" calcext:value-type="string">
            <text:p>normalizing edges-weights</text:p>
          </table:table-cell>
        </table:table-row>
        <table:table-row table:style-name="ro1">
          <table:table-cell/>
          <table:table-cell table:style-name="ce2" office:value-type="time" office:time-value="PT07H34M18S" calcext:value-type="time">
            <text:p>07:34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6.359" calcext:value-type="float">
            <text:p>546.359</text:p>
          </table:table-cell>
          <table:table-cell table:number-columns-repeated="6"/>
          <table:table-cell office:value-type="float" office:value="11.55" calcext:value-type="float">
            <text:p>11.55</text:p>
          </table:table-cell>
          <table:table-cell office:value-type="string" calcext:value-type="string">
            <text:p>applying a automatic threshold</text:p>
          </table:table-cell>
        </table:table-row>
        <table:table-row table:style-name="ro1">
          <table:table-cell/>
          <table:table-cell table:style-name="ce2" office:value-type="time" office:time-value="PT07H34M19S" calcext:value-type="time">
            <text:p>07:34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5.512" calcext:value-type="float">
            <text:p>555.5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0S" calcext:value-type="time">
            <text:p>07:34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0.984" calcext:value-type="float">
            <text:p>560.9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1S" calcext:value-type="time">
            <text:p>07:34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.07" calcext:value-type="float">
            <text:p>566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2S" calcext:value-type="time">
            <text:p>07:34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2.684" calcext:value-type="float">
            <text:p>572.6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3S" calcext:value-type="time">
            <text:p>07:34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5.562" calcext:value-type="float">
            <text:p>675.5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4S" calcext:value-type="time">
            <text:p>07:34:2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9.391" calcext:value-type="float">
            <text:p>679.3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5S" calcext:value-type="time">
            <text:p>07:34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3.66" calcext:value-type="float">
            <text:p>683.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6S" calcext:value-type="time">
            <text:p>07:34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.418" calcext:value-type="float">
            <text:p>687.41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7S" calcext:value-type="time">
            <text:p>07:34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5.488" calcext:value-type="float">
            <text:p>725.4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8S" calcext:value-type="time">
            <text:p>07:34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1.504" calcext:value-type="float">
            <text:p>841.50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29S" calcext:value-type="time">
            <text:p>07:34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4.977" calcext:value-type="float">
            <text:p>974.9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0S" calcext:value-type="time">
            <text:p>07:34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1S" calcext:value-type="time">
            <text:p>07:34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2S" calcext:value-type="time">
            <text:p>07:34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3S" calcext:value-type="time">
            <text:p>07:34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4S" calcext:value-type="time">
            <text:p>07:34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5S" calcext:value-type="time">
            <text:p>07:34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312" calcext:value-type="float">
            <text:p>984.3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6S" calcext:value-type="time">
            <text:p>07:34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828" calcext:value-type="float">
            <text:p>992.8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7S" calcext:value-type="time">
            <text:p>07:34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828" calcext:value-type="float">
            <text:p>992.8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8S" calcext:value-type="time">
            <text:p>07:34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328" calcext:value-type="float">
            <text:p>993.3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39S" calcext:value-type="time">
            <text:p>07:34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586" calcext:value-type="float">
            <text:p>993.5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0S" calcext:value-type="time">
            <text:p>07:34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5.84" calcext:value-type="float">
            <text:p>995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1S" calcext:value-type="time">
            <text:p>07:34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6.098" calcext:value-type="float">
            <text:p>996.0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2S" calcext:value-type="time">
            <text:p>07:34:4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6.355" calcext:value-type="float">
            <text:p>996.3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3S" calcext:value-type="time">
            <text:p>07:34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6.613" calcext:value-type="float">
            <text:p>996.6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4S" calcext:value-type="time">
            <text:p>07:34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.14" calcext:value-type="float">
            <text:p>1000.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5S" calcext:value-type="time">
            <text:p>07:34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15" calcext:value-type="float">
            <text:p>1006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6S" calcext:value-type="time">
            <text:p>07:34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16" calcext:value-type="float">
            <text:p>1012.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7S" calcext:value-type="time">
            <text:p>07:34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5.9" calcext:value-type="float">
            <text:p>1015.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8S" calcext:value-type="time">
            <text:p>07:34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2.04" calcext:value-type="float">
            <text:p>1022.0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49S" calcext:value-type="time">
            <text:p>07:34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7.85" calcext:value-type="float">
            <text:p>1037.8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0S" calcext:value-type="time">
            <text:p>07:34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2.21" calcext:value-type="float">
            <text:p>1042.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1S" calcext:value-type="time">
            <text:p>07:34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6.21" calcext:value-type="float">
            <text:p>1046.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2S" calcext:value-type="time">
            <text:p>07:34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9.92" calcext:value-type="float">
            <text:p>1049.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3S" calcext:value-type="time">
            <text:p>07:34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3.96" calcext:value-type="float">
            <text:p>1053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4S" calcext:value-type="time">
            <text:p>07:34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9.79" calcext:value-type="float">
            <text:p>1059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5S" calcext:value-type="time">
            <text:p>07:34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5.79" calcext:value-type="float">
            <text:p>1065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6S" calcext:value-type="time">
            <text:p>07:34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1.89" calcext:value-type="float">
            <text:p>1071.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8S" calcext:value-type="time">
            <text:p>07:34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7.39" calcext:value-type="float">
            <text:p>1077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4M59S" calcext:value-type="time">
            <text:p>07:34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2.64" calcext:value-type="float">
            <text:p>1082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0S" calcext:value-type="time">
            <text:p>07:35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8.15" calcext:value-type="float">
            <text:p>1088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1S" calcext:value-type="time">
            <text:p>07:35:0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7.43" calcext:value-type="float">
            <text:p>1107.4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2S" calcext:value-type="time">
            <text:p>07:35:0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0.9" calcext:value-type="float">
            <text:p>1110.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3S" calcext:value-type="time">
            <text:p>07:35:0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4.39" calcext:value-type="float">
            <text:p>1114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4S" calcext:value-type="time">
            <text:p>07:35:0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6.92" calcext:value-type="float">
            <text:p>1116.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5S" calcext:value-type="time">
            <text:p>07:35:0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0.39" calcext:value-type="float">
            <text:p>1120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6S" calcext:value-type="time">
            <text:p>07:35:0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3.64" calcext:value-type="float">
            <text:p>1123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07S" calcext:value-type="time">
            <text:p>07:35:0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6.89" calcext:value-type="float">
            <text:p>1126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</text:p>
          </table:table-cell>
          <table:table-cell table:style-name="ce2" office:value-type="time" office:time-value="PT07H35M08S" calcext:value-type="time">
            <text:p>07:35:0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3.18" calcext:value-type="float">
            <text:p>1133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table:style-name="ce2" office:value-type="time" office:time-value="PT07H35M09S" calcext:value-type="time">
            <text:p>07:35:0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6.49" calcext:value-type="float">
            <text:p>1286.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0S" calcext:value-type="time">
            <text:p>07:35:1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9.8" calcext:value-type="float">
            <text:p>1449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1S" calcext:value-type="time">
            <text:p>07:35:1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3.39" calcext:value-type="float">
            <text:p>1623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2S" calcext:value-type="time">
            <text:p>07:35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8.32" calcext:value-type="float">
            <text:p>1728.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3S" calcext:value-type="time">
            <text:p>07:35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1.83" calcext:value-type="float">
            <text:p>1901.8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4S" calcext:value-type="time">
            <text:p>07:35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75.34" calcext:value-type="float">
            <text:p>2075.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5S" calcext:value-type="time">
            <text:p>07:35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0.97" calcext:value-type="float">
            <text:p>2120.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6S" calcext:value-type="time">
            <text:p>07:35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3.51" calcext:value-type="float">
            <text:p>2163.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7S" calcext:value-type="time">
            <text:p>07:35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06.56" calcext:value-type="float">
            <text:p>2206.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8S" calcext:value-type="time">
            <text:p>07:35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8.32" calcext:value-type="float">
            <text:p>2428.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19S" calcext:value-type="time">
            <text:p>07:35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42.27" calcext:value-type="float">
            <text:p>2542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0S" calcext:value-type="time">
            <text:p>07:35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88.97" calcext:value-type="float">
            <text:p>2688.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1S" calcext:value-type="time">
            <text:p>07:35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06.02" calcext:value-type="float">
            <text:p>2806.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2S" calcext:value-type="time">
            <text:p>07:35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32.09" calcext:value-type="float">
            <text:p>2932.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3S" calcext:value-type="time">
            <text:p>07:35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54.8" calcext:value-type="float">
            <text:p>3054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4S" calcext:value-type="time">
            <text:p>07:35:2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8.27" calcext:value-type="float">
            <text:p>3078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5S" calcext:value-type="time">
            <text:p>07:35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33.18" calcext:value-type="float">
            <text:p>3133.1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6S" calcext:value-type="time">
            <text:p>07:35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60.28" calcext:value-type="float">
            <text:p>3260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7S" calcext:value-type="time">
            <text:p>07:35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8.05" calcext:value-type="float">
            <text:p>3368.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8S" calcext:value-type="time">
            <text:p>07:35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78.39" calcext:value-type="float">
            <text:p>3478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29S" calcext:value-type="time">
            <text:p>07:35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71.72" calcext:value-type="float">
            <text:p>3571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</text:p>
          </table:table-cell>
          <table:table-cell table:style-name="ce2" office:value-type="time" office:time-value="PT07H35M30S" calcext:value-type="time">
            <text:p>07:35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21.52" calcext:value-type="float">
            <text:p>3721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time" office:time-value="PT07H35M31S" calcext:value-type="time">
            <text:p>07:35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67.58" calcext:value-type="float">
            <text:p>3967.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2S" calcext:value-type="time">
            <text:p>07:35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03.05" calcext:value-type="float">
            <text:p>4203.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3S" calcext:value-type="time">
            <text:p>07:35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95.24" calcext:value-type="float">
            <text:p>4395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4S" calcext:value-type="time">
            <text:p>07:35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00.72" calcext:value-type="float">
            <text:p>4600.7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5S" calcext:value-type="time">
            <text:p>07:35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6.35" calcext:value-type="float">
            <text:p>4646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6S" calcext:value-type="time">
            <text:p>07:35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6.35" calcext:value-type="float">
            <text:p>4646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7S" calcext:value-type="time">
            <text:p>07:35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72.35" calcext:value-type="float">
            <text:p>4772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8S" calcext:value-type="time">
            <text:p>07:35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1.58" calcext:value-type="float">
            <text:p>5001.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39S" calcext:value-type="time">
            <text:p>07:35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2.57" calcext:value-type="float">
            <text:p>5182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0S" calcext:value-type="time">
            <text:p>07:35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56.07" calcext:value-type="float">
            <text:p>5356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1S" calcext:value-type="time">
            <text:p>07:35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15.37" calcext:value-type="float">
            <text:p>5415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3S" calcext:value-type="time">
            <text:p>07:35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73.16" calcext:value-type="float">
            <text:p>5473.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4S" calcext:value-type="time">
            <text:p>07:35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30.69" calcext:value-type="float">
            <text:p>5630.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5S" calcext:value-type="time">
            <text:p>07:35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05.74" calcext:value-type="float">
            <text:p>5805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6S" calcext:value-type="time">
            <text:p>07:35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5.05" calcext:value-type="float">
            <text:p>6005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time" office:time-value="PT07H35M47S" calcext:value-type="time">
            <text:p>07:35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60.77" calcext:value-type="float">
            <text:p>6160.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8S" calcext:value-type="time">
            <text:p>07:35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72.65" calcext:value-type="float">
            <text:p>6172.6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49S" calcext:value-type="time">
            <text:p>07:35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48.83" calcext:value-type="float">
            <text:p>6248.8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0S" calcext:value-type="time">
            <text:p>07:35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35.12" calcext:value-type="float">
            <text:p>6335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1S" calcext:value-type="time">
            <text:p>07:35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12.98" calcext:value-type="float">
            <text:p>6412.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2S" calcext:value-type="time">
            <text:p>07:35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10.48" calcext:value-type="float">
            <text:p>6510.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3S" calcext:value-type="time">
            <text:p>07:35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5.36" calcext:value-type="float">
            <text:p>6605.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4S" calcext:value-type="time">
            <text:p>07:35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27.84" calcext:value-type="float">
            <text:p>6727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5S" calcext:value-type="time">
            <text:p>07:35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38.7" calcext:value-type="float">
            <text:p>6838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6S" calcext:value-type="time">
            <text:p>07:35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1.95" calcext:value-type="float">
            <text:p>6871.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7S" calcext:value-type="time">
            <text:p>07:35:5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6.34" calcext:value-type="float">
            <text:p>6876.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8S" calcext:value-type="time">
            <text:p>07:35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80.98" calcext:value-type="float">
            <text:p>6880.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5M59S" calcext:value-type="time">
            <text:p>07:35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85.62" calcext:value-type="float">
            <text:p>6885.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0S" calcext:value-type="time">
            <text:p>07:36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6.57" calcext:value-type="float">
            <text:p>6896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1S" calcext:value-type="time">
            <text:p>07:36:0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02.5" calcext:value-type="float">
            <text:p>6902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2S" calcext:value-type="time">
            <text:p>07:36:0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08.17" calcext:value-type="float">
            <text:p>6908.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3S" calcext:value-type="time">
            <text:p>07:36:0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13.59" calcext:value-type="float">
            <text:p>6913.5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4S" calcext:value-type="time">
            <text:p>07:36:0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31.04" calcext:value-type="float">
            <text:p>6931.0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5S" calcext:value-type="time">
            <text:p>07:36:0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36.71" calcext:value-type="float">
            <text:p>6936.7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6S" calcext:value-type="time">
            <text:p>07:36:0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2.9" calcext:value-type="float">
            <text:p>6942.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7S" calcext:value-type="time">
            <text:p>07:36:0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5.74" calcext:value-type="float">
            <text:p>6945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8S" calcext:value-type="time">
            <text:p>07:36:0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7.54" calcext:value-type="float">
            <text:p>6947.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09S" calcext:value-type="time">
            <text:p>07:36:0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9.35" calcext:value-type="float">
            <text:p>6949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0S" calcext:value-type="time">
            <text:p>07:36:1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54.25" calcext:value-type="float">
            <text:p>6954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1S" calcext:value-type="time">
            <text:p>07:36:1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85.48" calcext:value-type="float">
            <text:p>6985.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2S" calcext:value-type="time">
            <text:p>07:36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93.22" calcext:value-type="float">
            <text:p>6993.2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3S" calcext:value-type="time">
            <text:p>07:36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01" calcext:value-type="float">
            <text:p>700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4S" calcext:value-type="time">
            <text:p>07:36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08.73" calcext:value-type="float">
            <text:p>7008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5S" calcext:value-type="time">
            <text:p>07:36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04.79" calcext:value-type="float">
            <text:p>7104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6S" calcext:value-type="time">
            <text:p>07:36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23.52" calcext:value-type="float">
            <text:p>7323.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7S" calcext:value-type="time">
            <text:p>07:36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86.17" calcext:value-type="float">
            <text:p>7386.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8S" calcext:value-type="time">
            <text:p>07:36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38.25" calcext:value-type="float">
            <text:p>7438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19S" calcext:value-type="time">
            <text:p>07:36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23.31" calcext:value-type="float">
            <text:p>7623.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0S" calcext:value-type="time">
            <text:p>07:36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7" calcext:value-type="float">
            <text:p>7718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1S" calcext:value-type="time">
            <text:p>07:36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7" calcext:value-type="float">
            <text:p>7718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2S" calcext:value-type="time">
            <text:p>07:36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7" calcext:value-type="float">
            <text:p>7718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3S" calcext:value-type="time">
            <text:p>07:36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44.48" calcext:value-type="float">
            <text:p>7744.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5S" calcext:value-type="time">
            <text:p>07:36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29.34" calcext:value-type="float">
            <text:p>7929.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6S" calcext:value-type="time">
            <text:p>07:36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05.35" calcext:value-type="float">
            <text:p>8105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7S" calcext:value-type="time">
            <text:p>07:36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74.47" calcext:value-type="float">
            <text:p>8274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8S" calcext:value-type="time">
            <text:p>07:36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82.57" calcext:value-type="float">
            <text:p>8482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29S" calcext:value-type="time">
            <text:p>07:36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42.15" calcext:value-type="float">
            <text:p>8642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0S" calcext:value-type="time">
            <text:p>07:36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18.02" calcext:value-type="float">
            <text:p>8818.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1S" calcext:value-type="time">
            <text:p>07:36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66.78" calcext:value-type="float">
            <text:p>8966.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2S" calcext:value-type="time">
            <text:p>07:36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32.3" calcext:value-type="float">
            <text:p>9132.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3S" calcext:value-type="time">
            <text:p>07:36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98.61" calcext:value-type="float">
            <text:p>9298.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4S" calcext:value-type="time">
            <text:p>07:36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99.04" calcext:value-type="float">
            <text:p>9399.0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5S" calcext:value-type="time">
            <text:p>07:36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03.39" calcext:value-type="float">
            <text:p>9303.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6S" calcext:value-type="time">
            <text:p>07:36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5.38" calcext:value-type="float">
            <text:p>9255.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37S" calcext:value-type="time">
            <text:p>07:36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5.38" calcext:value-type="float">
            <text:p>9255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table:style-name="ce2" office:value-type="time" office:time-value="PT07H36M38S" calcext:value-type="time">
            <text:p>07:36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4.63" calcext:value-type="float">
            <text:p>9254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table:style-name="ce2" office:value-type="time" office:time-value="PT07H36M39S" calcext:value-type="time">
            <text:p>07:36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0S" calcext:value-type="time">
            <text:p>07:36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1S" calcext:value-type="time">
            <text:p>07:36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2S" calcext:value-type="time">
            <text:p>07:36:4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3S" calcext:value-type="time">
            <text:p>07:36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4S" calcext:value-type="time">
            <text:p>07:36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5S" calcext:value-type="time">
            <text:p>07:36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8" calcext:value-type="float">
            <text:p>8661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6S" calcext:value-type="time">
            <text:p>07:36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89" calcext:value-type="float">
            <text:p>8661.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7S" calcext:value-type="time">
            <text:p>07:36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96" calcext:value-type="float">
            <text:p>8706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8S" calcext:value-type="time">
            <text:p>07:36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96" calcext:value-type="float">
            <text:p>8706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49S" calcext:value-type="time">
            <text:p>07:36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96" calcext:value-type="float">
            <text:p>8706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0S" calcext:value-type="time">
            <text:p>07:36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91" calcext:value-type="float">
            <text:p>8787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1S" calcext:value-type="time">
            <text:p>07:36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91" calcext:value-type="float">
            <text:p>8787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2S" calcext:value-type="time">
            <text:p>07:36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91" calcext:value-type="float">
            <text:p>8787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3S" calcext:value-type="time">
            <text:p>07:36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91" calcext:value-type="float">
            <text:p>8787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4S" calcext:value-type="time">
            <text:p>07:36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3.56" calcext:value-type="float">
            <text:p>8883.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5S" calcext:value-type="time">
            <text:p>07:36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97" calcext:value-type="float">
            <text:p>8888.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6S" calcext:value-type="time">
            <text:p>07:36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97" calcext:value-type="float">
            <text:p>8888.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7S" calcext:value-type="time">
            <text:p>07:36:5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97" calcext:value-type="float">
            <text:p>8888.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8S" calcext:value-type="time">
            <text:p>07:36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38.99" calcext:value-type="float">
            <text:p>8938.9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6M59S" calcext:value-type="time">
            <text:p>07:36:59 AM</text:p>
          </table:table-cell>
          <table:table-cell office:value-type="float" office:value="7" calcext:value-type="float">
            <text:p>7</text:p>
          </table:table-cell>
          <table:table-cell office:value-type="float" office:value="8949.38" calcext:value-type="float">
            <text:p>8949.38</text:p>
          </table:table-cell>
          <table:table-cell office:value-type="float" office:value="8950.38" calcext:value-type="float">
            <text:p>8950.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0S" calcext:value-type="time">
            <text:p>07:37:00 AM</text:p>
          </table:table-cell>
          <table:table-cell office:value-type="float" office:value="9" calcext:value-type="float">
            <text:p>9</text:p>
          </table:table-cell>
          <table:table-cell office:value-type="float" office:value="8961.5" calcext:value-type="float">
            <text:p>8961.5</text:p>
          </table:table-cell>
          <table:table-cell office:value-type="float" office:value="8962.5" calcext:value-type="float">
            <text:p>8962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2S" calcext:value-type="time">
            <text:p>07:37:02 AM</text:p>
          </table:table-cell>
          <table:table-cell office:value-type="float" office:value="9" calcext:value-type="float">
            <text:p>9</text:p>
          </table:table-cell>
          <table:table-cell office:value-type="float" office:value="8976" calcext:value-type="float">
            <text:p>8976</text:p>
          </table:table-cell>
          <table:table-cell office:value-type="float" office:value="8977" calcext:value-type="float">
            <text:p>89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3S" calcext:value-type="time">
            <text:p>07:37:03 AM</text:p>
          </table:table-cell>
          <table:table-cell office:value-type="float" office:value="9" calcext:value-type="float">
            <text:p>9</text:p>
          </table:table-cell>
          <table:table-cell office:value-type="float" office:value="7991.01" calcext:value-type="float">
            <text:p>7991.01</text:p>
          </table:table-cell>
          <table:table-cell office:value-type="float" office:value="7992.01" calcext:value-type="float">
            <text:p>7992.0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4S" calcext:value-type="time">
            <text:p>07:37:04 AM</text:p>
          </table:table-cell>
          <table:table-cell office:value-type="float" office:value="9" calcext:value-type="float">
            <text:p>9</text:p>
          </table:table-cell>
          <table:table-cell office:value-type="float" office:value="6983.82" calcext:value-type="float">
            <text:p>6983.82</text:p>
          </table:table-cell>
          <table:table-cell office:value-type="float" office:value="6984.82" calcext:value-type="float">
            <text:p>6984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5S" calcext:value-type="time">
            <text:p>07:37:05 AM</text:p>
          </table:table-cell>
          <table:table-cell office:value-type="float" office:value="9" calcext:value-type="float">
            <text:p>9</text:p>
          </table:table-cell>
          <table:table-cell office:value-type="float" office:value="6983.82" calcext:value-type="float">
            <text:p>6983.82</text:p>
          </table:table-cell>
          <table:table-cell office:value-type="float" office:value="6984.82" calcext:value-type="float">
            <text:p>6984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6S" calcext:value-type="time">
            <text:p>07:37:06 AM</text:p>
          </table:table-cell>
          <table:table-cell office:value-type="float" office:value="9" calcext:value-type="float">
            <text:p>9</text:p>
          </table:table-cell>
          <table:table-cell office:value-type="float" office:value="6983.82" calcext:value-type="float">
            <text:p>6983.82</text:p>
          </table:table-cell>
          <table:table-cell office:value-type="float" office:value="6984.82" calcext:value-type="float">
            <text:p>6984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7S" calcext:value-type="time">
            <text:p>07:37:07 AM</text:p>
          </table:table-cell>
          <table:table-cell office:value-type="float" office:value="9" calcext:value-type="float">
            <text:p>9</text:p>
          </table:table-cell>
          <table:table-cell office:value-type="float" office:value="6983.82" calcext:value-type="float">
            <text:p>6983.82</text:p>
          </table:table-cell>
          <table:table-cell office:value-type="float" office:value="6984.82" calcext:value-type="float">
            <text:p>6984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8S" calcext:value-type="time">
            <text:p>07:37:08 AM</text:p>
          </table:table-cell>
          <table:table-cell office:value-type="float" office:value="9" calcext:value-type="float">
            <text:p>9</text:p>
          </table:table-cell>
          <table:table-cell office:value-type="float" office:value="4027.49" calcext:value-type="float">
            <text:p>4027.49</text:p>
          </table:table-cell>
          <table:table-cell office:value-type="float" office:value="4028.49" calcext:value-type="float">
            <text:p>4028.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09S" calcext:value-type="time">
            <text:p>07:37:09 AM</text:p>
          </table:table-cell>
          <table:table-cell office:value-type="float" office:value="9" calcext:value-type="float">
            <text:p>9</text:p>
          </table:table-cell>
          <table:table-cell office:value-type="float" office:value="2048.14" calcext:value-type="float">
            <text:p>2048.14</text:p>
          </table:table-cell>
          <table:table-cell office:value-type="float" office:value="2049.14" calcext:value-type="float">
            <text:p>2049.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0S" calcext:value-type="time">
            <text:p>07:37:10 AM</text:p>
          </table:table-cell>
          <table:table-cell office:value-type="float" office:value="9" calcext:value-type="float">
            <text:p>9</text:p>
          </table:table-cell>
          <table:table-cell office:value-type="float" office:value="2048.14" calcext:value-type="float">
            <text:p>2048.14</text:p>
          </table:table-cell>
          <table:table-cell office:value-type="float" office:value="2049.14" calcext:value-type="float">
            <text:p>2049.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1S" calcext:value-type="time">
            <text:p>07:37:11 AM</text:p>
          </table:table-cell>
          <table:table-cell office:value-type="float" office:value="9" calcext:value-type="float">
            <text:p>9</text:p>
          </table:table-cell>
          <table:table-cell office:value-type="float" office:value="2048.14" calcext:value-type="float">
            <text:p>2048.14</text:p>
          </table:table-cell>
          <table:table-cell office:value-type="float" office:value="2049.14" calcext:value-type="float">
            <text:p>2049.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2S" calcext:value-type="time">
            <text:p>07:37:12 AM</text:p>
          </table:table-cell>
          <table:table-cell office:value-type="float" office:value="9" calcext:value-type="float">
            <text:p>9</text:p>
          </table:table-cell>
          <table:table-cell office:value-type="float" office:value="2048.26" calcext:value-type="float">
            <text:p>2048.26</text:p>
          </table:table-cell>
          <table:table-cell office:value-type="float" office:value="2049.26" calcext:value-type="float">
            <text:p>2049.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3S" calcext:value-type="time">
            <text:p>07:37:13 AM</text:p>
          </table:table-cell>
          <table:table-cell office:value-type="float" office:value="9" calcext:value-type="float">
            <text:p>9</text:p>
          </table:table-cell>
          <table:table-cell office:value-type="float" office:value="1076" calcext:value-type="float">
            <text:p>1076</text:p>
          </table:table-cell>
          <table:table-cell table:formula="of:=+[.C192]*[.D192]" office:value-type="float" office:value="9684" calcext:value-type="float">
            <text:p>96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4S" calcext:value-type="time">
            <text:p>07:37:14 AM</text:p>
          </table:table-cell>
          <table:table-cell office:value-type="float" office:value="9" calcext:value-type="float">
            <text:p>9</text:p>
          </table:table-cell>
          <table:table-cell office:value-type="float" office:value="1083.61" calcext:value-type="float">
            <text:p>1083.61</text:p>
          </table:table-cell>
          <table:table-cell table:formula="of:=+[.C193]*[.D193]" office:value-type="float" office:value="9752.49" calcext:value-type="float">
            <text:p>9752.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5S" calcext:value-type="time">
            <text:p>07:37:15 AM</text:p>
          </table:table-cell>
          <table:table-cell office:value-type="float" office:value="9" calcext:value-type="float">
            <text:p>9</text:p>
          </table:table-cell>
          <table:table-cell office:value-type="float" office:value="1090.14" calcext:value-type="float">
            <text:p>1090.14</text:p>
          </table:table-cell>
          <table:table-cell table:formula="of:=+[.C194]*[.D194]" office:value-type="float" office:value="9811.26" calcext:value-type="float">
            <text:p>9811.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6S" calcext:value-type="time">
            <text:p>07:37:16 AM</text:p>
          </table:table-cell>
          <table:table-cell office:value-type="float" office:value="9" calcext:value-type="float">
            <text:p>9</text:p>
          </table:table-cell>
          <table:table-cell office:value-type="float" office:value="1095.76" calcext:value-type="float">
            <text:p>1095.76</text:p>
          </table:table-cell>
          <table:table-cell table:formula="of:=+[.C195]*[.D195]" office:value-type="float" office:value="9861.84" calcext:value-type="float">
            <text:p>9861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7S" calcext:value-type="time">
            <text:p>07:37:17 AM</text:p>
          </table:table-cell>
          <table:table-cell office:value-type="float" office:value="9" calcext:value-type="float">
            <text:p>9</text:p>
          </table:table-cell>
          <table:table-cell office:value-type="float" office:value="1100.73" calcext:value-type="float">
            <text:p>1100.73</text:p>
          </table:table-cell>
          <table:table-cell table:formula="of:=+[.C196]*[.D196]" office:value-type="float" office:value="9906.57" calcext:value-type="float">
            <text:p>9906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8S" calcext:value-type="time">
            <text:p>07:37:18 AM</text:p>
          </table:table-cell>
          <table:table-cell office:value-type="float" office:value="9" calcext:value-type="float">
            <text:p>9</text:p>
          </table:table-cell>
          <table:table-cell office:value-type="float" office:value="1105.38" calcext:value-type="float">
            <text:p>1105.38</text:p>
          </table:table-cell>
          <table:table-cell table:formula="of:=+[.C197]*[.D197]" office:value-type="float" office:value="9948.42" calcext:value-type="float">
            <text:p>9948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19S" calcext:value-type="time">
            <text:p>07:37:19 AM</text:p>
          </table:table-cell>
          <table:table-cell office:value-type="float" office:value="9" calcext:value-type="float">
            <text:p>9</text:p>
          </table:table-cell>
          <table:table-cell office:value-type="float" office:value="1109.11" calcext:value-type="float">
            <text:p>1109.11</text:p>
          </table:table-cell>
          <table:table-cell table:formula="of:=+[.C198]*[.D198]" office:value-type="float" office:value="9981.99" calcext:value-type="float">
            <text:p>9981.9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0S" calcext:value-type="time">
            <text:p>07:37:20 AM</text:p>
          </table:table-cell>
          <table:table-cell office:value-type="float" office:value="9" calcext:value-type="float">
            <text:p>9</text:p>
          </table:table-cell>
          <table:table-cell office:value-type="float" office:value="1115.54" calcext:value-type="float">
            <text:p>1115.54</text:p>
          </table:table-cell>
          <table:table-cell table:formula="of:=+[.C199]*[.D199]" office:value-type="float" office:value="10039.86" calcext:value-type="float">
            <text:p>10039.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1S" calcext:value-type="time">
            <text:p>07:37:21 AM</text:p>
          </table:table-cell>
          <table:table-cell office:value-type="float" office:value="9" calcext:value-type="float">
            <text:p>9</text:p>
          </table:table-cell>
          <table:table-cell office:value-type="float" office:value="1137.55" calcext:value-type="float">
            <text:p>1137.55</text:p>
          </table:table-cell>
          <table:table-cell table:formula="of:=+[.C200]*[.D200]" office:value-type="float" office:value="10237.95" calcext:value-type="float">
            <text:p>10237.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2S" calcext:value-type="time">
            <text:p>07:37:22 AM</text:p>
          </table:table-cell>
          <table:table-cell office:value-type="float" office:value="9" calcext:value-type="float">
            <text:p>9</text:p>
          </table:table-cell>
          <table:table-cell office:value-type="float" office:value="1156.94" calcext:value-type="float">
            <text:p>1156.94</text:p>
          </table:table-cell>
          <table:table-cell table:formula="of:=+[.C201]*[.D201]" office:value-type="float" office:value="10412.46" calcext:value-type="float">
            <text:p>10412.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3S" calcext:value-type="time">
            <text:p>07:37:23 AM</text:p>
          </table:table-cell>
          <table:table-cell office:value-type="float" office:value="9" calcext:value-type="float">
            <text:p>9</text:p>
          </table:table-cell>
          <table:table-cell office:value-type="float" office:value="1175.53" calcext:value-type="float">
            <text:p>1175.53</text:p>
          </table:table-cell>
          <table:table-cell table:formula="of:=+[.C202]*[.D202]" office:value-type="float" office:value="10579.77" calcext:value-type="float">
            <text:p>10579.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4S" calcext:value-type="time">
            <text:p>07:37:24 AM</text:p>
          </table:table-cell>
          <table:table-cell office:value-type="float" office:value="9" calcext:value-type="float">
            <text:p>9</text:p>
          </table:table-cell>
          <table:table-cell office:value-type="float" office:value="1176.62" calcext:value-type="float">
            <text:p>1176.62</text:p>
          </table:table-cell>
          <table:table-cell table:formula="of:=+[.C203]*[.D203]" office:value-type="float" office:value="10589.58" calcext:value-type="float">
            <text:p>10589.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5S" calcext:value-type="time">
            <text:p>07:37:25 AM</text:p>
          </table:table-cell>
          <table:table-cell office:value-type="float" office:value="9" calcext:value-type="float">
            <text:p>9</text:p>
          </table:table-cell>
          <table:table-cell office:value-type="float" office:value="1171.29" calcext:value-type="float">
            <text:p>1171.29</text:p>
          </table:table-cell>
          <table:table-cell table:formula="of:=+[.C204]*[.D204]" office:value-type="float" office:value="10541.61" calcext:value-type="float">
            <text:p>10541.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6S" calcext:value-type="time">
            <text:p>07:37:26 AM</text:p>
          </table:table-cell>
          <table:table-cell office:value-type="float" office:value="9" calcext:value-type="float">
            <text:p>9</text:p>
          </table:table-cell>
          <table:table-cell office:value-type="float" office:value="1171.29" calcext:value-type="float">
            <text:p>1171.29</text:p>
          </table:table-cell>
          <table:table-cell table:formula="of:=+[.C205]*[.D205]" office:value-type="float" office:value="10541.61" calcext:value-type="float">
            <text:p>10541.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table:style-name="ce2" office:value-type="time" office:time-value="PT07H37M27S" calcext:value-type="time">
            <text:p>07:37:27 AM</text:p>
          </table:table-cell>
          <table:table-cell office:value-type="float" office:value="9" calcext:value-type="float">
            <text:p>9</text:p>
          </table:table-cell>
          <table:table-cell office:value-type="float" office:value="1109.93" calcext:value-type="float">
            <text:p>1109.93</text:p>
          </table:table-cell>
          <table:table-cell table:formula="of:=+[.C206]*[.D206]" office:value-type="float" office:value="9989.37" calcext:value-type="float">
            <text:p>9989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</text:p>
          </table:table-cell>
          <table:table-cell table:style-name="ce2" office:value-type="time" office:time-value="PT07H37M28S" calcext:value-type="time">
            <text:p>07:37:28 AM</text:p>
          </table:table-cell>
          <table:table-cell office:value-type="float" office:value="9" calcext:value-type="float">
            <text:p>9</text:p>
          </table:table-cell>
          <table:table-cell office:value-type="float" office:value="1109.93" calcext:value-type="float">
            <text:p>1109.93</text:p>
          </table:table-cell>
          <table:table-cell table:formula="of:=+[.C207]*[.D207]" office:value-type="float" office:value="9989.37" calcext:value-type="float">
            <text:p>9989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29S" calcext:value-type="time">
            <text:p>07:37:29 AM</text:p>
          </table:table-cell>
          <table:table-cell office:value-type="float" office:value="9" calcext:value-type="float">
            <text:p>9</text:p>
          </table:table-cell>
          <table:table-cell office:value-type="float" office:value="1109.93" calcext:value-type="float">
            <text:p>1109.93</text:p>
          </table:table-cell>
          <table:table-cell table:formula="of:=+[.C208]*[.D208]" office:value-type="float" office:value="9989.37" calcext:value-type="float">
            <text:p>9989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0S" calcext:value-type="time">
            <text:p>07:37:30 AM</text:p>
          </table:table-cell>
          <table:table-cell office:value-type="float" office:value="9" calcext:value-type="float">
            <text:p>9</text:p>
          </table:table-cell>
          <table:table-cell office:value-type="float" office:value="1109.93" calcext:value-type="float">
            <text:p>1109.93</text:p>
          </table:table-cell>
          <table:table-cell table:formula="of:=+[.C209]*[.D209]" office:value-type="float" office:value="9989.37" calcext:value-type="float">
            <text:p>9989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1S" calcext:value-type="time">
            <text:p>07:37:31 AM</text:p>
          </table:table-cell>
          <table:table-cell office:value-type="float" office:value="9" calcext:value-type="float">
            <text:p>9</text:p>
          </table:table-cell>
          <table:table-cell office:value-type="float" office:value="1109.93" calcext:value-type="float">
            <text:p>1109.93</text:p>
          </table:table-cell>
          <table:table-cell table:formula="of:=+[.C210]*[.D210]" office:value-type="float" office:value="9989.37" calcext:value-type="float">
            <text:p>9989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2S" calcext:value-type="time">
            <text:p>07:37:32 AM</text:p>
          </table:table-cell>
          <table:table-cell office:value-type="float" office:value="9" calcext:value-type="float">
            <text:p>9</text:p>
          </table:table-cell>
          <table:table-cell office:value-type="float" office:value="1110.23" calcext:value-type="float">
            <text:p>1110.23</text:p>
          </table:table-cell>
          <table:table-cell table:formula="of:=+[.C211]*[.D211]" office:value-type="float" office:value="9992.07" calcext:value-type="float">
            <text:p>9992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3S" calcext:value-type="time">
            <text:p>07:37:33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2]*[.D212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4S" calcext:value-type="time">
            <text:p>07:37:34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3]*[.D213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5S" calcext:value-type="time">
            <text:p>07:37:35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4]*[.D214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6S" calcext:value-type="time">
            <text:p>07:37:36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5]*[.D215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table:style-name="ce2" office:value-type="time" office:time-value="PT07H37M37S" calcext:value-type="time">
            <text:p>07:37:37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6]*[.D216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</text:p>
          </table:table-cell>
          <table:table-cell table:style-name="ce2" office:value-type="time" office:time-value="PT07H37M38S" calcext:value-type="time">
            <text:p>07:37:38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7]*[.D217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39S" calcext:value-type="time">
            <text:p>07:37:39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8]*[.D218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0S" calcext:value-type="time">
            <text:p>07:37:40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19]*[.D219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1S" calcext:value-type="time">
            <text:p>07:37:41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0]*[.D220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2S" calcext:value-type="time">
            <text:p>07:37:42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1]*[.D221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3S" calcext:value-type="time">
            <text:p>07:37:43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2]*[.D222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4S" calcext:value-type="time">
            <text:p>07:37:44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3]*[.D223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5S" calcext:value-type="time">
            <text:p>07:37:45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4]*[.D224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6S" calcext:value-type="time">
            <text:p>07:37:46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5]*[.D225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7S" calcext:value-type="time">
            <text:p>07:37:47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6]*[.D226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8S" calcext:value-type="time">
            <text:p>07:37:48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7]*[.D227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49S" calcext:value-type="time">
            <text:p>07:37:49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8]*[.D228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1S" calcext:value-type="time">
            <text:p>07:37:51 AM</text:p>
          </table:table-cell>
          <table:table-cell office:value-type="float" office:value="9" calcext:value-type="float">
            <text:p>9</text:p>
          </table:table-cell>
          <table:table-cell office:value-type="float" office:value="1110.92" calcext:value-type="float">
            <text:p>1110.92</text:p>
          </table:table-cell>
          <table:table-cell table:formula="of:=+[.C229]*[.D229]" office:value-type="float" office:value="9998.28" calcext:value-type="float">
            <text:p>9998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2S" calcext:value-type="time">
            <text:p>07:37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22.63" calcext:value-type="float">
            <text:p>8722.6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3S" calcext:value-type="time">
            <text:p>07:37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71.37" calcext:value-type="float">
            <text:p>8571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4S" calcext:value-type="time">
            <text:p>07:37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71.37" calcext:value-type="float">
            <text:p>8571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5S" calcext:value-type="time">
            <text:p>07:37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71.37" calcext:value-type="float">
            <text:p>8571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6S" calcext:value-type="time">
            <text:p>07:37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69.12" calcext:value-type="float">
            <text:p>8569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7S" calcext:value-type="time">
            <text:p>07:37:5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69.12" calcext:value-type="float">
            <text:p>8569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8S" calcext:value-type="time">
            <text:p>07:37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77.86" calcext:value-type="float">
            <text:p>8177.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37M59S" calcext:value-type="time">
            <text:p>07:37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29.1" calcext:value-type="float">
            <text:p>8029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</text:p>
          </table:table-cell>
          <table:table-cell table:style-name="ce2" office:value-type="time" office:time-value="PT07H38M00S" calcext:value-type="time">
            <text:p>07:38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29.1" calcext:value-type="float">
            <text:p>8029.1</text:p>
          </table:table-cell>
          <table:table-cell table:number-columns-repeated="8"/>
        </table:table-row>
        <table:table-row table:style-name="ro1" table:number-rows-repeated="104833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02" table:style-name="ta1">
        <table:shapes>
          <draw:frame draw:z-index="0" draw:style-name="gr1" draw:text-style-name="P1" svg:width="13.7654in" svg:height="4.1016in" svg:x="5.1173in" svg:y="3.9362in">
            <draw:object draw:notify-on-update-of-ranges="exp02.A2:exp02.A217 exp02.B1:exp02.B1 exp02.B2:exp02.B217 exp02.E1:exp02.E1 exp02.E2:exp02.E2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processes</text:p>
          </table:table-cell>
          <table:table-cell table:number-columns-repeated="2" table:style-name="ce1" office:value-type="string" calcext:value-type="string">
            <text:p>MB R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time" office:time-value="PT07H21M12S" calcext:value-type="time">
            <text:p>07:21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4.711" calcext:value-type="float">
            <text:p>344.7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13S" calcext:value-type="time">
            <text:p>07:21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4.367" calcext:value-type="float">
            <text:p>354.367</text:p>
          </table:table-cell>
          <table:table-cell table:style-name="ce3" office:value-type="string" calcext:value-type="string">
            <text:p>a</text:p>
          </table:table-cell>
          <table:table-cell table:style-name="ce2" office:value-type="time" office:time-value="PT07H21M07S" calcext:value-type="time">
            <text:p>07:21:07 AM</text:p>
          </table:table-cell>
          <table:table-cell office:value-type="string" calcext:value-type="string">
            <text:p>calc_DBLP_OCC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21M14S" calcext:value-type="time">
            <text:p>07:21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3.695" calcext:value-type="float">
            <text:p>373.695</text:p>
          </table:table-cell>
          <table:table-cell table:style-name="ce3" office:value-type="string" calcext:value-type="string">
            <text:p>b</text:p>
          </table:table-cell>
          <table:table-cell table:style-name="ce2" office:value-type="time" office:time-value="PT07H22M14S" calcext:value-type="time">
            <text:p>07:22:14 AM</text:p>
          </table:table-cell>
          <table:table-cell office:value-type="string" calcext:value-type="string">
            <text:p>calc_COOCs</text:p>
          </table:table-cell>
          <table:table-cell table:number-columns-repeated="3"/>
          <table:table-cell office:value-type="string" calcext:value-type="string">
            <text:p>Pubs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07H21M15S" calcext:value-type="time">
            <text:p>07:21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1.766" calcext:value-type="float">
            <text:p>381.766</text:p>
          </table:table-cell>
          <table:table-cell table:style-name="ce3" office:value-type="string" calcext:value-type="string">
            <text:p>c</text:p>
          </table:table-cell>
          <table:table-cell table:style-name="ce2" office:value-type="time" office:time-value="PT07H22M32S" calcext:value-type="time">
            <text:p>07:22:32 AM</text:p>
          </table:table-cell>
          <table:table-cell office:value-type="string" calcext:value-type="string">
            <text:p>calc_distance_PseudoInclusion</text:p>
          </table:table-cell>
          <table:table-cell table:number-columns-repeated="3"/>
          <table:table-cell office:value-type="string" calcext:value-type="string">
            <text:p>Pubs+Aid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07H21M16S" calcext:value-type="time">
            <text:p>07:21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.07" calcext:value-type="float">
            <text:p>413.07</text:p>
          </table:table-cell>
          <table:table-cell table:style-name="ce3" office:value-type="string" calcext:value-type="string">
            <text:p>d</text:p>
          </table:table-cell>
          <table:table-cell table:style-name="ce2" office:value-type="time" office:time-value="PT07H22M48S" calcext:value-type="time">
            <text:p>07:22:48 AM</text:p>
          </table:table-cell>
          <table:table-cell office:value-type="string" calcext:value-type="string">
            <text:p>calc_distance_CosineSimilarity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21M17S" calcext:value-type="time">
            <text:p>07:21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8.672" calcext:value-type="float">
            <text:p>418.672</text:p>
          </table:table-cell>
          <table:table-cell table:style-name="ce3" office:value-type="string" calcext:value-type="string">
            <text:p>e</text:p>
          </table:table-cell>
          <table:table-cell table:style-name="ce2" office:value-type="time" office:time-value="PT07H23M34S" calcext:value-type="time">
            <text:p>07:23:34 AM</text:p>
          </table:table-cell>
          <table:table-cell office:value-type="string" calcext:value-type="string">
            <text:p>calc_distance_CosineSimilarity__MultiCor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07H21M18S" calcext:value-type="time">
            <text:p>07:21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5.766" calcext:value-type="float">
            <text:p>425.766</text:p>
          </table:table-cell>
          <table:table-cell table:style-name="ce3" office:value-type="string" calcext:value-type="string">
            <text:p>f</text:p>
          </table:table-cell>
          <table:table-cell table:style-name="ce2" office:value-type="time" office:time-value="PT07H24M26S" calcext:value-type="time">
            <text:p>07:24:26 AM</text:p>
          </table:table-cell>
          <table:table-cell office:value-type="string" calcext:value-type="string">
            <text:p>normalize_edges</text:p>
          </table:table-cell>
          <table:table-cell table:number-columns-repeated="3"/>
          <table:table-cell office:value-type="float" office:value="66.43" calcext:value-type="float">
            <text:p>66.43</text:p>
          </table:table-cell>
          <table:table-cell office:value-type="string" calcext:value-type="string">
            <text:p>data-extr + elems-OCCs</text:p>
          </table:table-cell>
        </table:table-row>
        <table:table-row table:style-name="ro1">
          <table:table-cell/>
          <table:table-cell table:style-name="ce2" office:value-type="time" office:time-value="PT07H21M19S" calcext:value-type="time">
            <text:p>07:21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1.145" calcext:value-type="float">
            <text:p>431.145</text:p>
          </table:table-cell>
          <table:table-cell table:style-name="ce3" office:value-type="string" calcext:value-type="string">
            <text:p>g</text:p>
          </table:table-cell>
          <table:table-cell table:style-name="ce2" office:value-type="time" office:time-value="PT07H24M35S" calcext:value-type="time">
            <text:p>07:24:35 AM</text:p>
          </table:table-cell>
          <table:table-cell office:value-type="string" calcext:value-type="string">
            <text:p>automatic_threshold</text:p>
          </table:table-cell>
          <table:table-cell table:number-columns-repeated="3"/>
          <table:table-cell office:value-type="float" office:value="18.17" calcext:value-type="float">
            <text:p>18.17</text:p>
          </table:table-cell>
          <table:table-cell office:value-type="string" calcext:value-type="string">
            <text:p>traversing pubs for COOCs</text:p>
          </table:table-cell>
        </table:table-row>
        <table:table-row table:style-name="ro1">
          <table:table-cell/>
          <table:table-cell table:style-name="ce2" office:value-type="time" office:time-value="PT07H21M20S" calcext:value-type="time">
            <text:p>07:21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0.73" calcext:value-type="float">
            <text:p>440.73</text:p>
          </table:table-cell>
          <table:table-cell table:number-columns-repeated="6"/>
          <table:table-cell office:value-type="float" office:value="15.3" calcext:value-type="float">
            <text:p>15.3</text:p>
          </table:table-cell>
          <table:table-cell office:value-type="string" calcext:value-type="string">
            <text:p>pseudoinclusion</text:p>
          </table:table-cell>
        </table:table-row>
        <table:table-row table:style-name="ro1">
          <table:table-cell/>
          <table:table-cell table:style-name="ce2" office:value-type="time" office:time-value="PT07H21M21S" calcext:value-type="time">
            <text:p>07:21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8.707" calcext:value-type="float">
            <text:p>448.707</text:p>
          </table:table-cell>
          <table:table-cell table:number-columns-repeated="6"/>
          <table:table-cell office:value-type="float" office:value="8.93" calcext:value-type="float">
            <text:p>8.93</text:p>
          </table:table-cell>
          <table:table-cell office:value-type="string" calcext:value-type="string">
            <text:p>cosinesim serial, sqrt OK</text:p>
          </table:table-cell>
        </table:table-row>
        <table:table-row table:style-name="ro1">
          <table:table-cell/>
          <table:table-cell table:style-name="ce2" office:value-type="time" office:time-value="PT07H21M22S" calcext:value-type="time">
            <text:p>07:21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.758" calcext:value-type="float">
            <text:p>502.758</text:p>
          </table:table-cell>
          <table:table-cell table:number-columns-repeated="6"/>
          <table:table-cell office:value-type="float" office:value="8.93" calcext:value-type="float">
            <text:p>8.93</text:p>
          </table:table-cell>
          <table:table-cell office:value-type="string" calcext:value-type="string">
            <text:p>cosinesim serial, num+denom OK</text:p>
          </table:table-cell>
        </table:table-row>
        <table:table-row table:style-name="ro1">
          <table:table-cell/>
          <table:table-cell table:style-name="ce2" office:value-type="time" office:time-value="PT07H21M23S" calcext:value-type="time">
            <text:p>07:21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8.387" calcext:value-type="float">
            <text:p>508.387</text:p>
          </table:table-cell>
          <table:table-cell table:number-columns-repeated="6"/>
          <table:table-cell office:value-type="float" office:value="25.69" calcext:value-type="float">
            <text:p>25.69</text:p>
          </table:table-cell>
          <table:table-cell office:value-type="string" calcext:value-type="string">
            <text:p>cosinesim serial, savingweights OK</text:p>
          </table:table-cell>
        </table:table-row>
        <table:table-row table:style-name="ro1">
          <table:table-cell/>
          <table:table-cell table:style-name="ce2" office:value-type="time" office:time-value="PT07H21M24S" calcext:value-type="time">
            <text:p>07:21:2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3.777" calcext:value-type="float">
            <text:p>513.777</text:p>
          </table:table-cell>
          <table:table-cell table:number-columns-repeated="6"/>
          <table:table-cell office:value-type="float" office:value="42.44" calcext:value-type="float">
            <text:p>42.44</text:p>
          </table:table-cell>
          <table:table-cell office:value-type="string" calcext:value-type="string">
            <text:p>cosinesim serial, total</text:p>
          </table:table-cell>
        </table:table-row>
        <table:table-row table:style-name="ro1">
          <table:table-cell/>
          <table:table-cell table:style-name="ce2" office:value-type="time" office:time-value="PT07H21M25S" calcext:value-type="time">
            <text:p>07:21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.535" calcext:value-type="float">
            <text:p>518.535</text:p>
          </table:table-cell>
          <table:table-cell table:number-columns-repeated="6"/>
          <table:table-cell office:value-type="float" office:value="8.6" calcext:value-type="float">
            <text:p>8.6</text:p>
          </table:table-cell>
          <table:table-cell office:value-type="string" calcext:value-type="string">
            <text:p>cosinesim parallel, sqrt OK</text:p>
          </table:table-cell>
        </table:table-row>
        <table:table-row table:style-name="ro1">
          <table:table-cell/>
          <table:table-cell table:style-name="ce2" office:value-type="time" office:time-value="PT07H21M26S" calcext:value-type="time">
            <text:p>07:21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3.285" calcext:value-type="float">
            <text:p>523.285</text:p>
          </table:table-cell>
          <table:table-cell table:number-columns-repeated="6"/>
          <table:table-cell office:value-type="float" office:value="12.39" calcext:value-type="float">
            <text:p>12.39</text:p>
          </table:table-cell>
          <table:table-cell office:value-type="string" calcext:value-type="string">
            <text:p>cosinesim parallel, list( G.edges() )</text:p>
          </table:table-cell>
        </table:table-row>
        <table:table-row table:style-name="ro1">
          <table:table-cell/>
          <table:table-cell table:style-name="ce2" office:value-type="time" office:time-value="PT07H21M27S" calcext:value-type="time">
            <text:p>07:21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2.828" calcext:value-type="float">
            <text:p>532.828</text:p>
          </table:table-cell>
          <table:table-cell table:number-columns-repeated="6"/>
          <table:table-cell office:value-type="float" office:value="13.98" calcext:value-type="float">
            <text:p>13.98</text:p>
          </table:table-cell>
          <table:table-cell office:value-type="string" calcext:value-type="string">
            <text:p>cosinesim parallel, dot_prod OK</text:p>
          </table:table-cell>
        </table:table-row>
        <table:table-row table:style-name="ro1">
          <table:table-cell/>
          <table:table-cell table:style-name="ce2" office:value-type="time" office:time-value="PT07H21M28S" calcext:value-type="time">
            <text:p>07:21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8.066" calcext:value-type="float">
            <text:p>538.066</text:p>
          </table:table-cell>
          <table:table-cell table:number-columns-repeated="6"/>
          <table:table-cell office:value-type="float" office:value="35.49" calcext:value-type="float">
            <text:p>35.49</text:p>
          </table:table-cell>
          <table:table-cell office:value-type="string" calcext:value-type="string">
            <text:p>cosinesim parallel, savingweights OK</text:p>
          </table:table-cell>
        </table:table-row>
        <table:table-row table:style-name="ro1">
          <table:table-cell/>
          <table:table-cell table:style-name="ce2" office:value-type="time" office:time-value="PT07H21M29S" calcext:value-type="time">
            <text:p>07:21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3.668" calcext:value-type="float">
            <text:p>543.668</text:p>
          </table:table-cell>
          <table:table-cell table:number-columns-repeated="6"/>
          <table:table-cell office:value-type="float" office:value="46.12" calcext:value-type="float">
            <text:p>46.12</text:p>
          </table:table-cell>
          <table:table-cell office:value-type="string" calcext:value-type="string">
            <text:p>cosinesim parallel, total</text:p>
          </table:table-cell>
        </table:table-row>
        <table:table-row table:style-name="ro1">
          <table:table-cell/>
          <table:table-cell table:style-name="ce2" office:value-type="time" office:time-value="PT07H21M30S" calcext:value-type="time">
            <text:p>07:21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1.059" calcext:value-type="float">
            <text:p>551.059</text:p>
          </table:table-cell>
          <table:table-cell table:number-columns-repeated="6"/>
          <table:table-cell office:value-type="float" office:value="9.29" calcext:value-type="float">
            <text:p>9.29</text:p>
          </table:table-cell>
          <table:table-cell office:value-type="string" calcext:value-type="string">
            <text:p>normalizing edges-weights</text:p>
          </table:table-cell>
        </table:table-row>
        <table:table-row table:style-name="ro1">
          <table:table-cell/>
          <table:table-cell table:style-name="ce2" office:value-type="time" office:time-value="PT07H21M31S" calcext:value-type="time">
            <text:p>07:21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0.562" calcext:value-type="float">
            <text:p>560.562</text:p>
          </table:table-cell>
          <table:table-cell table:number-columns-repeated="6"/>
          <table:table-cell office:value-type="float" office:value="12.16" calcext:value-type="float">
            <text:p>12.16</text:p>
          </table:table-cell>
          <table:table-cell office:value-type="string" calcext:value-type="string">
            <text:p>applying a automatic threshold</text:p>
          </table:table-cell>
        </table:table-row>
        <table:table-row table:style-name="ro1">
          <table:table-cell/>
          <table:table-cell table:style-name="ce2" office:value-type="time" office:time-value="PT07H21M32S" calcext:value-type="time">
            <text:p>07:21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5.906" calcext:value-type="float">
            <text:p>565.9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3S" calcext:value-type="time">
            <text:p>07:21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3.012" calcext:value-type="float">
            <text:p>573.0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4S" calcext:value-type="time">
            <text:p>07:21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9.781" calcext:value-type="float">
            <text:p>579.7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5S" calcext:value-type="time">
            <text:p>07:21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9.336" calcext:value-type="float">
            <text:p>679.3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6S" calcext:value-type="time">
            <text:p>07:21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4.086" calcext:value-type="float">
            <text:p>684.0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7S" calcext:value-type="time">
            <text:p>07:21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.84" calcext:value-type="float">
            <text:p>687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8S" calcext:value-type="time">
            <text:p>07:21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0.496" calcext:value-type="float">
            <text:p>720.4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39S" calcext:value-type="time">
            <text:p>07:21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0.172" calcext:value-type="float">
            <text:p>880.17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0S" calcext:value-type="time">
            <text:p>07:21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219" calcext:value-type="float">
            <text:p>984.2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1S" calcext:value-type="time">
            <text:p>07:21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219" calcext:value-type="float">
            <text:p>984.2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2S" calcext:value-type="time">
            <text:p>07:21:4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219" calcext:value-type="float">
            <text:p>984.2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3S" calcext:value-type="time">
            <text:p>07:21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25" calcext:value-type="float">
            <text:p>993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4S" calcext:value-type="time">
            <text:p>07:21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25" calcext:value-type="float">
            <text:p>993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5S" calcext:value-type="time">
            <text:p>07:21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25" calcext:value-type="float">
            <text:p>993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6S" calcext:value-type="time">
            <text:p>07:21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75" calcext:value-type="float">
            <text:p>993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7S" calcext:value-type="time">
            <text:p>07:21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008" calcext:value-type="float">
            <text:p>994.0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8S" calcext:value-type="time">
            <text:p>07:21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266" calcext:value-type="float">
            <text:p>994.2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49S" calcext:value-type="time">
            <text:p>07:21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523" calcext:value-type="float">
            <text:p>994.5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0S" calcext:value-type="time">
            <text:p>07:21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781" calcext:value-type="float">
            <text:p>994.7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1S" calcext:value-type="time">
            <text:p>07:21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1.91" calcext:value-type="float">
            <text:p>1001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2S" calcext:value-type="time">
            <text:p>07:21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4" calcext:value-type="float">
            <text:p>1008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3S" calcext:value-type="time">
            <text:p>07:21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4.25" calcext:value-type="float">
            <text:p>1014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4S" calcext:value-type="time">
            <text:p>07:21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8.6" calcext:value-type="float">
            <text:p>1018.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5S" calcext:value-type="time">
            <text:p>07:21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6.25" calcext:value-type="float">
            <text:p>1036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6S" calcext:value-type="time">
            <text:p>07:21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0.27" calcext:value-type="float">
            <text:p>1040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7S" calcext:value-type="time">
            <text:p>07:21:5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4.07" calcext:value-type="float">
            <text:p>1044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8S" calcext:value-type="time">
            <text:p>07:21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7.57" calcext:value-type="float">
            <text:p>1047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1M59S" calcext:value-type="time">
            <text:p>07:21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2.07" calcext:value-type="float">
            <text:p>1052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0S" calcext:value-type="time">
            <text:p>07:2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7.86" calcext:value-type="float">
            <text:p>1057.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1S" calcext:value-type="time">
            <text:p>07:22:0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2.12" calcext:value-type="float">
            <text:p>1062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2S" calcext:value-type="time">
            <text:p>07:22:0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8.24" calcext:value-type="float">
            <text:p>1068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3S" calcext:value-type="time">
            <text:p>07:22:0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4.23" calcext:value-type="float">
            <text:p>1074.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4S" calcext:value-type="time">
            <text:p>07:22:0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9.73" calcext:value-type="float">
            <text:p>1079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5S" calcext:value-type="time">
            <text:p>07:22:0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5.54" calcext:value-type="float">
            <text:p>1085.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6S" calcext:value-type="time">
            <text:p>07:22:0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5.26" calcext:value-type="float">
            <text:p>1105.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8S" calcext:value-type="time">
            <text:p>07:22:0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8.82" calcext:value-type="float">
            <text:p>1108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09S" calcext:value-type="time">
            <text:p>07:22:0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2.77" calcext:value-type="float">
            <text:p>1112.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0S" calcext:value-type="time">
            <text:p>07:22:1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5.27" calcext:value-type="float">
            <text:p>1115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1S" calcext:value-type="time">
            <text:p>07:22:1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.37" calcext:value-type="float">
            <text:p>1119.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2S" calcext:value-type="time">
            <text:p>07:22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3.18" calcext:value-type="float">
            <text:p>1123.1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3S" calcext:value-type="time">
            <text:p>07:22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6.96" calcext:value-type="float">
            <text:p>1126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4S" calcext:value-type="time">
            <text:p>07:22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3.47" calcext:value-type="float">
            <text:p>113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time" office:time-value="PT07H22M15S" calcext:value-type="time">
            <text:p>07:22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0.3" calcext:value-type="float">
            <text:p>1340.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6S" calcext:value-type="time">
            <text:p>07:22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2.62" calcext:value-type="float">
            <text:p>1492.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7S" calcext:value-type="time">
            <text:p>07:22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3.28" calcext:value-type="float">
            <text:p>1623.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8S" calcext:value-type="time">
            <text:p>07:22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7.05" calcext:value-type="float">
            <text:p>1797.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19S" calcext:value-type="time">
            <text:p>07:22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9.12" calcext:value-type="float">
            <text:p>1989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0S" calcext:value-type="time">
            <text:p>07:22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73.45" calcext:value-type="float">
            <text:p>2173.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1S" calcext:value-type="time">
            <text:p>07:22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9.66" calcext:value-type="float">
            <text:p>2409.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2S" calcext:value-type="time">
            <text:p>07:22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8.7" calcext:value-type="float">
            <text:p>2518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3S" calcext:value-type="time">
            <text:p>07:22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6.95" calcext:value-type="float">
            <text:p>2666.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4S" calcext:value-type="time">
            <text:p>07:22:2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99.98" calcext:value-type="float">
            <text:p>2799.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5S" calcext:value-type="time">
            <text:p>07:22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25.02" calcext:value-type="float">
            <text:p>2925.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6S" calcext:value-type="time">
            <text:p>07:22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46.45" calcext:value-type="float">
            <text:p>3046.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7S" calcext:value-type="time">
            <text:p>07:22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7.9" calcext:value-type="float">
            <text:p>3077.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8S" calcext:value-type="time">
            <text:p>07:22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38.74" calcext:value-type="float">
            <text:p>3138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29S" calcext:value-type="time">
            <text:p>07:22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64.55" calcext:value-type="float">
            <text:p>3264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0S" calcext:value-type="time">
            <text:p>07:22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75.67" calcext:value-type="float">
            <text:p>3375.6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1S" calcext:value-type="time">
            <text:p>07:22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85.5" calcext:value-type="float">
            <text:p>3485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2S" calcext:value-type="time">
            <text:p>07:22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9.76" calcext:value-type="float">
            <text:p>3599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time" office:time-value="PT07H22M33S" calcext:value-type="time">
            <text:p>07:22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60.4" calcext:value-type="float">
            <text:p>3760.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4S" calcext:value-type="time">
            <text:p>07:22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02.08" calcext:value-type="float">
            <text:p>4002.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5S" calcext:value-type="time">
            <text:p>07:22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33.94" calcext:value-type="float">
            <text:p>4233.9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6S" calcext:value-type="time">
            <text:p>07:22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47.73" calcext:value-type="float">
            <text:p>4447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7S" calcext:value-type="time">
            <text:p>07:22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6.24" calcext:value-type="float">
            <text:p>4646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8S" calcext:value-type="time">
            <text:p>07:22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6.24" calcext:value-type="float">
            <text:p>4646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39S" calcext:value-type="time">
            <text:p>07:22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6.24" calcext:value-type="float">
            <text:p>4646.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0S" calcext:value-type="time">
            <text:p>07:22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09.69" calcext:value-type="float">
            <text:p>4909.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1S" calcext:value-type="time">
            <text:p>07:22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48.91" calcext:value-type="float">
            <text:p>5048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2S" calcext:value-type="time">
            <text:p>07:22:4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22.68" calcext:value-type="float">
            <text:p>5222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3S" calcext:value-type="time">
            <text:p>07:22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94.38" calcext:value-type="float">
            <text:p>5394.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4S" calcext:value-type="time">
            <text:p>07:22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6.75" calcext:value-type="float">
            <text:p>5586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5S" calcext:value-type="time">
            <text:p>07:22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65.16" calcext:value-type="float">
            <text:p>5765.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6S" calcext:value-type="time">
            <text:p>07:22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79.42" calcext:value-type="float">
            <text:p>5979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7S" calcext:value-type="time">
            <text:p>07:22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29.72" calcext:value-type="float">
            <text:p>6129.7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48S" calcext:value-type="time">
            <text:p>07:22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8" calcext:value-type="float">
            <text:p>6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time" office:time-value="PT07H22M49S" calcext:value-type="time">
            <text:p>07:22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31.59" calcext:value-type="float">
            <text:p>6231.5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0S" calcext:value-type="time">
            <text:p>07:22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04.54" calcext:value-type="float">
            <text:p>6304.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1S" calcext:value-type="time">
            <text:p>07:22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85.42" calcext:value-type="float">
            <text:p>6385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2S" calcext:value-type="time">
            <text:p>07:22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79.82" calcext:value-type="float">
            <text:p>6479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3S" calcext:value-type="time">
            <text:p>07:22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50.21" calcext:value-type="float">
            <text:p>6550.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4S" calcext:value-type="time">
            <text:p>07:22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81.14" calcext:value-type="float">
            <text:p>6581.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5S" calcext:value-type="time">
            <text:p>07:22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92.02" calcext:value-type="float">
            <text:p>6692.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6S" calcext:value-type="time">
            <text:p>07:22:5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1.95" calcext:value-type="float">
            <text:p>6771.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7S" calcext:value-type="time">
            <text:p>07:22:5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66.05" calcext:value-type="float">
            <text:p>6866.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8S" calcext:value-type="time">
            <text:p>07:22:5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3.78" calcext:value-type="float">
            <text:p>6873.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2M59S" calcext:value-type="time">
            <text:p>07:22:5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8.42" calcext:value-type="float">
            <text:p>6878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0S" calcext:value-type="time">
            <text:p>07:23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83.32" calcext:value-type="float">
            <text:p>6883.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1S" calcext:value-type="time">
            <text:p>07:23:0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88.22" calcext:value-type="float">
            <text:p>6888.2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2S" calcext:value-type="time">
            <text:p>07:23:0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9.95" calcext:value-type="float">
            <text:p>6899.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3S" calcext:value-type="time">
            <text:p>07:23:0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06.13" calcext:value-type="float">
            <text:p>6906.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4S" calcext:value-type="time">
            <text:p>07:23:0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12.06" calcext:value-type="float">
            <text:p>6912.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5S" calcext:value-type="time">
            <text:p>07:23:0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29.78" calcext:value-type="float">
            <text:p>6929.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6S" calcext:value-type="time">
            <text:p>07:23:0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36.22" calcext:value-type="float">
            <text:p>6936.2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8S" calcext:value-type="time">
            <text:p>07:23:0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2.41" calcext:value-type="float">
            <text:p>6942.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09S" calcext:value-type="time">
            <text:p>07:23:0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8.6" calcext:value-type="float">
            <text:p>6948.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0S" calcext:value-type="time">
            <text:p>07:23:1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79.58" calcext:value-type="float">
            <text:p>6979.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1S" calcext:value-type="time">
            <text:p>07:23:1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86.8" calcext:value-type="float">
            <text:p>6986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2S" calcext:value-type="time">
            <text:p>07:23:1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94.79" calcext:value-type="float">
            <text:p>6994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3S" calcext:value-type="time">
            <text:p>07:23:1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02.56" calcext:value-type="float">
            <text:p>7002.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4S" calcext:value-type="time">
            <text:p>07:23:1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10.3" calcext:value-type="float">
            <text:p>7010.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5S" calcext:value-type="time">
            <text:p>07:23:1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59.98" calcext:value-type="float">
            <text:p>7159.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6S" calcext:value-type="time">
            <text:p>07:23:1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77.69" calcext:value-type="float">
            <text:p>7377.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7S" calcext:value-type="time">
            <text:p>07:23:1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86.34" calcext:value-type="float">
            <text:p>7586.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8S" calcext:value-type="time">
            <text:p>07:23:1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47" calcext:value-type="float">
            <text:p>7718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19S" calcext:value-type="time">
            <text:p>07:23:1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47" calcext:value-type="float">
            <text:p>7718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0S" calcext:value-type="time">
            <text:p>07:23:2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18.47" calcext:value-type="float">
            <text:p>7718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1S" calcext:value-type="time">
            <text:p>07:23:2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25.43" calcext:value-type="float">
            <text:p>7725.4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2S" calcext:value-type="time">
            <text:p>07:23:2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13.12" calcext:value-type="float">
            <text:p>7913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3S" calcext:value-type="time">
            <text:p>07:23:2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88.87" calcext:value-type="float">
            <text:p>8088.8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4S" calcext:value-type="time">
            <text:p>07:23:2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59.8" calcext:value-type="float">
            <text:p>8259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5S" calcext:value-type="time">
            <text:p>07:23:2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67.64" calcext:value-type="float">
            <text:p>8467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6S" calcext:value-type="time">
            <text:p>07:23:2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28.25" calcext:value-type="float">
            <text:p>8628.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7S" calcext:value-type="time">
            <text:p>07:23:2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03.35" calcext:value-type="float">
            <text:p>8803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8S" calcext:value-type="time">
            <text:p>07:23:2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63.2" calcext:value-type="float">
            <text:p>8963.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29S" calcext:value-type="time">
            <text:p>07:23:2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32.58" calcext:value-type="float">
            <text:p>9132.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0S" calcext:value-type="time">
            <text:p>07:23:3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02.75" calcext:value-type="float">
            <text:p>9302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1S" calcext:value-type="time">
            <text:p>07:23:3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98.81" calcext:value-type="float">
            <text:p>9398.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2S" calcext:value-type="time">
            <text:p>07:23:3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03.15" calcext:value-type="float">
            <text:p>9303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3S" calcext:value-type="time">
            <text:p>07:23:3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5.15" calcext:value-type="float">
            <text:p>9255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4S" calcext:value-type="time">
            <text:p>07:23:3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55.15" calcext:value-type="float">
            <text:p>9255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time" office:time-value="PT07H23M35S" calcext:value-type="time">
            <text:p>07:23:3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6S" calcext:value-type="time">
            <text:p>07:23:3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7S" calcext:value-type="time">
            <text:p>07:23:3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8S" calcext:value-type="time">
            <text:p>07:23:3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39S" calcext:value-type="time">
            <text:p>07:23:3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0S" calcext:value-type="time">
            <text:p>07:23:4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1S" calcext:value-type="time">
            <text:p>07:23:4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2S" calcext:value-type="time">
            <text:p>07:23:4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3S" calcext:value-type="time">
            <text:p>07:23:4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1.64" calcext:value-type="float">
            <text:p>8661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4S" calcext:value-type="time">
            <text:p>07:23:4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73" calcext:value-type="float">
            <text:p>8706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5S" calcext:value-type="time">
            <text:p>07:23:4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73" calcext:value-type="float">
            <text:p>8706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6S" calcext:value-type="time">
            <text:p>07:23:46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06.73" calcext:value-type="float">
            <text:p>8706.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7S" calcext:value-type="time">
            <text:p>07:23:47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50.55" calcext:value-type="float">
            <text:p>8750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8S" calcext:value-type="time">
            <text:p>07:23:48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68" calcext:value-type="float">
            <text:p>8787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49S" calcext:value-type="time">
            <text:p>07:23:49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68" calcext:value-type="float">
            <text:p>8787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0S" calcext:value-type="time">
            <text:p>07:23:5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7.68" calcext:value-type="float">
            <text:p>8787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1S" calcext:value-type="time">
            <text:p>07:23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49.55" calcext:value-type="float">
            <text:p>8849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2S" calcext:value-type="time">
            <text:p>07:23:52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74" calcext:value-type="float">
            <text:p>8888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3S" calcext:value-type="time">
            <text:p>07:23:53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74" calcext:value-type="float">
            <text:p>8888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4S" calcext:value-type="time">
            <text:p>07:23:54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88.74" calcext:value-type="float">
            <text:p>8888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5S" calcext:value-type="time">
            <text:p>07:23:55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6.84" calcext:value-type="float">
            <text:p>8916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6S" calcext:value-type="time">
            <text:p>07:23:56 AM</text:p>
          </table:table-cell>
          <table:table-cell office:value-type="float" office:value="5" calcext:value-type="float">
            <text:p>5</text:p>
          </table:table-cell>
          <table:table-cell office:value-type="float" office:value="8948.42" calcext:value-type="float">
            <text:p>8948.42</text:p>
          </table:table-cell>
          <table:table-cell office:value-type="float" office:value="8949.42" calcext:value-type="float">
            <text:p>8949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7S" calcext:value-type="time">
            <text:p>07:23:57 AM</text:p>
          </table:table-cell>
          <table:table-cell office:value-type="float" office:value="9" calcext:value-type="float">
            <text:p>9</text:p>
          </table:table-cell>
          <table:table-cell office:value-type="float" office:value="8955.59" calcext:value-type="float">
            <text:p>8955.59</text:p>
          </table:table-cell>
          <table:table-cell office:value-type="float" office:value="8956.59" calcext:value-type="float">
            <text:p>8956.5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3M59S" calcext:value-type="time">
            <text:p>07:23:59 AM</text:p>
          </table:table-cell>
          <table:table-cell office:value-type="float" office:value="9" calcext:value-type="float">
            <text:p>9</text:p>
          </table:table-cell>
          <table:table-cell office:value-type="float" office:value="8969.86" calcext:value-type="float">
            <text:p>8969.86</text:p>
          </table:table-cell>
          <table:table-cell office:value-type="float" office:value="8970.86" calcext:value-type="float">
            <text:p>8970.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0S" calcext:value-type="time">
            <text:p>07:24:00 AM</text:p>
          </table:table-cell>
          <table:table-cell office:value-type="float" office:value="9" calcext:value-type="float">
            <text:p>9</text:p>
          </table:table-cell>
          <table:table-cell office:value-type="float" office:value="8988.23" calcext:value-type="float">
            <text:p>8988.23</text:p>
          </table:table-cell>
          <table:table-cell office:value-type="float" office:value="8989.23" calcext:value-type="float">
            <text:p>8989.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1S" calcext:value-type="time">
            <text:p>07:24:01 AM</text:p>
          </table:table-cell>
          <table:table-cell office:value-type="float" office:value="9" calcext:value-type="float">
            <text:p>9</text:p>
          </table:table-cell>
          <table:table-cell office:value-type="float" office:value="6996.32" calcext:value-type="float">
            <text:p>6996.32</text:p>
          </table:table-cell>
          <table:table-cell office:value-type="float" office:value="6997.32" calcext:value-type="float">
            <text:p>6997.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2S" calcext:value-type="time">
            <text:p>07:24:02 AM</text:p>
          </table:table-cell>
          <table:table-cell office:value-type="float" office:value="9" calcext:value-type="float">
            <text:p>9</text:p>
          </table:table-cell>
          <table:table-cell office:value-type="float" office:value="6983.64" calcext:value-type="float">
            <text:p>6983.64</text:p>
          </table:table-cell>
          <table:table-cell office:value-type="float" office:value="6984.64" calcext:value-type="float">
            <text:p>6984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3S" calcext:value-type="time">
            <text:p>07:24:03 AM</text:p>
          </table:table-cell>
          <table:table-cell office:value-type="float" office:value="9" calcext:value-type="float">
            <text:p>9</text:p>
          </table:table-cell>
          <table:table-cell office:value-type="float" office:value="6983.64" calcext:value-type="float">
            <text:p>6983.64</text:p>
          </table:table-cell>
          <table:table-cell office:value-type="float" office:value="6984.64" calcext:value-type="float">
            <text:p>6984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4S" calcext:value-type="time">
            <text:p>07:24:04 AM</text:p>
          </table:table-cell>
          <table:table-cell office:value-type="float" office:value="9" calcext:value-type="float">
            <text:p>9</text:p>
          </table:table-cell>
          <table:table-cell office:value-type="float" office:value="6983.64" calcext:value-type="float">
            <text:p>6983.64</text:p>
          </table:table-cell>
          <table:table-cell office:value-type="float" office:value="6984.64" calcext:value-type="float">
            <text:p>6984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5S" calcext:value-type="time">
            <text:p>07:24:05 AM</text:p>
          </table:table-cell>
          <table:table-cell office:value-type="float" office:value="9" calcext:value-type="float">
            <text:p>9</text:p>
          </table:table-cell>
          <table:table-cell office:value-type="float" office:value="5991.74" calcext:value-type="float">
            <text:p>5991.74</text:p>
          </table:table-cell>
          <table:table-cell office:value-type="float" office:value="5992.74" calcext:value-type="float">
            <text:p>5992.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6S" calcext:value-type="time">
            <text:p>07:24:06 AM</text:p>
          </table:table-cell>
          <table:table-cell office:value-type="float" office:value="9" calcext:value-type="float">
            <text:p>9</text:p>
          </table:table-cell>
          <table:table-cell office:value-type="float" office:value="2048.06" calcext:value-type="float">
            <text:p>2048.06</text:p>
          </table:table-cell>
          <table:table-cell office:value-type="float" office:value="2049.06" calcext:value-type="float">
            <text:p>2049.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7S" calcext:value-type="time">
            <text:p>07:24:07 AM</text:p>
          </table:table-cell>
          <table:table-cell office:value-type="float" office:value="9" calcext:value-type="float">
            <text:p>9</text:p>
          </table:table-cell>
          <table:table-cell office:value-type="float" office:value="2048.06" calcext:value-type="float">
            <text:p>2048.06</text:p>
          </table:table-cell>
          <table:table-cell office:value-type="float" office:value="2049.06" calcext:value-type="float">
            <text:p>2049.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8S" calcext:value-type="time">
            <text:p>07:24:08 AM</text:p>
          </table:table-cell>
          <table:table-cell office:value-type="float" office:value="9" calcext:value-type="float">
            <text:p>9</text:p>
          </table:table-cell>
          <table:table-cell office:value-type="float" office:value="2048.06" calcext:value-type="float">
            <text:p>2048.06</text:p>
          </table:table-cell>
          <table:table-cell office:value-type="float" office:value="2049.06" calcext:value-type="float">
            <text:p>2049.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09S" calcext:value-type="time">
            <text:p>07:24:09 AM</text:p>
          </table:table-cell>
          <table:table-cell office:value-type="float" office:value="9" calcext:value-type="float">
            <text:p>9</text:p>
          </table:table-cell>
          <table:table-cell office:value-type="float" office:value="2048.06" calcext:value-type="float">
            <text:p>2048.06</text:p>
          </table:table-cell>
          <table:table-cell office:value-type="float" office:value="2049.06" calcext:value-type="float">
            <text:p>2049.0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0S" calcext:value-type="time">
            <text:p>07:24:10 AM</text:p>
          </table:table-cell>
          <table:table-cell office:value-type="float" office:value="9" calcext:value-type="float">
            <text:p>9</text:p>
          </table:table-cell>
          <table:table-cell office:value-type="float" office:value="1071.43" calcext:value-type="float">
            <text:p>1071.43</text:p>
          </table:table-cell>
          <table:table-cell office:value-type="float" office:value="9642.91" calcext:value-type="float">
            <text:p>9642.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1S" calcext:value-type="time">
            <text:p>07:24:11 AM</text:p>
          </table:table-cell>
          <table:table-cell office:value-type="float" office:value="9" calcext:value-type="float">
            <text:p>9</text:p>
          </table:table-cell>
          <table:table-cell office:value-type="float" office:value="1079.68" calcext:value-type="float">
            <text:p>1079.68</text:p>
          </table:table-cell>
          <table:table-cell office:value-type="float" office:value="9717.16" calcext:value-type="float">
            <text:p>9717.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2S" calcext:value-type="time">
            <text:p>07:24:12 AM</text:p>
          </table:table-cell>
          <table:table-cell office:value-type="float" office:value="9" calcext:value-type="float">
            <text:p>9</text:p>
          </table:table-cell>
          <table:table-cell office:value-type="float" office:value="1086.35" calcext:value-type="float">
            <text:p>1086.35</text:p>
          </table:table-cell>
          <table:table-cell office:value-type="float" office:value="9777.11" calcext:value-type="float">
            <text:p>9777.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3S" calcext:value-type="time">
            <text:p>07:24:13 AM</text:p>
          </table:table-cell>
          <table:table-cell office:value-type="float" office:value="9" calcext:value-type="float">
            <text:p>9</text:p>
          </table:table-cell>
          <table:table-cell office:value-type="float" office:value="1092.13" calcext:value-type="float">
            <text:p>1092.13</text:p>
          </table:table-cell>
          <table:table-cell office:value-type="float" office:value="9829.19" calcext:value-type="float">
            <text:p>9829.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4S" calcext:value-type="time">
            <text:p>07:24:14 AM</text:p>
          </table:table-cell>
          <table:table-cell office:value-type="float" office:value="9" calcext:value-type="float">
            <text:p>9</text:p>
          </table:table-cell>
          <table:table-cell office:value-type="float" office:value="1097.23" calcext:value-type="float">
            <text:p>1097.23</text:p>
          </table:table-cell>
          <table:table-cell office:value-type="float" office:value="9875.07" calcext:value-type="float">
            <text:p>9875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5S" calcext:value-type="time">
            <text:p>07:24:15 AM</text:p>
          </table:table-cell>
          <table:table-cell office:value-type="float" office:value="9" calcext:value-type="float">
            <text:p>9</text:p>
          </table:table-cell>
          <table:table-cell office:value-type="float" office:value="1102.02" calcext:value-type="float">
            <text:p>1102.02</text:p>
          </table:table-cell>
          <table:table-cell office:value-type="float" office:value="9918.15" calcext:value-type="float">
            <text:p>9918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6S" calcext:value-type="time">
            <text:p>07:24:16 AM</text:p>
          </table:table-cell>
          <table:table-cell office:value-type="float" office:value="9" calcext:value-type="float">
            <text:p>9</text:p>
          </table:table-cell>
          <table:table-cell office:value-type="float" office:value="1106.93" calcext:value-type="float">
            <text:p>1106.93</text:p>
          </table:table-cell>
          <table:table-cell office:value-type="float" office:value="9962.35" calcext:value-type="float">
            <text:p>9962.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7S" calcext:value-type="time">
            <text:p>07:24:17 AM</text:p>
          </table:table-cell>
          <table:table-cell office:value-type="float" office:value="9" calcext:value-type="float">
            <text:p>9</text:p>
          </table:table-cell>
          <table:table-cell office:value-type="float" office:value="1111.64" calcext:value-type="float">
            <text:p>1111.64</text:p>
          </table:table-cell>
          <table:table-cell office:value-type="float" office:value="10004.7" calcext:value-type="float">
            <text:p>10004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8S" calcext:value-type="time">
            <text:p>07:24:18 AM</text:p>
          </table:table-cell>
          <table:table-cell office:value-type="float" office:value="9" calcext:value-type="float">
            <text:p>9</text:p>
          </table:table-cell>
          <table:table-cell office:value-type="float" office:value="1128.26" calcext:value-type="float">
            <text:p>1128.26</text:p>
          </table:table-cell>
          <table:table-cell office:value-type="float" office:value="10154.4" calcext:value-type="float">
            <text:p>10154.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19S" calcext:value-type="time">
            <text:p>07:24:19 AM</text:p>
          </table:table-cell>
          <table:table-cell office:value-type="float" office:value="9" calcext:value-type="float">
            <text:p>9</text:p>
          </table:table-cell>
          <table:table-cell office:value-type="float" office:value="1149.05" calcext:value-type="float">
            <text:p>1149.05</text:p>
          </table:table-cell>
          <table:table-cell office:value-type="float" office:value="10341.5" calcext:value-type="float">
            <text:p>10341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0S" calcext:value-type="time">
            <text:p>07:24:20 AM</text:p>
          </table:table-cell>
          <table:table-cell office:value-type="float" office:value="9" calcext:value-type="float">
            <text:p>9</text:p>
          </table:table-cell>
          <table:table-cell office:value-type="float" office:value="1169.3" calcext:value-type="float">
            <text:p>1169.3</text:p>
          </table:table-cell>
          <table:table-cell office:value-type="float" office:value="10523.7" calcext:value-type="float">
            <text:p>10523.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1S" calcext:value-type="time">
            <text:p>07:24:21 AM</text:p>
          </table:table-cell>
          <table:table-cell office:value-type="float" office:value="9" calcext:value-type="float">
            <text:p>9</text:p>
          </table:table-cell>
          <table:table-cell office:value-type="float" office:value="1176.53" calcext:value-type="float">
            <text:p>1176.53</text:p>
          </table:table-cell>
          <table:table-cell office:value-type="float" office:value="10588.8" calcext:value-type="float">
            <text:p>10588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2S" calcext:value-type="time">
            <text:p>07:24:22 AM</text:p>
          </table:table-cell>
          <table:table-cell office:value-type="float" office:value="9" calcext:value-type="float">
            <text:p>9</text:p>
          </table:table-cell>
          <table:table-cell office:value-type="float" office:value="1171.2" calcext:value-type="float">
            <text:p>1171.2</text:p>
          </table:table-cell>
          <table:table-cell office:value-type="float" office:value="10540.8" calcext:value-type="float">
            <text:p>10540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3S" calcext:value-type="time">
            <text:p>07:24:23 AM</text:p>
          </table:table-cell>
          <table:table-cell office:value-type="float" office:value="9" calcext:value-type="float">
            <text:p>9</text:p>
          </table:table-cell>
          <table:table-cell office:value-type="float" office:value="1171.2" calcext:value-type="float">
            <text:p>1171.2</text:p>
          </table:table-cell>
          <table:table-cell office:value-type="float" office:value="10540.8" calcext:value-type="float">
            <text:p>10540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4S" calcext:value-type="time">
            <text:p>07:24:24 AM</text:p>
          </table:table-cell>
          <table:table-cell office:value-type="float" office:value="9" calcext:value-type="float">
            <text:p>9</text:p>
          </table:table-cell>
          <table:table-cell office:value-type="float" office:value="1171.2" calcext:value-type="float">
            <text:p>1171.2</text:p>
          </table:table-cell>
          <table:table-cell office:value-type="float" office:value="10540.8" calcext:value-type="float">
            <text:p>10540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5S" calcext:value-type="time">
            <text:p>07:24:25 AM</text:p>
          </table:table-cell>
          <table:table-cell office:value-type="float" office:value="9" calcext:value-type="float">
            <text:p>9</text:p>
          </table:table-cell>
          <table:table-cell office:value-type="float" office:value="1171.12" calcext:value-type="float">
            <text:p>1171.12</text:p>
          </table:table-cell>
          <table:table-cell office:value-type="float" office:value="10540.1" calcext:value-type="float">
            <text:p>10540.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6S" calcext:value-type="time">
            <text:p>07:24:26 AM</text:p>
          </table:table-cell>
          <table:table-cell office:value-type="float" office:value="9" calcext:value-type="float">
            <text:p>9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9988.55" calcext:value-type="float">
            <text:p>9988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time" office:time-value="PT07H24M27S" calcext:value-type="time">
            <text:p>07:24:27 AM</text:p>
          </table:table-cell>
          <table:table-cell office:value-type="float" office:value="9" calcext:value-type="float">
            <text:p>9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9988.55" calcext:value-type="float">
            <text:p>9988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8S" calcext:value-type="time">
            <text:p>07:24:28 AM</text:p>
          </table:table-cell>
          <table:table-cell office:value-type="float" office:value="9" calcext:value-type="float">
            <text:p>9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9988.55" calcext:value-type="float">
            <text:p>9988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29S" calcext:value-type="time">
            <text:p>07:24:29 AM</text:p>
          </table:table-cell>
          <table:table-cell office:value-type="float" office:value="9" calcext:value-type="float">
            <text:p>9</text:p>
          </table:table-cell>
          <table:table-cell office:value-type="float" office:value="1109.84" calcext:value-type="float">
            <text:p>1109.84</text:p>
          </table:table-cell>
          <table:table-cell office:value-type="float" office:value="9988.55" calcext:value-type="float">
            <text:p>9988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0S" calcext:value-type="time">
            <text:p>07:24:30 AM</text:p>
          </table:table-cell>
          <table:table-cell office:value-type="float" office:value="9" calcext:value-type="float">
            <text:p>9</text:p>
          </table:table-cell>
          <table:table-cell office:value-type="float" office:value="1110.3" calcext:value-type="float">
            <text:p>1110.3</text:p>
          </table:table-cell>
          <table:table-cell office:value-type="float" office:value="9992.69" calcext:value-type="float">
            <text:p>9992.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1S" calcext:value-type="time">
            <text:p>07:24:31 AM</text:p>
          </table:table-cell>
          <table:table-cell office:value-type="float" office:value="9" calcext:value-type="float">
            <text:p>9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9998.75" calcext:value-type="float">
            <text:p>9998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2S" calcext:value-type="time">
            <text:p>07:24:32 AM</text:p>
          </table:table-cell>
          <table:table-cell office:value-type="float" office:value="9" calcext:value-type="float">
            <text:p>9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9998.75" calcext:value-type="float">
            <text:p>9998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4S" calcext:value-type="time">
            <text:p>07:24:34 AM</text:p>
          </table:table-cell>
          <table:table-cell office:value-type="float" office:value="9" calcext:value-type="float">
            <text:p>9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9998.75" calcext:value-type="float">
            <text:p>999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time" office:time-value="PT07H24M35S" calcext:value-type="time">
            <text:p>07:24:35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6S" calcext:value-type="time">
            <text:p>07:24:36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7S" calcext:value-type="time">
            <text:p>07:24:37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8S" calcext:value-type="time">
            <text:p>07:24:38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39S" calcext:value-type="time">
            <text:p>07:24:39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0S" calcext:value-type="time">
            <text:p>07:24:40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1S" calcext:value-type="time">
            <text:p>07:24:41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2S" calcext:value-type="time">
            <text:p>07:24:42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3S" calcext:value-type="time">
            <text:p>07:24:43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4S" calcext:value-type="time">
            <text:p>07:24:44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5S" calcext:value-type="time">
            <text:p>07:24:45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6S" calcext:value-type="time">
            <text:p>07:24:46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7S" calcext:value-type="time">
            <text:p>07:24:47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8S" calcext:value-type="time">
            <text:p>07:24:48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49S" calcext:value-type="time">
            <text:p>07:24:49 AM</text:p>
          </table:table-cell>
          <table:table-cell office:value-type="float" office:value="9" calcext:value-type="float">
            <text:p>9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9998.93" calcext:value-type="float">
            <text:p>9998.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50S" calcext:value-type="time">
            <text:p>07:24:50 AM</text:p>
          </table:table-cell>
          <table:table-cell office:value-type="float" office:value="9" calcext:value-type="float">
            <text:p>9</text:p>
          </table:table-cell>
          <table:table-cell office:value-type="float" office:value="1110.96" calcext:value-type="float">
            <text:p>1110.96</text:p>
          </table:table-cell>
          <table:table-cell office:value-type="float" office:value="9998.68" calcext:value-type="float">
            <text:p>9998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07H24M51S" calcext:value-type="time">
            <text:p>07:24:51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38.45" calcext:value-type="float">
            <text:p>8638.45</text:p>
          </table:table-cell>
          <table:table-cell table:number-columns-repeated="8"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03" table:style-name="ta1">
        <table:shapes>
          <draw:frame draw:z-index="0" draw:style-name="gr1" draw:text-style-name="P1" svg:width="11.8354in" svg:height="5.9193in" svg:x="5.0803in" svg:y="2.1079in">
            <draw:object draw:notify-on-update-of-ranges="exp03.A1:exp03.A1 exp03.A2:exp03.A113 exp03.B1:exp03.B1 exp03.B2:exp03.B113 exp03.E1:exp03.E1 exp03.E2:exp03.E1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processes</text:p>
          </table:table-cell>
          <table:table-cell table:number-columns-repeated="2" table:style-name="ce1" office:value-type="string" calcext:value-type="string">
            <text:p>MB R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time" office:time-value="PT18H39M37S" calcext:value-type="time">
            <text:p>06:39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5.625" calcext:value-type="float">
            <text:p>355.6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38S" calcext:value-type="time">
            <text:p>06:39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6.359" calcext:value-type="float">
            <text:p>376.359</text:p>
          </table:table-cell>
          <table:table-cell/>
          <table:table-cell table:style-name="ce2" office:value-type="time" office:time-value="PT18H39M35S" calcext:value-type="time">
            <text:p>06:39:35 PM</text:p>
          </table:table-cell>
          <table:table-cell office:value-type="string" calcext:value-type="string">
            <text:p>calc_DBLP_OCC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time" office:time-value="PT18H39M39S" calcext:value-type="time">
            <text:p>06:39:3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8.898" calcext:value-type="float">
            <text:p>408.898</text:p>
          </table:table-cell>
          <table:table-cell/>
          <table:table-cell table:style-name="ce2" office:value-type="time" office:time-value="PT18H40M36S" calcext:value-type="time">
            <text:p>06:40:36 PM</text:p>
          </table:table-cell>
          <table:table-cell office:value-type="string" calcext:value-type="string">
            <text:p>calc_COOCs</text:p>
          </table:table-cell>
          <table:table-cell table:number-columns-repeated="3"/>
          <table:table-cell office:value-type="string" calcext:value-type="string">
            <text:p>Pubs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18H39M40S" calcext:value-type="time">
            <text:p>06:39:4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5.645" calcext:value-type="float">
            <text:p>415.645</text:p>
          </table:table-cell>
          <table:table-cell/>
          <table:table-cell table:style-name="ce2" office:value-type="time" office:time-value="PT18H40M54S" calcext:value-type="time">
            <text:p>06:40:54 PM</text:p>
          </table:table-cell>
          <table:table-cell office:value-type="string" calcext:value-type="string">
            <text:p>calc_distance_PseudoInclusion</text:p>
          </table:table-cell>
          <table:table-cell table:number-columns-repeated="3"/>
          <table:table-cell office:value-type="string" calcext:value-type="string">
            <text:p>Pubs+Aid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table:style-name="ce2" office:value-type="time" office:time-value="PT18H39M41S" calcext:value-type="time">
            <text:p>06:39:4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1.082" calcext:value-type="float">
            <text:p>421.082</text:p>
          </table:table-cell>
          <table:table-cell/>
          <table:table-cell table:style-name="ce2" office:value-type="time" office:time-value="PT18H41M10S" calcext:value-type="time">
            <text:p>06:41:10 PM</text:p>
          </table:table-cell>
          <table:table-cell office:value-type="string" calcext:value-type="string">
            <text:p>normalize_edges</text:p>
          </table:table-cell>
          <table:table-cell table:number-columns-repeated="3"/>
          <table:table-cell office:value-type="string" calcext:value-type="string">
            <text:p>nodes</text:p>
          </table:table-cell>
          <table:table-cell office:value-type="float" office:value="1188647" calcext:value-type="float">
            <text:p>1188647</text:p>
          </table:table-cell>
        </table:table-row>
        <table:table-row table:style-name="ro1">
          <table:table-cell/>
          <table:table-cell table:style-name="ce2" office:value-type="time" office:time-value="PT18H39M42S" calcext:value-type="time">
            <text:p>06:39:4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8.711" calcext:value-type="float">
            <text:p>428.711</text:p>
          </table:table-cell>
          <table:table-cell table:number-columns-repeated="6"/>
          <table:table-cell office:value-type="string" calcext:value-type="string">
            <text:p>edges</text:p>
          </table:table-cell>
          <table:table-cell office:value-type="float" office:value="4678177" calcext:value-type="float">
            <text:p>4678177</text:p>
          </table:table-cell>
        </table:table-row>
        <table:table-row table:style-name="ro1">
          <table:table-cell/>
          <table:table-cell table:style-name="ce2" office:value-type="time" office:time-value="PT18H39M43S" calcext:value-type="time">
            <text:p>06:39:4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6.043" calcext:value-type="float">
            <text:p>436.043</text:p>
          </table:table-cell>
          <table:table-cell table:number-columns-repeated="6"/>
          <table:table-cell office:value-type="float" office:value="61.21" calcext:value-type="float">
            <text:p>61.21</text:p>
          </table:table-cell>
          <table:table-cell office:value-type="string" calcext:value-type="string">
            <text:p>data-extr + elems-OCCs</text:p>
          </table:table-cell>
        </table:table-row>
        <table:table-row table:style-name="ro1">
          <table:table-cell/>
          <table:table-cell table:style-name="ce2" office:value-type="time" office:time-value="PT18H39M44S" calcext:value-type="time">
            <text:p>06:39:4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3.652" calcext:value-type="float">
            <text:p>443.652</text:p>
          </table:table-cell>
          <table:table-cell table:number-columns-repeated="6"/>
          <table:table-cell office:value-type="float" office:value="17.78" calcext:value-type="float">
            <text:p>17.78</text:p>
          </table:table-cell>
          <table:table-cell office:value-type="string" calcext:value-type="string">
            <text:p>traversing pubs for COOCs</text:p>
          </table:table-cell>
        </table:table-row>
        <table:table-row table:style-name="ro1">
          <table:table-cell/>
          <table:table-cell table:style-name="ce2" office:value-type="time" office:time-value="PT18H39M45S" calcext:value-type="time">
            <text:p>06:39:4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.105" calcext:value-type="float">
            <text:p>500.105</text:p>
          </table:table-cell>
          <table:table-cell table:number-columns-repeated="6"/>
          <table:table-cell office:value-type="float" office:value="15.28" calcext:value-type="float">
            <text:p>15.28</text:p>
          </table:table-cell>
          <table:table-cell office:value-type="string" calcext:value-type="string">
            <text:p>pseudoinclusion</text:p>
          </table:table-cell>
        </table:table-row>
        <table:table-row table:style-name="ro1">
          <table:table-cell/>
          <table:table-cell table:style-name="ce2" office:value-type="time" office:time-value="PT18H39M46S" calcext:value-type="time">
            <text:p>06:39:4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6.523" calcext:value-type="float">
            <text:p>506.523</text:p>
          </table:table-cell>
          <table:table-cell table:number-columns-repeated="6"/>
          <table:table-cell office:value-type="float" office:value="8.85" calcext:value-type="float">
            <text:p>8.85</text:p>
          </table:table-cell>
          <table:table-cell office:value-type="string" calcext:value-type="string">
            <text:p>normalizing edges-weights</text:p>
          </table:table-cell>
        </table:table-row>
        <table:table-row table:style-name="ro1">
          <table:table-cell/>
          <table:table-cell table:style-name="ce2" office:value-type="time" office:time-value="PT18H39M47S" calcext:value-type="time">
            <text:p>06:39:4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1.953" calcext:value-type="float">
            <text:p>511.9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48S" calcext:value-type="time">
            <text:p>06:39:4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7.191" calcext:value-type="float">
            <text:p>517.1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49S" calcext:value-type="time">
            <text:p>06:39:4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1.941" calcext:value-type="float">
            <text:p>521.9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0S" calcext:value-type="time">
            <text:p>06:39:5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1.723" calcext:value-type="float">
            <text:p>531.7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1S" calcext:value-type="time">
            <text:p>06:39:5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7.238" calcext:value-type="float">
            <text:p>537.2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2S" calcext:value-type="time">
            <text:p>06:39:5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2.578" calcext:value-type="float">
            <text:p>542.5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3S" calcext:value-type="time">
            <text:p>06:39:5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9.109" calcext:value-type="float">
            <text:p>549.1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4S" calcext:value-type="time">
            <text:p>06:39:5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0.262" calcext:value-type="float">
            <text:p>560.2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5S" calcext:value-type="time">
            <text:p>06:39:5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5.605" calcext:value-type="float">
            <text:p>565.6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6S" calcext:value-type="time">
            <text:p>06:39:5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2.195" calcext:value-type="float">
            <text:p>572.1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7S" calcext:value-type="time">
            <text:p>06:39:5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5.398" calcext:value-type="float">
            <text:p>595.3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8S" calcext:value-type="time">
            <text:p>06:39:5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8.898" calcext:value-type="float">
            <text:p>678.8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39M59S" calcext:value-type="time">
            <text:p>06:39:5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3.398" calcext:value-type="float">
            <text:p>683.3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0S" calcext:value-type="time">
            <text:p>06:40:0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7.184" calcext:value-type="float">
            <text:p>687.1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2S" calcext:value-type="time">
            <text:p>06:40:0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9.449" calcext:value-type="float">
            <text:p>789.4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3S" calcext:value-type="time">
            <text:p>06:40:0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4.484" calcext:value-type="float">
            <text:p>974.4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4S" calcext:value-type="time">
            <text:p>06:40:0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074" calcext:value-type="float">
            <text:p>986.0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5S" calcext:value-type="time">
            <text:p>06:40:0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074" calcext:value-type="float">
            <text:p>986.0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6S" calcext:value-type="time">
            <text:p>06:40:0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074" calcext:value-type="float">
            <text:p>986.0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7S" calcext:value-type="time">
            <text:p>06:40:0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836" calcext:value-type="float">
            <text:p>992.8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8S" calcext:value-type="time">
            <text:p>06:40:0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094" calcext:value-type="float">
            <text:p>993.09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09S" calcext:value-type="time">
            <text:p>06:40:0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352" calcext:value-type="float">
            <text:p>993.3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0S" calcext:value-type="time">
            <text:p>06:40:1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7.609" calcext:value-type="float">
            <text:p>997.6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1S" calcext:value-type="time">
            <text:p>06:40:1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8.117" calcext:value-type="float">
            <text:p>998.1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2S" calcext:value-type="time">
            <text:p>06:40:1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8.117" calcext:value-type="float">
            <text:p>998.1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3S" calcext:value-type="time">
            <text:p>06:40:1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8.117" calcext:value-type="float">
            <text:p>998.1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4S" calcext:value-type="time">
            <text:p>06:40:1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1.77" calcext:value-type="float">
            <text:p>1001.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5S" calcext:value-type="time">
            <text:p>06:40:1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01" calcext:value-type="float">
            <text:p>1008.0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6S" calcext:value-type="time">
            <text:p>06:40:1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4.27" calcext:value-type="float">
            <text:p>1014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7S" calcext:value-type="time">
            <text:p>06:40:1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8.26" calcext:value-type="float">
            <text:p>1018.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8S" calcext:value-type="time">
            <text:p>06:40:1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6.51" calcext:value-type="float">
            <text:p>1036.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19S" calcext:value-type="time">
            <text:p>06:40:1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0.27" calcext:value-type="float">
            <text:p>1040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0S" calcext:value-type="time">
            <text:p>06:40:2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4.26" calcext:value-type="float">
            <text:p>1044.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1S" calcext:value-type="time">
            <text:p>06:40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7.3" calcext:value-type="float">
            <text:p>1047.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2S" calcext:value-type="time">
            <text:p>06:40:2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1.84" calcext:value-type="float">
            <text:p>1051.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3S" calcext:value-type="time">
            <text:p>06:40:2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5.54" calcext:value-type="float">
            <text:p>1055.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4S" calcext:value-type="time">
            <text:p>06:40:2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2.07" calcext:value-type="float">
            <text:p>1062.0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5S" calcext:value-type="time">
            <text:p>06:40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8.21" calcext:value-type="float">
            <text:p>1068.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6S" calcext:value-type="time">
            <text:p>06:40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4.52" calcext:value-type="float">
            <text:p>1074.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7S" calcext:value-type="time">
            <text:p>06:40:2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0.57" calcext:value-type="float">
            <text:p>1080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8S" calcext:value-type="time">
            <text:p>06:40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6.62" calcext:value-type="float">
            <text:p>1086.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29S" calcext:value-type="time">
            <text:p>06:40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6.55" calcext:value-type="float">
            <text:p>1106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0S" calcext:value-type="time">
            <text:p>06:40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0.27" calcext:value-type="float">
            <text:p>1110.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1S" calcext:value-type="time">
            <text:p>06:40:3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3.76" calcext:value-type="float">
            <text:p>1113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2S" calcext:value-type="time">
            <text:p>06:40:3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6.55" calcext:value-type="float">
            <text:p>1116.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3S" calcext:value-type="time">
            <text:p>06:40:3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0.02" calcext:value-type="float">
            <text:p>1120.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4S" calcext:value-type="time">
            <text:p>06:40:3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3.89" calcext:value-type="float">
            <text:p>1123.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5S" calcext:value-type="time">
            <text:p>06:40:3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9.71" calcext:value-type="float">
            <text:p>1129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time" office:time-value="PT18H40M36S" calcext:value-type="time">
            <text:p>06:40:3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0.78" calcext:value-type="float">
            <text:p>1170.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7S" calcext:value-type="time">
            <text:p>06:40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81.77" calcext:value-type="float">
            <text:p>1381.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8S" calcext:value-type="time">
            <text:p>06:40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1.15" calcext:value-type="float">
            <text:p>1551.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39S" calcext:value-type="time">
            <text:p>06:40:3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5.96" calcext:value-type="float">
            <text:p>1665.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0S" calcext:value-type="time">
            <text:p>06:40:4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7.52" calcext:value-type="float">
            <text:p>1857.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1S" calcext:value-type="time">
            <text:p>06:40:4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63.51" calcext:value-type="float">
            <text:p>2063.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2S" calcext:value-type="time">
            <text:p>06:40:4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32.89" calcext:value-type="float">
            <text:p>2232.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3S" calcext:value-type="time">
            <text:p>06:40:4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35.32" calcext:value-type="float">
            <text:p>2435.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4S" calcext:value-type="time">
            <text:p>06:40:4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82.53" calcext:value-type="float">
            <text:p>2582.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5S" calcext:value-type="time">
            <text:p>06:40:4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5.1" calcext:value-type="float">
            <text:p>2725.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6S" calcext:value-type="time">
            <text:p>06:40:4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57.36" calcext:value-type="float">
            <text:p>2857.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7S" calcext:value-type="time">
            <text:p>06:40:4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83.94" calcext:value-type="float">
            <text:p>2983.9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8S" calcext:value-type="time">
            <text:p>06:40:4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6.75" calcext:value-type="float">
            <text:p>3076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49S" calcext:value-type="time">
            <text:p>06:40:4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6.75" calcext:value-type="float">
            <text:p>3076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0S" calcext:value-type="time">
            <text:p>06:40:5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03.86" calcext:value-type="float">
            <text:p>3203.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1S" calcext:value-type="time">
            <text:p>06:40:5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28.12" calcext:value-type="float">
            <text:p>3328.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2S" calcext:value-type="time">
            <text:p>06:40:5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40.01" calcext:value-type="float">
            <text:p>3440.0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3S" calcext:value-type="time">
            <text:p>06:40:5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48.29" calcext:value-type="float">
            <text:p>3548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time" office:time-value="PT18H40M54S" calcext:value-type="time">
            <text:p>06:40:5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51.22" calcext:value-type="float">
            <text:p>3651.2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5S" calcext:value-type="time">
            <text:p>06:40:5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15.79" calcext:value-type="float">
            <text:p>3915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6S" calcext:value-type="time">
            <text:p>06:40:5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48.33" calcext:value-type="float">
            <text:p>4148.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7S" calcext:value-type="time">
            <text:p>06:40:5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57.68" calcext:value-type="float">
            <text:p>4357.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8S" calcext:value-type="time">
            <text:p>06:40:5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65.21" calcext:value-type="float">
            <text:p>4565.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0M59S" calcext:value-type="time">
            <text:p>06:40:5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4.88" calcext:value-type="float">
            <text:p>4644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0S" calcext:value-type="time">
            <text:p>06:41:0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4.88" calcext:value-type="float">
            <text:p>4644.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1S" calcext:value-type="time">
            <text:p>06:41:0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41.82" calcext:value-type="float">
            <text:p>4741.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2S" calcext:value-type="time">
            <text:p>06:41:0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1.79" calcext:value-type="float">
            <text:p>4971.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3S" calcext:value-type="time">
            <text:p>06:41:0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56.64" calcext:value-type="float">
            <text:p>5156.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4S" calcext:value-type="time">
            <text:p>06:41:0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36.33" calcext:value-type="float">
            <text:p>5336.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6S" calcext:value-type="time">
            <text:p>06:41:0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27.89" calcext:value-type="float">
            <text:p>5527.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7S" calcext:value-type="time">
            <text:p>06:41:0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06.04" calcext:value-type="float">
            <text:p>5706.0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8S" calcext:value-type="time">
            <text:p>06:41:0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0.63" calcext:value-type="float">
            <text:p>5890.6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09S" calcext:value-type="time">
            <text:p>06:41:0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72.13" calcext:value-type="float">
            <text:p>607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time" office:time-value="PT18H41M10S" calcext:value-type="time">
            <text:p>06:41:1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6.57" calcext:value-type="float">
            <text:p>6196.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1S" calcext:value-type="time">
            <text:p>06:41:1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54.42" calcext:value-type="float">
            <text:p>6154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2S" calcext:value-type="time">
            <text:p>06:41:1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72.47" calcext:value-type="float">
            <text:p>6172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3S" calcext:value-type="time">
            <text:p>06:41:1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6.45" calcext:value-type="float">
            <text:p>6196.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4S" calcext:value-type="time">
            <text:p>06:41:1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6.76" calcext:value-type="float">
            <text:p>6196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5S" calcext:value-type="time">
            <text:p>06:41:1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54.42" calcext:value-type="float">
            <text:p>6154.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6S" calcext:value-type="time">
            <text:p>06:41:1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60.61" calcext:value-type="float">
            <text:p>6160.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7S" calcext:value-type="time">
            <text:p>06:41:1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72.47" calcext:value-type="float">
            <text:p>6172.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8S" calcext:value-type="time">
            <text:p>06:41:1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6.45" calcext:value-type="float">
            <text:p>6196.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19S" calcext:value-type="time">
            <text:p>06:41:1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96.76" calcext:value-type="float">
            <text:p>6196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0S" calcext:value-type="time">
            <text:p>06:41:2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5" calcext:value-type="float">
            <text:p>6148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1S" calcext:value-type="time">
            <text:p>06:41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5" calcext:value-type="float">
            <text:p>6148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2S" calcext:value-type="time">
            <text:p>06:41:2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6" calcext:value-type="float">
            <text:p>6148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3S" calcext:value-type="time">
            <text:p>06:41:2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6" calcext:value-type="float">
            <text:p>6148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4S" calcext:value-type="time">
            <text:p>06:41:2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6" calcext:value-type="float">
            <text:p>6148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5S" calcext:value-type="time">
            <text:p>06:41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48.76" calcext:value-type="float">
            <text:p>6148.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6S" calcext:value-type="time">
            <text:p>06:41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00.75" calcext:value-type="float">
            <text:p>6100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7S" calcext:value-type="time">
            <text:p>06:41:2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00.75" calcext:value-type="float">
            <text:p>6100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8S" calcext:value-type="time">
            <text:p>06:41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06.75" calcext:value-type="float">
            <text:p>5506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29S" calcext:value-type="time">
            <text:p>06:41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66.98" calcext:value-type="float">
            <text:p>5066.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time" office:time-value="PT18H41M30S" calcext:value-type="time">
            <text:p>06:41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66.73" calcext:value-type="float">
            <text:p>5066.73</text:p>
          </table:table-cell>
          <table:table-cell table:number-columns-repeated="8"/>
        </table:table-row>
        <table:table-row table:style-name="ro1" table:number-rows-repeated="104846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04" table:style-name="ta1">
        <table:shapes>
          <draw:frame draw:z-index="0" draw:style-name="gr1" draw:text-style-name="P1" svg:width="12.4016in" svg:height="6.1146in" svg:x="5.137in" svg:y="1.8744in">
            <draw:object draw:notify-on-update-of-ranges="exp04.A1:exp04.A1 exp04.A2:exp04.A94 exp04.B1:exp04.B1 exp04.B2:exp04.B94 exp04.E1:exp04.E1 exp04.E2:exp04.E9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processes</text:p>
          </table:table-cell>
          <table:table-cell table:number-columns-repeated="2" table:style-name="ce1" office:value-type="string" calcext:value-type="string">
            <text:p>MB R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time" office:time-value="PT19H10M21S" calcext:value-type="time">
            <text:p>07:10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3.715" calcext:value-type="float">
            <text:p>343.71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22S" calcext:value-type="time">
            <text:p>07:10:2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8.277" calcext:value-type="float">
            <text:p>358.277</text:p>
          </table:table-cell>
          <table:table-cell/>
          <table:table-cell table:style-name="ce2" office:value-type="time" office:time-value="PT19H10M19S" calcext:value-type="time">
            <text:p>07:10:19 PM</text:p>
          </table:table-cell>
          <table:table-cell office:value-type="string" calcext:value-type="string">
            <text:p>calc_DBLP_OCCs</text:p>
          </table:table-cell>
          <table:table-cell table:number-columns-repeated="5"/>
        </table:table-row>
        <table:table-row table:style-name="ro1">
          <table:table-cell/>
          <table:table-cell office:value-type="time" office:time-value="PT19H10M23S" calcext:value-type="time">
            <text:p>07:10:2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8.441" calcext:value-type="float">
            <text:p>378.441</text:p>
          </table:table-cell>
          <table:table-cell/>
          <table:table-cell table:style-name="ce2" office:value-type="time" office:time-value="PT19H11M20S" calcext:value-type="time">
            <text:p>07:11:20 PM</text:p>
          </table:table-cell>
          <table:table-cell office:value-type="string" calcext:value-type="string">
            <text:p>calc_COOCs</text:p>
          </table:table-cell>
          <table:table-cell table:number-columns-repeated="3"/>
          <table:table-cell office:value-type="string" calcext:value-type="string">
            <text:p>Pubs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office:value-type="time" office:time-value="PT19H10M24S" calcext:value-type="time">
            <text:p>07:10:2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1.293" calcext:value-type="float">
            <text:p>411.293</text:p>
          </table:table-cell>
          <table:table-cell/>
          <table:table-cell table:style-name="ce2" office:value-type="time" office:time-value="PT19H11M38S" calcext:value-type="time">
            <text:p>07:11:38 PM</text:p>
          </table:table-cell>
          <table:table-cell office:value-type="string" calcext:value-type="string">
            <text:p>normalize_edges</text:p>
          </table:table-cell>
          <table:table-cell table:number-columns-repeated="3"/>
          <table:table-cell office:value-type="string" calcext:value-type="string">
            <text:p>Pubs+Aid</text:p>
          </table:table-cell>
          <table:table-cell office:value-type="float" office:value="2238999" calcext:value-type="float">
            <text:p>2238999</text:p>
          </table:table-cell>
        </table:table-row>
        <table:table-row table:style-name="ro1">
          <table:table-cell/>
          <table:table-cell office:value-type="time" office:time-value="PT19H10M25S" calcext:value-type="time">
            <text:p>07:10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.156" calcext:value-type="float">
            <text:p>417.156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edges</text:p>
          </table:table-cell>
          <table:table-cell office:value-type="float" office:value="4679602" calcext:value-type="float">
            <text:p>4679602</text:p>
          </table:table-cell>
        </table:table-row>
        <table:table-row table:style-name="ro1">
          <table:table-cell/>
          <table:table-cell office:value-type="time" office:time-value="PT19H10M26S" calcext:value-type="time">
            <text:p>07:10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4.25" calcext:value-type="float">
            <text:p>424.25</text:p>
          </table:table-cell>
          <table:table-cell table:number-columns-repeated="6"/>
          <table:table-cell office:value-type="string" calcext:value-type="string">
            <text:p>nodes</text:p>
          </table:table-cell>
          <table:table-cell office:value-type="float" office:value="1188647" calcext:value-type="float">
            <text:p>1188647</text:p>
          </table:table-cell>
        </table:table-row>
        <table:table-row table:style-name="ro1">
          <table:table-cell/>
          <table:table-cell office:value-type="time" office:time-value="PT19H10M27S" calcext:value-type="time">
            <text:p>07:10:2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9.871" calcext:value-type="float">
            <text:p>429.871</text:p>
          </table:table-cell>
          <table:table-cell table:number-columns-repeated="6"/>
          <table:table-cell office:value-type="float" office:value="61.06" calcext:value-type="float">
            <text:p>61.06</text:p>
          </table:table-cell>
          <table:table-cell office:value-type="string" calcext:value-type="string">
            <text:p>data-extr + elems-OCCs</text:p>
          </table:table-cell>
        </table:table-row>
        <table:table-row table:style-name="ro1">
          <table:table-cell/>
          <table:table-cell office:value-type="time" office:time-value="PT19H10M28S" calcext:value-type="time">
            <text:p>07:10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7.723" calcext:value-type="float">
            <text:p>437.723</text:p>
          </table:table-cell>
          <table:table-cell table:number-columns-repeated="6"/>
          <table:table-cell office:value-type="float" office:value="17.69" calcext:value-type="float">
            <text:p>17.69</text:p>
          </table:table-cell>
          <table:table-cell office:value-type="string" calcext:value-type="string">
            <text:p>traversing pubs for COOCs</text:p>
          </table:table-cell>
        </table:table-row>
        <table:table-row table:style-name="ro1">
          <table:table-cell/>
          <table:table-cell office:value-type="time" office:time-value="PT19H10M29S" calcext:value-type="time">
            <text:p>07:10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7.586" calcext:value-type="float">
            <text:p>447.586</text:p>
          </table:table-cell>
          <table:table-cell table:number-columns-repeated="6"/>
          <table:table-cell office:value-type="float" office:value="10.05" calcext:value-type="float">
            <text:p>10.05</text:p>
          </table:table-cell>
          <table:table-cell office:value-type="string" calcext:value-type="string">
            <text:p>normalizing edges-weights</text:p>
          </table:table-cell>
        </table:table-row>
        <table:table-row table:style-name="ro1">
          <table:table-cell/>
          <table:table-cell office:value-type="time" office:time-value="PT19H10M30S" calcext:value-type="time">
            <text:p>07:10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1.996" calcext:value-type="float">
            <text:p>501.99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1S" calcext:value-type="time">
            <text:p>07:10:3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.887" calcext:value-type="float">
            <text:p>507.887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2S" calcext:value-type="time">
            <text:p>07:10:3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3.52" calcext:value-type="float">
            <text:p>513.5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3S" calcext:value-type="time">
            <text:p>07:10:3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.293" calcext:value-type="float">
            <text:p>518.29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4S" calcext:value-type="time">
            <text:p>07:10:3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3.262" calcext:value-type="float">
            <text:p>523.26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5S" calcext:value-type="time">
            <text:p>07:10:3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3.098" calcext:value-type="float">
            <text:p>533.09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6S" calcext:value-type="time">
            <text:p>07:10:3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0.66" calcext:value-type="float">
            <text:p>540.6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7S" calcext:value-type="time">
            <text:p>07:10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6.473" calcext:value-type="float">
            <text:p>546.47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8S" calcext:value-type="time">
            <text:p>07:10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.668" calcext:value-type="float">
            <text:p>556.66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39S" calcext:value-type="time">
            <text:p>07:10:3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.707" calcext:value-type="float">
            <text:p>561.707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0S" calcext:value-type="time">
            <text:p>07:10:4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.785" calcext:value-type="float">
            <text:p>566.78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1S" calcext:value-type="time">
            <text:p>07:10:4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4.062" calcext:value-type="float">
            <text:p>574.06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2S" calcext:value-type="time">
            <text:p>07:10:4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6.383" calcext:value-type="float">
            <text:p>676.38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3S" calcext:value-type="time">
            <text:p>07:10:4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1.199" calcext:value-type="float">
            <text:p>681.19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4S" calcext:value-type="time">
            <text:p>07:10:4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4.938" calcext:value-type="float">
            <text:p>684.93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5S" calcext:value-type="time">
            <text:p>07:10:4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8.965" calcext:value-type="float">
            <text:p>688.96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6S" calcext:value-type="time">
            <text:p>07:10:4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1.199" calcext:value-type="float">
            <text:p>871.19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7S" calcext:value-type="time">
            <text:p>07:10:4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102" calcext:value-type="float">
            <text:p>984.10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8S" calcext:value-type="time">
            <text:p>07:10:4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102" calcext:value-type="float">
            <text:p>984.10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49S" calcext:value-type="time">
            <text:p>07:10:4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102" calcext:value-type="float">
            <text:p>984.10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0S" calcext:value-type="time">
            <text:p>07:10:5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875" calcext:value-type="float">
            <text:p>992.8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1S" calcext:value-type="time">
            <text:p>07:10:5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875" calcext:value-type="float">
            <text:p>992.8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2S" calcext:value-type="time">
            <text:p>07:10:5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117" calcext:value-type="float">
            <text:p>993.117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3S" calcext:value-type="time">
            <text:p>07:10:5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375" calcext:value-type="float">
            <text:p>993.3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4S" calcext:value-type="time">
            <text:p>07:10:5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.633" calcext:value-type="float">
            <text:p>993.63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5S" calcext:value-type="time">
            <text:p>07:10:5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148" calcext:value-type="float">
            <text:p>994.14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6S" calcext:value-type="time">
            <text:p>07:10:5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406" calcext:value-type="float">
            <text:p>994.40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7S" calcext:value-type="time">
            <text:p>07:10:5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664" calcext:value-type="float">
            <text:p>994.664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8S" calcext:value-type="time">
            <text:p>07:10:5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1.68" calcext:value-type="float">
            <text:p>1001.6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0M59S" calcext:value-type="time">
            <text:p>07:10:5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.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0S" calcext:value-type="time">
            <text:p>07:11:0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4.18" calcext:value-type="float">
            <text:p>1014.1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1S" calcext:value-type="time">
            <text:p>07:11:0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9.25" calcext:value-type="float">
            <text:p>1019.2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2S" calcext:value-type="time">
            <text:p>07:11:0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6.45" calcext:value-type="float">
            <text:p>1036.4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3S" calcext:value-type="time">
            <text:p>07:11:0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0.64" calcext:value-type="float">
            <text:p>1040.64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4S" calcext:value-type="time">
            <text:p>07:11:0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5.04" calcext:value-type="float">
            <text:p>1045.04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5S" calcext:value-type="time">
            <text:p>07:11:0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8.76" calcext:value-type="float">
            <text:p>1048.7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6S" calcext:value-type="time">
            <text:p>07:11:0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3.06" calcext:value-type="float">
            <text:p>1053.0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7S" calcext:value-type="time">
            <text:p>07:11:0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9.11" calcext:value-type="float">
            <text:p>1059.1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8S" calcext:value-type="time">
            <text:p>07:11:0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5.4" calcext:value-type="float">
            <text:p>1065.4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09S" calcext:value-type="time">
            <text:p>07:11:0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1.69" calcext:value-type="float">
            <text:p>1071.6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0S" calcext:value-type="time">
            <text:p>07:11:1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7.43" calcext:value-type="float">
            <text:p>1077.4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1S" calcext:value-type="time">
            <text:p>07:11:1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3.18" calcext:value-type="float">
            <text:p>1083.1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2S" calcext:value-type="time">
            <text:p>07:11:1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3.03" calcext:value-type="float">
            <text:p>1103.0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3S" calcext:value-type="time">
            <text:p>07:11:1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6.76" calcext:value-type="float">
            <text:p>1106.7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4S" calcext:value-type="time">
            <text:p>07:11:1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0.88" calcext:value-type="float">
            <text:p>1110.8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5S" calcext:value-type="time">
            <text:p>07:11:1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4.07" calcext:value-type="float">
            <text:p>1114.07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6S" calcext:value-type="time">
            <text:p>07:11:1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7.88" calcext:value-type="float">
            <text:p>1117.8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7S" calcext:value-type="time">
            <text:p>07:11:1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1.41" calcext:value-type="float">
            <text:p>1121.4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18S" calcext:value-type="time">
            <text:p>07:11:1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5.51" calcext:value-type="float">
            <text:p>1125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time" office:time-value="PT19H11M20S" calcext:value-type="time">
            <text:p>07:11:2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1.56" calcext:value-type="float">
            <text:p>1131.5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1S" calcext:value-type="time">
            <text:p>07:11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74.29" calcext:value-type="float">
            <text:p>1274.2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2S" calcext:value-type="time">
            <text:p>07:11:2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6.16" calcext:value-type="float">
            <text:p>1456.1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3S" calcext:value-type="time">
            <text:p>07:11:2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3.31" calcext:value-type="float">
            <text:p>1623.3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4S" calcext:value-type="time">
            <text:p>07:11:2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1.5" calcext:value-type="float">
            <text:p>1761.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5S" calcext:value-type="time">
            <text:p>07:11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0.27" calcext:value-type="float">
            <text:p>1960.27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6S" calcext:value-type="time">
            <text:p>07:11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55.43" calcext:value-type="float">
            <text:p>2155.4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7S" calcext:value-type="time">
            <text:p>07:11:2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1.72" calcext:value-type="float">
            <text:p>2321.72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8S" calcext:value-type="time">
            <text:p>07:11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4.64" calcext:value-type="float">
            <text:p>2504.64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29S" calcext:value-type="time">
            <text:p>07:11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55.71" calcext:value-type="float">
            <text:p>2655.7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0S" calcext:value-type="time">
            <text:p>07:11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94.68" calcext:value-type="float">
            <text:p>2794.6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1S" calcext:value-type="time">
            <text:p>07:11:3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24.1" calcext:value-type="float">
            <text:p>2924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2S" calcext:value-type="time">
            <text:p>07:11:3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48.88" calcext:value-type="float">
            <text:p>3048.88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3S" calcext:value-type="time">
            <text:p>07:11:3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8.01" calcext:value-type="float">
            <text:p>3078.0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4S" calcext:value-type="time">
            <text:p>07:11:3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48.65" calcext:value-type="float">
            <text:p>3148.6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5S" calcext:value-type="time">
            <text:p>07:11:3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76.01" calcext:value-type="float">
            <text:p>3276.0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6S" calcext:value-type="time">
            <text:p>07:11:3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89.19" calcext:value-type="float">
            <text:p>3389.1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7S" calcext:value-type="time">
            <text:p>07:11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00.31" calcext:value-type="float">
            <text:p>3500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time" office:time-value="PT19H11M38S" calcext:value-type="time">
            <text:p>07:11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23.73" calcext:value-type="float">
            <text:p>3623.7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39S" calcext:value-type="time">
            <text:p>07:11:3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81.96" calcext:value-type="float">
            <text:p>3581.9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0S" calcext:value-type="time">
            <text:p>07:11:4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9.75" calcext:value-type="float">
            <text:p>3599.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1S" calcext:value-type="time">
            <text:p>07:11:4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23.73" calcext:value-type="float">
            <text:p>3623.7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2S" calcext:value-type="time">
            <text:p>07:11:4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37.91" calcext:value-type="float">
            <text:p>3637.9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3S" calcext:value-type="time">
            <text:p>07:11:4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81.96" calcext:value-type="float">
            <text:p>3581.96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4S" calcext:value-type="time">
            <text:p>07:11:4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87.89" calcext:value-type="float">
            <text:p>3587.89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5S" calcext:value-type="time">
            <text:p>07:11:4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9.75" calcext:value-type="float">
            <text:p>3599.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6S" calcext:value-type="time">
            <text:p>07:11:4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9.75" calcext:value-type="float">
            <text:p>3599.75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7S" calcext:value-type="time">
            <text:p>07:11:4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23.73" calcext:value-type="float">
            <text:p>3623.73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8S" calcext:value-type="time">
            <text:p>07:11:4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24.11" calcext:value-type="float">
            <text:p>3624.1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49S" calcext:value-type="time">
            <text:p>07:11:4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76.1" calcext:value-type="float">
            <text:p>3576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50S" calcext:value-type="time">
            <text:p>07:11:5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76.1" calcext:value-type="float">
            <text:p>3576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51S" calcext:value-type="time">
            <text:p>07:11:5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76.1" calcext:value-type="float">
            <text:p>3576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52S" calcext:value-type="time">
            <text:p>07:11:5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28.1" calcext:value-type="float">
            <text:p>3528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53S" calcext:value-type="time">
            <text:p>07:11:5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28.1" calcext:value-type="float">
            <text:p>3528.1</text:p>
          </table:table-cell>
          <table:table-cell table:number-columns-repeated="8"/>
        </table:table-row>
        <table:table-row table:style-name="ro1">
          <table:table-cell/>
          <table:table-cell office:value-type="time" office:time-value="PT19H11M54S" calcext:value-type="time">
            <text:p>07:11:5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43.6" calcext:value-type="float">
            <text:p>3043.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18:41:56.801195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7:25:22.648314506</meta:creation-date>
    <dc:date>2016-03-05T19:24:35.505165198</dc:date>
    <meta:editing-duration>PT1H25M5S</meta:editing-duration>
    <meta:editing-cycles>18</meta:editing-cycles>
    <meta:generator>LibreOffice/4.2.8.2$Linux_X86_64 LibreOffice_project/420m0$Build-2</meta:generator>
    <meta:document-statistic meta:table-count="4" meta:cell-count="28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65cm" svg:height="10.419cm" xlink:href=".." xlink:type="simple" chart:class="chart:bar" chart:style-name="ch1">
        <chart:legend chart:legend-position="end" svg:x="32.808cm" svg:y="4.661cm" style:legend-expansion="high" chart:style-name="ch2"/>
        <chart:plot-area chart:style-name="ch3" table:cell-range-address="exp02.A2:exp02.B217 exp02.A1:exp02.B1 exp02.E1:exp02.E217" chart:data-source-has-labels="both" svg:x="0.699cm" svg:y="0.208cm" svg:width="31.41cm" svg:height="10.003cm">
          <chartooo:coordinate-region svg:x="1.876cm" svg:y="0.407cm" svg:width="30.233cm" svg:height="9.157cm"/>
          <chart:axis chart:dimension="x" chart:name="primary-x" chart:style-name="ch4" chartooo:axis-type="auto">
            <chartooo:date-scale/>
            <chart:categories table:cell-range-address="exp02.A2:exp02.A2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02.B2:exp02.B217" chart:label-cell-address="exp02.B1:exp02.B1" chart:class="chart:bar">
            <chart:data-point chart:repeated="216"/>
          </chart:series>
          <chart:series chart:style-name="ch8" chart:values-cell-range-address="exp02.E2:exp02.E217" chart:label-cell-address="exp02.E1:exp02.E1" chart:class="chart:bar">
            <chart:data-point chart:repeated="2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exp02.B1:exp02.B1</svg:desc>
                </draw:g>
              </table:table-cell>
              <table:table-cell office:value-type="string">
                <text:p>MB RAM</text:p>
                <draw:g>
                  <svg:desc>exp02.E1:exp0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exp02.A2:exp02.A217</svg:desc>
                </draw:g>
              </table:table-cell>
              <table:table-cell office:value-type="float" office:value="0.306388888888889">
                <text:p>0.306388888888889</text:p>
                <draw:g>
                  <svg:desc>exp02.B2:exp02.B217</svg:desc>
                </draw:g>
              </table:table-cell>
              <table:table-cell office:value-type="float" office:value="344.711">
                <text:p>344.711</text:p>
                <draw:g>
                  <svg:desc>exp02.E2:exp02.E2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00462962963">
                <text:p>0.306400462962963</text:p>
              </table:table-cell>
              <table:table-cell office:value-type="float" office:value="354.367">
                <text:p>354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12037037037">
                <text:p>0.306412037037037</text:p>
              </table:table-cell>
              <table:table-cell office:value-type="float" office:value="373.695">
                <text:p>373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23611111111">
                <text:p>0.306423611111111</text:p>
              </table:table-cell>
              <table:table-cell office:value-type="float" office:value="381.766">
                <text:p>381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35185185185">
                <text:p>0.306435185185185</text:p>
              </table:table-cell>
              <table:table-cell office:value-type="float" office:value="413.07">
                <text:p>413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46759259259">
                <text:p>0.306446759259259</text:p>
              </table:table-cell>
              <table:table-cell office:value-type="float" office:value="418.672">
                <text:p>418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58333333333">
                <text:p>0.306458333333333</text:p>
              </table:table-cell>
              <table:table-cell office:value-type="float" office:value="425.766">
                <text:p>425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69907407407">
                <text:p>0.306469907407407</text:p>
              </table:table-cell>
              <table:table-cell office:value-type="float" office:value="431.145">
                <text:p>43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81481481481">
                <text:p>0.306481481481481</text:p>
              </table:table-cell>
              <table:table-cell office:value-type="float" office:value="440.73">
                <text:p>44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493055555556">
                <text:p>0.306493055555556</text:p>
              </table:table-cell>
              <table:table-cell office:value-type="float" office:value="448.707">
                <text:p>448.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0462962963">
                <text:p>0.30650462962963</text:p>
              </table:table-cell>
              <table:table-cell office:value-type="float" office:value="502.758">
                <text:p>502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16203703704">
                <text:p>0.306516203703704</text:p>
              </table:table-cell>
              <table:table-cell office:value-type="float" office:value="508.387">
                <text:p>508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27777777778">
                <text:p>0.306527777777778</text:p>
              </table:table-cell>
              <table:table-cell office:value-type="float" office:value="513.777">
                <text:p>513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39351851852">
                <text:p>0.306539351851852</text:p>
              </table:table-cell>
              <table:table-cell office:value-type="float" office:value="518.535">
                <text:p>518.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50925925926">
                <text:p>0.306550925925926</text:p>
              </table:table-cell>
              <table:table-cell office:value-type="float" office:value="523.285">
                <text:p>523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625">
                <text:p>0.3065625</text:p>
              </table:table-cell>
              <table:table-cell office:value-type="float" office:value="532.828">
                <text:p>532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74074074074">
                <text:p>0.306574074074074</text:p>
              </table:table-cell>
              <table:table-cell office:value-type="float" office:value="538.066">
                <text:p>538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85648148148">
                <text:p>0.306585648148148</text:p>
              </table:table-cell>
              <table:table-cell office:value-type="float" office:value="543.668">
                <text:p>543.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597222222222">
                <text:p>0.306597222222222</text:p>
              </table:table-cell>
              <table:table-cell office:value-type="float" office:value="551.059">
                <text:p>55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08796296296">
                <text:p>0.306608796296296</text:p>
              </table:table-cell>
              <table:table-cell office:value-type="float" office:value="560.562">
                <text:p>560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2037037037">
                <text:p>0.30662037037037</text:p>
              </table:table-cell>
              <table:table-cell office:value-type="float" office:value="565.906">
                <text:p>565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31944444444">
                <text:p>0.306631944444444</text:p>
              </table:table-cell>
              <table:table-cell office:value-type="float" office:value="573.012">
                <text:p>573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43518518519">
                <text:p>0.306643518518519</text:p>
              </table:table-cell>
              <table:table-cell office:value-type="float" office:value="579.781">
                <text:p>579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55092592593">
                <text:p>0.306655092592593</text:p>
              </table:table-cell>
              <table:table-cell office:value-type="float" office:value="679.336">
                <text:p>679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684.086">
                <text:p>684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78240740741">
                <text:p>0.306678240740741</text:p>
              </table:table-cell>
              <table:table-cell office:value-type="float" office:value="687.84">
                <text:p>687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689814814815">
                <text:p>0.306689814814815</text:p>
              </table:table-cell>
              <table:table-cell office:value-type="float" office:value="720.496">
                <text:p>720.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01388888889">
                <text:p>0.306701388888889</text:p>
              </table:table-cell>
              <table:table-cell office:value-type="float" office:value="880.172">
                <text:p>880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12962962963">
                <text:p>0.306712962962963</text:p>
              </table:table-cell>
              <table:table-cell office:value-type="float" office:value="984.219">
                <text:p>984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24537037037">
                <text:p>0.306724537037037</text:p>
              </table:table-cell>
              <table:table-cell office:value-type="float" office:value="984.219">
                <text:p>984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36111111111">
                <text:p>0.306736111111111</text:p>
              </table:table-cell>
              <table:table-cell office:value-type="float" office:value="984.219">
                <text:p>984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47685185185">
                <text:p>0.306747685185185</text:p>
              </table:table-cell>
              <table:table-cell office:value-type="float" office:value="993.25">
                <text:p>99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59259259259">
                <text:p>0.306759259259259</text:p>
              </table:table-cell>
              <table:table-cell office:value-type="float" office:value="993.25">
                <text:p>99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70833333333">
                <text:p>0.306770833333333</text:p>
              </table:table-cell>
              <table:table-cell office:value-type="float" office:value="993.25">
                <text:p>99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82407407407">
                <text:p>0.306782407407407</text:p>
              </table:table-cell>
              <table:table-cell office:value-type="float" office:value="993.75">
                <text:p>99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793981481482">
                <text:p>0.306793981481482</text:p>
              </table:table-cell>
              <table:table-cell office:value-type="float" office:value="994.008">
                <text:p>994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05555555556">
                <text:p>0.306805555555556</text:p>
              </table:table-cell>
              <table:table-cell office:value-type="float" office:value="994.266">
                <text:p>994.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1712962963">
                <text:p>0.30681712962963</text:p>
              </table:table-cell>
              <table:table-cell office:value-type="float" office:value="994.523">
                <text:p>994.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28703703704">
                <text:p>0.306828703703704</text:p>
              </table:table-cell>
              <table:table-cell office:value-type="float" office:value="994.781">
                <text:p>994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40277777778">
                <text:p>0.306840277777778</text:p>
              </table:table-cell>
              <table:table-cell office:value-type="float" office:value="1001.91">
                <text:p>1001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51851851852">
                <text:p>0.306851851851852</text:p>
              </table:table-cell>
              <table:table-cell office:value-type="float" office:value="1008.24">
                <text:p>100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63425925926">
                <text:p>0.306863425925926</text:p>
              </table:table-cell>
              <table:table-cell office:value-type="float" office:value="1014.25">
                <text:p>101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75">
                <text:p>0.306875</text:p>
              </table:table-cell>
              <table:table-cell office:value-type="float" office:value="1018.6">
                <text:p>101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86574074074">
                <text:p>0.306886574074074</text:p>
              </table:table-cell>
              <table:table-cell office:value-type="float" office:value="1036.25">
                <text:p>103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898148148148">
                <text:p>0.306898148148148</text:p>
              </table:table-cell>
              <table:table-cell office:value-type="float" office:value="1040.27">
                <text:p>104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09722222222">
                <text:p>0.306909722222222</text:p>
              </table:table-cell>
              <table:table-cell office:value-type="float" office:value="1044.07">
                <text:p>1044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21296296296">
                <text:p>0.306921296296296</text:p>
              </table:table-cell>
              <table:table-cell office:value-type="float" office:value="1047.57">
                <text:p>104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3287037037">
                <text:p>0.30693287037037</text:p>
              </table:table-cell>
              <table:table-cell office:value-type="float" office:value="1052.07">
                <text:p>1052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1057.86">
                <text:p>1057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56018518519">
                <text:p>0.306956018518519</text:p>
              </table:table-cell>
              <table:table-cell office:value-type="float" office:value="1062.12">
                <text:p>106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67592592593">
                <text:p>0.306967592592593</text:p>
              </table:table-cell>
              <table:table-cell office:value-type="float" office:value="1068.24">
                <text:p>106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79166666667">
                <text:p>0.306979166666667</text:p>
              </table:table-cell>
              <table:table-cell office:value-type="float" office:value="1074.23">
                <text:p>1074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990740740741">
                <text:p>0.306990740740741</text:p>
              </table:table-cell>
              <table:table-cell office:value-type="float" office:value="1079.73">
                <text:p>1079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02314814815">
                <text:p>0.307002314814815</text:p>
              </table:table-cell>
              <table:table-cell office:value-type="float" office:value="1085.54">
                <text:p>1085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13888888889">
                <text:p>0.307013888888889</text:p>
              </table:table-cell>
              <table:table-cell office:value-type="float" office:value="1105.26">
                <text:p>1105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37037037037">
                <text:p>0.307037037037037</text:p>
              </table:table-cell>
              <table:table-cell office:value-type="float" office:value="1108.82">
                <text:p>110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48611111111">
                <text:p>0.307048611111111</text:p>
              </table:table-cell>
              <table:table-cell office:value-type="float" office:value="1112.77">
                <text:p>111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60185185185">
                <text:p>0.307060185185185</text:p>
              </table:table-cell>
              <table:table-cell office:value-type="float" office:value="1115.27">
                <text:p>1115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71759259259">
                <text:p>0.307071759259259</text:p>
              </table:table-cell>
              <table:table-cell office:value-type="float" office:value="1119.37">
                <text:p>111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83333333333">
                <text:p>0.307083333333333</text:p>
              </table:table-cell>
              <table:table-cell office:value-type="float" office:value="1123.18">
                <text:p>1123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094907407407">
                <text:p>0.307094907407407</text:p>
              </table:table-cell>
              <table:table-cell office:value-type="float" office:value="1126.96">
                <text:p>1126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06481481481">
                <text:p>0.307106481481481</text:p>
              </table:table-cell>
              <table:table-cell office:value-type="float" office:value="1133.47">
                <text:p>1133.4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307118055555556">
                <text:p>0.307118055555556</text:p>
              </table:table-cell>
              <table:table-cell office:value-type="float" office:value="1340.3">
                <text:p>134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2962962963">
                <text:p>0.30712962962963</text:p>
              </table:table-cell>
              <table:table-cell office:value-type="float" office:value="1492.62">
                <text:p>149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41203703704">
                <text:p>0.307141203703704</text:p>
              </table:table-cell>
              <table:table-cell office:value-type="float" office:value="1623.28">
                <text:p>1623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52777777778">
                <text:p>0.307152777777778</text:p>
              </table:table-cell>
              <table:table-cell office:value-type="float" office:value="1797.05">
                <text:p>1797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64351851852">
                <text:p>0.307164351851852</text:p>
              </table:table-cell>
              <table:table-cell office:value-type="float" office:value="1989.12">
                <text:p>198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75925925926">
                <text:p>0.307175925925926</text:p>
              </table:table-cell>
              <table:table-cell office:value-type="float" office:value="2173.45">
                <text:p>2173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875">
                <text:p>0.3071875</text:p>
              </table:table-cell>
              <table:table-cell office:value-type="float" office:value="2409.66">
                <text:p>240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199074074074">
                <text:p>0.307199074074074</text:p>
              </table:table-cell>
              <table:table-cell office:value-type="float" office:value="2518.7">
                <text:p>251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10648148148">
                <text:p>0.307210648148148</text:p>
              </table:table-cell>
              <table:table-cell office:value-type="float" office:value="2666.95">
                <text:p>2666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22222222222">
                <text:p>0.307222222222222</text:p>
              </table:table-cell>
              <table:table-cell office:value-type="float" office:value="2799.98">
                <text:p>279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33796296296">
                <text:p>0.307233796296296</text:p>
              </table:table-cell>
              <table:table-cell office:value-type="float" office:value="2925.02">
                <text:p>2925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4537037037">
                <text:p>0.30724537037037</text:p>
              </table:table-cell>
              <table:table-cell office:value-type="float" office:value="3046.45">
                <text:p>3046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56944444444">
                <text:p>0.307256944444444</text:p>
              </table:table-cell>
              <table:table-cell office:value-type="float" office:value="3077.9">
                <text:p>3077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68518518519">
                <text:p>0.307268518518519</text:p>
              </table:table-cell>
              <table:table-cell office:value-type="float" office:value="3138.74">
                <text:p>3138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80092592593">
                <text:p>0.307280092592593</text:p>
              </table:table-cell>
              <table:table-cell office:value-type="float" office:value="3264.55">
                <text:p>3264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291666666667">
                <text:p>0.307291666666667</text:p>
              </table:table-cell>
              <table:table-cell office:value-type="float" office:value="3375.67">
                <text:p>3375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03240740741">
                <text:p>0.307303240740741</text:p>
              </table:table-cell>
              <table:table-cell office:value-type="float" office:value="3485.5">
                <text:p>348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14814814815">
                <text:p>0.307314814814815</text:p>
              </table:table-cell>
              <table:table-cell office:value-type="float" office:value="3599.76">
                <text:p>3599.7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307326388888889">
                <text:p>0.307326388888889</text:p>
              </table:table-cell>
              <table:table-cell office:value-type="float" office:value="3760.4">
                <text:p>376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37962962963">
                <text:p>0.307337962962963</text:p>
              </table:table-cell>
              <table:table-cell office:value-type="float" office:value="4002.08">
                <text:p>4002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49537037037">
                <text:p>0.307349537037037</text:p>
              </table:table-cell>
              <table:table-cell office:value-type="float" office:value="4233.94">
                <text:p>4233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61111111111">
                <text:p>0.307361111111111</text:p>
              </table:table-cell>
              <table:table-cell office:value-type="float" office:value="4447.73">
                <text:p>4447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72685185185">
                <text:p>0.307372685185185</text:p>
              </table:table-cell>
              <table:table-cell office:value-type="float" office:value="4646.24">
                <text:p>4646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84259259259">
                <text:p>0.307384259259259</text:p>
              </table:table-cell>
              <table:table-cell office:value-type="float" office:value="4646.24">
                <text:p>4646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395833333333">
                <text:p>0.307395833333333</text:p>
              </table:table-cell>
              <table:table-cell office:value-type="float" office:value="4646.24">
                <text:p>4646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07407407407">
                <text:p>0.307407407407407</text:p>
              </table:table-cell>
              <table:table-cell office:value-type="float" office:value="4909.69">
                <text:p>4909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18981481481">
                <text:p>0.307418981481481</text:p>
              </table:table-cell>
              <table:table-cell office:value-type="float" office:value="5048.91">
                <text:p>504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30555555556">
                <text:p>0.307430555555556</text:p>
              </table:table-cell>
              <table:table-cell office:value-type="float" office:value="5222.68">
                <text:p>5222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4212962963">
                <text:p>0.30744212962963</text:p>
              </table:table-cell>
              <table:table-cell office:value-type="float" office:value="5394.38">
                <text:p>5394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53703703704">
                <text:p>0.307453703703704</text:p>
              </table:table-cell>
              <table:table-cell office:value-type="float" office:value="5586.75">
                <text:p>558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65277777778">
                <text:p>0.307465277777778</text:p>
              </table:table-cell>
              <table:table-cell office:value-type="float" office:value="5765.16">
                <text:p>5765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76851851852">
                <text:p>0.307476851851852</text:p>
              </table:table-cell>
              <table:table-cell office:value-type="float" office:value="5979.42">
                <text:p>5979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488425925926">
                <text:p>0.307488425925926</text:p>
              </table:table-cell>
              <table:table-cell office:value-type="float" office:value="6129.72">
                <text:p>6129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">
                <text:p>0.3075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307511574074074">
                <text:p>0.307511574074074</text:p>
              </table:table-cell>
              <table:table-cell office:value-type="float" office:value="6231.59">
                <text:p>6231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23148148148">
                <text:p>0.307523148148148</text:p>
              </table:table-cell>
              <table:table-cell office:value-type="float" office:value="6304.54">
                <text:p>6304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34722222222">
                <text:p>0.307534722222222</text:p>
              </table:table-cell>
              <table:table-cell office:value-type="float" office:value="6385.42">
                <text:p>6385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46296296296">
                <text:p>0.307546296296296</text:p>
              </table:table-cell>
              <table:table-cell office:value-type="float" office:value="6479.82">
                <text:p>6479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5787037037">
                <text:p>0.30755787037037</text:p>
              </table:table-cell>
              <table:table-cell office:value-type="float" office:value="6550.21">
                <text:p>6550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69444444444">
                <text:p>0.307569444444444</text:p>
              </table:table-cell>
              <table:table-cell office:value-type="float" office:value="6581.14">
                <text:p>658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81018518519">
                <text:p>0.307581018518519</text:p>
              </table:table-cell>
              <table:table-cell office:value-type="float" office:value="6692.02">
                <text:p>669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592592592593">
                <text:p>0.307592592592593</text:p>
              </table:table-cell>
              <table:table-cell office:value-type="float" office:value="6771.95">
                <text:p>6771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04166666667">
                <text:p>0.307604166666667</text:p>
              </table:table-cell>
              <table:table-cell office:value-type="float" office:value="6866.05">
                <text:p>6866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15740740741">
                <text:p>0.307615740740741</text:p>
              </table:table-cell>
              <table:table-cell office:value-type="float" office:value="6873.78">
                <text:p>6873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27314814815">
                <text:p>0.307627314814815</text:p>
              </table:table-cell>
              <table:table-cell office:value-type="float" office:value="6878.42">
                <text:p>687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6883.32">
                <text:p>6883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50462962963">
                <text:p>0.307650462962963</text:p>
              </table:table-cell>
              <table:table-cell office:value-type="float" office:value="6888.22">
                <text:p>6888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62037037037">
                <text:p>0.307662037037037</text:p>
              </table:table-cell>
              <table:table-cell office:value-type="float" office:value="6899.95">
                <text:p>6899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73611111111">
                <text:p>0.307673611111111</text:p>
              </table:table-cell>
              <table:table-cell office:value-type="float" office:value="6906.13">
                <text:p>6906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85185185185">
                <text:p>0.307685185185185</text:p>
              </table:table-cell>
              <table:table-cell office:value-type="float" office:value="6912.06">
                <text:p>691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696759259259">
                <text:p>0.307696759259259</text:p>
              </table:table-cell>
              <table:table-cell office:value-type="float" office:value="6929.78">
                <text:p>6929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08333333333">
                <text:p>0.307708333333333</text:p>
              </table:table-cell>
              <table:table-cell office:value-type="float" office:value="6936.22">
                <text:p>6936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31481481481">
                <text:p>0.307731481481481</text:p>
              </table:table-cell>
              <table:table-cell office:value-type="float" office:value="6942.41">
                <text:p>6942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43055555556">
                <text:p>0.307743055555556</text:p>
              </table:table-cell>
              <table:table-cell office:value-type="float" office:value="6948.6">
                <text:p>694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5462962963">
                <text:p>0.30775462962963</text:p>
              </table:table-cell>
              <table:table-cell office:value-type="float" office:value="6979.58">
                <text:p>697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66203703704">
                <text:p>0.307766203703704</text:p>
              </table:table-cell>
              <table:table-cell office:value-type="float" office:value="6986.8">
                <text:p>698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77777777778">
                <text:p>0.307777777777778</text:p>
              </table:table-cell>
              <table:table-cell office:value-type="float" office:value="6994.79">
                <text:p>6994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789351851852">
                <text:p>0.307789351851852</text:p>
              </table:table-cell>
              <table:table-cell office:value-type="float" office:value="7002.56">
                <text:p>700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00925925926">
                <text:p>0.307800925925926</text:p>
              </table:table-cell>
              <table:table-cell office:value-type="float" office:value="7010.3">
                <text:p>701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125">
                <text:p>0.3078125</text:p>
              </table:table-cell>
              <table:table-cell office:value-type="float" office:value="7159.98">
                <text:p>715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24074074074">
                <text:p>0.307824074074074</text:p>
              </table:table-cell>
              <table:table-cell office:value-type="float" office:value="7377.69">
                <text:p>737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35648148148">
                <text:p>0.307835648148148</text:p>
              </table:table-cell>
              <table:table-cell office:value-type="float" office:value="7586.34">
                <text:p>7586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47222222222">
                <text:p>0.307847222222222</text:p>
              </table:table-cell>
              <table:table-cell office:value-type="float" office:value="7718.47">
                <text:p>7718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58796296296">
                <text:p>0.307858796296296</text:p>
              </table:table-cell>
              <table:table-cell office:value-type="float" office:value="7718.47">
                <text:p>7718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7037037037">
                <text:p>0.30787037037037</text:p>
              </table:table-cell>
              <table:table-cell office:value-type="float" office:value="7718.47">
                <text:p>7718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81944444444">
                <text:p>0.307881944444444</text:p>
              </table:table-cell>
              <table:table-cell office:value-type="float" office:value="7725.43">
                <text:p>7725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893518518519">
                <text:p>0.307893518518519</text:p>
              </table:table-cell>
              <table:table-cell office:value-type="float" office:value="7913.12">
                <text:p>7913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05092592593">
                <text:p>0.307905092592593</text:p>
              </table:table-cell>
              <table:table-cell office:value-type="float" office:value="8088.87">
                <text:p>8088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16666666667">
                <text:p>0.307916666666667</text:p>
              </table:table-cell>
              <table:table-cell office:value-type="float" office:value="8259.8">
                <text:p>825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28240740741">
                <text:p>0.307928240740741</text:p>
              </table:table-cell>
              <table:table-cell office:value-type="float" office:value="8467.64">
                <text:p>8467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39814814815">
                <text:p>0.307939814814815</text:p>
              </table:table-cell>
              <table:table-cell office:value-type="float" office:value="8628.25">
                <text:p>862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51388888889">
                <text:p>0.307951388888889</text:p>
              </table:table-cell>
              <table:table-cell office:value-type="float" office:value="8803.35">
                <text:p>8803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62962962963">
                <text:p>0.307962962962963</text:p>
              </table:table-cell>
              <table:table-cell office:value-type="float" office:value="8963.2">
                <text:p>896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74537037037">
                <text:p>0.307974537037037</text:p>
              </table:table-cell>
              <table:table-cell office:value-type="float" office:value="9132.58">
                <text:p>9132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86111111111">
                <text:p>0.307986111111111</text:p>
              </table:table-cell>
              <table:table-cell office:value-type="float" office:value="9302.75">
                <text:p>930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7997685185185">
                <text:p>0.307997685185185</text:p>
              </table:table-cell>
              <table:table-cell office:value-type="float" office:value="9398.81">
                <text:p>939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09259259259">
                <text:p>0.308009259259259</text:p>
              </table:table-cell>
              <table:table-cell office:value-type="float" office:value="9303.15">
                <text:p>9303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20833333333">
                <text:p>0.308020833333333</text:p>
              </table:table-cell>
              <table:table-cell office:value-type="float" office:value="9255.15">
                <text:p>925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32407407407">
                <text:p>0.308032407407407</text:p>
              </table:table-cell>
              <table:table-cell office:value-type="float" office:value="9255.15">
                <text:p>9255.1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308043981481481">
                <text:p>0.308043981481481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55555555556">
                <text:p>0.308055555555556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6712962963">
                <text:p>0.30806712962963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78703703704">
                <text:p>0.308078703703704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090277777778">
                <text:p>0.308090277777778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01851851852">
                <text:p>0.308101851851852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13425925926">
                <text:p>0.308113425925926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25">
                <text:p>0.308125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36574074074">
                <text:p>0.308136574074074</text:p>
              </table:table-cell>
              <table:table-cell office:value-type="float" office:value="8661.64">
                <text:p>866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48148148148">
                <text:p>0.308148148148148</text:p>
              </table:table-cell>
              <table:table-cell office:value-type="float" office:value="8706.73">
                <text:p>8706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59722222222">
                <text:p>0.308159722222222</text:p>
              </table:table-cell>
              <table:table-cell office:value-type="float" office:value="8706.73">
                <text:p>8706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71296296296">
                <text:p>0.308171296296296</text:p>
              </table:table-cell>
              <table:table-cell office:value-type="float" office:value="8706.73">
                <text:p>8706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8287037037">
                <text:p>0.30818287037037</text:p>
              </table:table-cell>
              <table:table-cell office:value-type="float" office:value="8750.55">
                <text:p>875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194444444444">
                <text:p>0.308194444444444</text:p>
              </table:table-cell>
              <table:table-cell office:value-type="float" office:value="8787.68">
                <text:p>878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06018518519">
                <text:p>0.308206018518519</text:p>
              </table:table-cell>
              <table:table-cell office:value-type="float" office:value="8787.68">
                <text:p>878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17592592593">
                <text:p>0.308217592592593</text:p>
              </table:table-cell>
              <table:table-cell office:value-type="float" office:value="8787.68">
                <text:p>878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29166666667">
                <text:p>0.308229166666667</text:p>
              </table:table-cell>
              <table:table-cell office:value-type="float" office:value="8849.55">
                <text:p>8849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40740740741">
                <text:p>0.308240740740741</text:p>
              </table:table-cell>
              <table:table-cell office:value-type="float" office:value="8888.74">
                <text:p>8888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52314814815">
                <text:p>0.308252314814815</text:p>
              </table:table-cell>
              <table:table-cell office:value-type="float" office:value="8888.74">
                <text:p>8888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63888888889">
                <text:p>0.308263888888889</text:p>
              </table:table-cell>
              <table:table-cell office:value-type="float" office:value="8888.74">
                <text:p>8888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75462962963">
                <text:p>0.308275462962963</text:p>
              </table:table-cell>
              <table:table-cell office:value-type="float" office:value="8916.84">
                <text:p>8916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87037037037">
                <text:p>0.308287037037037</text:p>
              </table:table-cell>
              <table:table-cell office:value-type="float" office:value="8949.42">
                <text:p>8949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298611111111">
                <text:p>0.308298611111111</text:p>
              </table:table-cell>
              <table:table-cell office:value-type="float" office:value="8956.59">
                <text:p>8956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21759259259">
                <text:p>0.308321759259259</text:p>
              </table:table-cell>
              <table:table-cell office:value-type="float" office:value="8970.86">
                <text:p>897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8989.23">
                <text:p>8989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44907407407">
                <text:p>0.308344907407407</text:p>
              </table:table-cell>
              <table:table-cell office:value-type="float" office:value="6997.32">
                <text:p>6997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56481481481">
                <text:p>0.308356481481481</text:p>
              </table:table-cell>
              <table:table-cell office:value-type="float" office:value="6984.64">
                <text:p>698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68055555556">
                <text:p>0.308368055555556</text:p>
              </table:table-cell>
              <table:table-cell office:value-type="float" office:value="6984.64">
                <text:p>698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7962962963">
                <text:p>0.30837962962963</text:p>
              </table:table-cell>
              <table:table-cell office:value-type="float" office:value="6984.64">
                <text:p>698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391203703704">
                <text:p>0.308391203703704</text:p>
              </table:table-cell>
              <table:table-cell office:value-type="float" office:value="5992.74">
                <text:p>5992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02777777778">
                <text:p>0.308402777777778</text:p>
              </table:table-cell>
              <table:table-cell office:value-type="float" office:value="2049.06">
                <text:p>2049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14351851852">
                <text:p>0.308414351851852</text:p>
              </table:table-cell>
              <table:table-cell office:value-type="float" office:value="2049.06">
                <text:p>2049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25925925926">
                <text:p>0.308425925925926</text:p>
              </table:table-cell>
              <table:table-cell office:value-type="float" office:value="2049.06">
                <text:p>2049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375">
                <text:p>0.3084375</text:p>
              </table:table-cell>
              <table:table-cell office:value-type="float" office:value="2049.06">
                <text:p>2049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49074074074">
                <text:p>0.308449074074074</text:p>
              </table:table-cell>
              <table:table-cell office:value-type="float" office:value="9642.91">
                <text:p>9642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60648148148">
                <text:p>0.308460648148148</text:p>
              </table:table-cell>
              <table:table-cell office:value-type="float" office:value="9717.16">
                <text:p>9717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72222222222">
                <text:p>0.308472222222222</text:p>
              </table:table-cell>
              <table:table-cell office:value-type="float" office:value="9777.11">
                <text:p>9777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83796296296">
                <text:p>0.308483796296296</text:p>
              </table:table-cell>
              <table:table-cell office:value-type="float" office:value="9829.19">
                <text:p>9829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49537037037">
                <text:p>0.30849537037037</text:p>
              </table:table-cell>
              <table:table-cell office:value-type="float" office:value="9875.07">
                <text:p>9875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06944444444">
                <text:p>0.308506944444444</text:p>
              </table:table-cell>
              <table:table-cell office:value-type="float" office:value="9918.15">
                <text:p>9918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18518518518">
                <text:p>0.308518518518518</text:p>
              </table:table-cell>
              <table:table-cell office:value-type="float" office:value="9962.35">
                <text:p>9962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30092592593">
                <text:p>0.308530092592593</text:p>
              </table:table-cell>
              <table:table-cell office:value-type="float" office:value="10004.7">
                <text:p>10004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41666666667">
                <text:p>0.308541666666667</text:p>
              </table:table-cell>
              <table:table-cell office:value-type="float" office:value="10154.4">
                <text:p>1015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53240740741">
                <text:p>0.308553240740741</text:p>
              </table:table-cell>
              <table:table-cell office:value-type="float" office:value="10341.5">
                <text:p>1034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64814814815">
                <text:p>0.308564814814815</text:p>
              </table:table-cell>
              <table:table-cell office:value-type="float" office:value="10523.7">
                <text:p>1052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76388888889">
                <text:p>0.308576388888889</text:p>
              </table:table-cell>
              <table:table-cell office:value-type="float" office:value="10588.8">
                <text:p>1058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87962962963">
                <text:p>0.308587962962963</text:p>
              </table:table-cell>
              <table:table-cell office:value-type="float" office:value="10540.8">
                <text:p>1054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599537037037">
                <text:p>0.308599537037037</text:p>
              </table:table-cell>
              <table:table-cell office:value-type="float" office:value="10540.8">
                <text:p>1054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11111111111">
                <text:p>0.308611111111111</text:p>
              </table:table-cell>
              <table:table-cell office:value-type="float" office:value="10540.8">
                <text:p>1054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22685185185">
                <text:p>0.308622685185185</text:p>
              </table:table-cell>
              <table:table-cell office:value-type="float" office:value="10540.1">
                <text:p>105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34259259259">
                <text:p>0.308634259259259</text:p>
              </table:table-cell>
              <table:table-cell office:value-type="float" office:value="9988.55">
                <text:p>9988.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308645833333333">
                <text:p>0.308645833333333</text:p>
              </table:table-cell>
              <table:table-cell office:value-type="float" office:value="9988.55">
                <text:p>9988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57407407407">
                <text:p>0.308657407407407</text:p>
              </table:table-cell>
              <table:table-cell office:value-type="float" office:value="9988.55">
                <text:p>9988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68981481481">
                <text:p>0.308668981481481</text:p>
              </table:table-cell>
              <table:table-cell office:value-type="float" office:value="9988.55">
                <text:p>9988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80555555556">
                <text:p>0.308680555555556</text:p>
              </table:table-cell>
              <table:table-cell office:value-type="float" office:value="9992.69">
                <text:p>9992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69212962963">
                <text:p>0.30869212962963</text:p>
              </table:table-cell>
              <table:table-cell office:value-type="float" office:value="9998.75">
                <text:p>999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03703703704">
                <text:p>0.308703703703704</text:p>
              </table:table-cell>
              <table:table-cell office:value-type="float" office:value="9998.75">
                <text:p>999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26851851852">
                <text:p>0.308726851851852</text:p>
              </table:table-cell>
              <table:table-cell office:value-type="float" office:value="9998.75">
                <text:p>9998.7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308738425925926">
                <text:p>0.308738425925926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5">
                <text:p>0.30875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61574074074">
                <text:p>0.308761574074074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73148148148">
                <text:p>0.308773148148148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84722222222">
                <text:p>0.308784722222222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796296296296">
                <text:p>0.308796296296296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0787037037">
                <text:p>0.30880787037037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19444444444">
                <text:p>0.308819444444444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31018518518">
                <text:p>0.308831018518518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42592592593">
                <text:p>0.308842592592593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54166666667">
                <text:p>0.308854166666667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65740740741">
                <text:p>0.308865740740741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77314814815">
                <text:p>0.308877314814815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888888888889">
                <text:p>0.308888888888889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900462962963">
                <text:p>0.308900462962963</text:p>
              </table:table-cell>
              <table:table-cell office:value-type="float" office:value="9998.93">
                <text:p>999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912037037037">
                <text:p>0.308912037037037</text:p>
              </table:table-cell>
              <table:table-cell office:value-type="float" office:value="9998.68">
                <text:p>9998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923611111111">
                <text:p>0.308923611111111</text:p>
              </table:table-cell>
              <table:table-cell office:value-type="float" office:value="8638.45">
                <text:p>8638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81cm" svg:height="10.129cm" xlink:href=".." xlink:type="simple" chart:class="chart:bar" chart:style-name="ch1">
        <chart:legend chart:legend-position="end" svg:x="30.324cm" svg:y="4.516cm" style:legend-expansion="high" chart:style-name="ch2"/>
        <chart:plot-area chart:style-name="ch3" table:cell-range-address="exp01.A2:exp01.B238 exp01.A1:exp01.B1 exp01.E1:exp01.E238" chart:data-source-has-labels="both" svg:x="0.649cm" svg:y="0.202cm" svg:width="29.026cm" svg:height="9.725cm">
          <chartooo:coordinate-region svg:x="1.826cm" svg:y="0.401cm" svg:width="27.721cm" svg:height="8.481cm"/>
          <chart:axis chart:dimension="x" chart:name="primary-x" chart:style-name="ch4" chartooo:axis-type="auto">
            <chartooo:date-scale/>
            <chart:categories table:cell-range-address="exp01.A2:exp01.A2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01.B2:exp01.B238" chart:label-cell-address="exp01.B1:exp01.B1" chart:class="chart:bar">
            <chart:data-point chart:repeated="237"/>
          </chart:series>
          <chart:series chart:style-name="ch8" chart:values-cell-range-address="exp01.E2:exp01.E238" chart:label-cell-address="exp01.E1:exp01.E1" chart:class="chart:bar">
            <chart:data-point chart:repeated="2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exp01.B1:exp01.B1</svg:desc>
                </draw:g>
              </table:table-cell>
              <table:table-cell office:value-type="string">
                <text:p>MB RAM</text:p>
                <draw:g>
                  <svg:desc>exp01.E1:exp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1</text:p>
                <draw:g>
                  <svg:desc>exp01.A2:exp01.A238</svg:desc>
                </draw:g>
              </table:table-cell>
              <table:table-cell office:value-type="float" office:value="0.315266203703704">
                <text:p>0.315266203703704</text:p>
                <draw:g>
                  <svg:desc>exp01.B2:exp01.B238</svg:desc>
                </draw:g>
              </table:table-cell>
              <table:table-cell office:value-type="float" office:value="336.449">
                <text:p>336.449</text:p>
                <draw:g>
                  <svg:desc>exp01.E2:exp01.E2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339.285">
                <text:p>339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289351851852">
                <text:p>0.315289351851852</text:p>
              </table:table-cell>
              <table:table-cell office:value-type="float" office:value="344.699">
                <text:p>344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00925925926">
                <text:p>0.315300925925926</text:p>
              </table:table-cell>
              <table:table-cell office:value-type="float" office:value="354.816">
                <text:p>354.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125">
                <text:p>0.3153125</text:p>
              </table:table-cell>
              <table:table-cell office:value-type="float" office:value="374.918">
                <text:p>374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24074074074">
                <text:p>0.315324074074074</text:p>
              </table:table-cell>
              <table:table-cell office:value-type="float" office:value="382.977">
                <text:p>382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35648148148">
                <text:p>0.315335648148148</text:p>
              </table:table-cell>
              <table:table-cell office:value-type="float" office:value="413.891">
                <text:p>413.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47222222222">
                <text:p>0.315347222222222</text:p>
              </table:table-cell>
              <table:table-cell office:value-type="float" office:value="419.383">
                <text:p>419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58796296296">
                <text:p>0.315358796296296</text:p>
              </table:table-cell>
              <table:table-cell office:value-type="float" office:value="426.566">
                <text:p>426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7037037037">
                <text:p>0.31537037037037</text:p>
              </table:table-cell>
              <table:table-cell office:value-type="float" office:value="433.645">
                <text:p>433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81944444444">
                <text:p>0.315381944444444</text:p>
              </table:table-cell>
              <table:table-cell office:value-type="float" office:value="439.805">
                <text:p>439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393518518518">
                <text:p>0.315393518518518</text:p>
              </table:table-cell>
              <table:table-cell office:value-type="float" office:value="497.062">
                <text:p>497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05092592593">
                <text:p>0.315405092592593</text:p>
              </table:table-cell>
              <table:table-cell office:value-type="float" office:value="503.152">
                <text:p>503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16666666667">
                <text:p>0.315416666666667</text:p>
              </table:table-cell>
              <table:table-cell office:value-type="float" office:value="508.547">
                <text:p>508.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28240740741">
                <text:p>0.315428240740741</text:p>
              </table:table-cell>
              <table:table-cell office:value-type="float" office:value="514.195">
                <text:p>514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39814814815">
                <text:p>0.315439814814815</text:p>
              </table:table-cell>
              <table:table-cell office:value-type="float" office:value="518.695">
                <text:p>518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51388888889">
                <text:p>0.315451388888889</text:p>
              </table:table-cell>
              <table:table-cell office:value-type="float" office:value="523.664">
                <text:p>523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62962962963">
                <text:p>0.315462962962963</text:p>
              </table:table-cell>
              <table:table-cell office:value-type="float" office:value="533.242">
                <text:p>533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74537037037">
                <text:p>0.315474537037037</text:p>
              </table:table-cell>
              <table:table-cell office:value-type="float" office:value="540.547">
                <text:p>540.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86111111111">
                <text:p>0.315486111111111</text:p>
              </table:table-cell>
              <table:table-cell office:value-type="float" office:value="546.359">
                <text:p>546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497685185185">
                <text:p>0.315497685185185</text:p>
              </table:table-cell>
              <table:table-cell office:value-type="float" office:value="555.512">
                <text:p>555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09259259259">
                <text:p>0.315509259259259</text:p>
              </table:table-cell>
              <table:table-cell office:value-type="float" office:value="560.984">
                <text:p>56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20833333333">
                <text:p>0.315520833333333</text:p>
              </table:table-cell>
              <table:table-cell office:value-type="float" office:value="566.07">
                <text:p>566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32407407407">
                <text:p>0.315532407407407</text:p>
              </table:table-cell>
              <table:table-cell office:value-type="float" office:value="572.684">
                <text:p>572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43981481481">
                <text:p>0.315543981481481</text:p>
              </table:table-cell>
              <table:table-cell office:value-type="float" office:value="675.562">
                <text:p>675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55555555555">
                <text:p>0.315555555555555</text:p>
              </table:table-cell>
              <table:table-cell office:value-type="float" office:value="679.391">
                <text:p>679.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6712962963">
                <text:p>0.31556712962963</text:p>
              </table:table-cell>
              <table:table-cell office:value-type="float" office:value="683.66">
                <text:p>683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78703703704">
                <text:p>0.315578703703704</text:p>
              </table:table-cell>
              <table:table-cell office:value-type="float" office:value="687.418">
                <text:p>687.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590277777778">
                <text:p>0.315590277777778</text:p>
              </table:table-cell>
              <table:table-cell office:value-type="float" office:value="725.488">
                <text:p>725.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01851851852">
                <text:p>0.315601851851852</text:p>
              </table:table-cell>
              <table:table-cell office:value-type="float" office:value="841.504">
                <text:p>841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13425925926">
                <text:p>0.315613425925926</text:p>
              </table:table-cell>
              <table:table-cell office:value-type="float" office:value="974.977">
                <text:p>974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25">
                <text:p>0.315625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36574074074">
                <text:p>0.315636574074074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48148148148">
                <text:p>0.315648148148148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59722222222">
                <text:p>0.315659722222222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71296296296">
                <text:p>0.315671296296296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8287037037">
                <text:p>0.31568287037037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694444444444">
                <text:p>0.315694444444444</text:p>
              </table:table-cell>
              <table:table-cell office:value-type="float" office:value="992.828">
                <text:p>992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06018518518">
                <text:p>0.315706018518518</text:p>
              </table:table-cell>
              <table:table-cell office:value-type="float" office:value="992.828">
                <text:p>992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17592592593">
                <text:p>0.315717592592593</text:p>
              </table:table-cell>
              <table:table-cell office:value-type="float" office:value="993.328">
                <text:p>993.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29166666667">
                <text:p>0.315729166666667</text:p>
              </table:table-cell>
              <table:table-cell office:value-type="float" office:value="993.586">
                <text:p>993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40740740741">
                <text:p>0.315740740740741</text:p>
              </table:table-cell>
              <table:table-cell office:value-type="float" office:value="995.84">
                <text:p>995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52314814815">
                <text:p>0.315752314814815</text:p>
              </table:table-cell>
              <table:table-cell office:value-type="float" office:value="996.098">
                <text:p>996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63888888889">
                <text:p>0.315763888888889</text:p>
              </table:table-cell>
              <table:table-cell office:value-type="float" office:value="996.355">
                <text:p>996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75462962963">
                <text:p>0.315775462962963</text:p>
              </table:table-cell>
              <table:table-cell office:value-type="float" office:value="996.613">
                <text:p>996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87037037037">
                <text:p>0.315787037037037</text:p>
              </table:table-cell>
              <table:table-cell office:value-type="float" office:value="1000.14">
                <text:p>100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798611111111">
                <text:p>0.315798611111111</text:p>
              </table:table-cell>
              <table:table-cell office:value-type="float" office:value="1006.15">
                <text:p>1006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10185185185">
                <text:p>0.315810185185185</text:p>
              </table:table-cell>
              <table:table-cell office:value-type="float" office:value="1012.16">
                <text:p>1012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21759259259">
                <text:p>0.315821759259259</text:p>
              </table:table-cell>
              <table:table-cell office:value-type="float" office:value="1015.9">
                <text:p>101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33333333333">
                <text:p>0.315833333333333</text:p>
              </table:table-cell>
              <table:table-cell office:value-type="float" office:value="1022.04">
                <text:p>1022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44907407407">
                <text:p>0.315844907407407</text:p>
              </table:table-cell>
              <table:table-cell office:value-type="float" office:value="1037.85">
                <text:p>1037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56481481481">
                <text:p>0.315856481481481</text:p>
              </table:table-cell>
              <table:table-cell office:value-type="float" office:value="1042.21">
                <text:p>1042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68055555556">
                <text:p>0.315868055555556</text:p>
              </table:table-cell>
              <table:table-cell office:value-type="float" office:value="1046.21">
                <text:p>1046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7962962963">
                <text:p>0.31587962962963</text:p>
              </table:table-cell>
              <table:table-cell office:value-type="float" office:value="1049.92">
                <text:p>104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891203703704">
                <text:p>0.315891203703704</text:p>
              </table:table-cell>
              <table:table-cell office:value-type="float" office:value="1053.96">
                <text:p>1053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02777777778">
                <text:p>0.315902777777778</text:p>
              </table:table-cell>
              <table:table-cell office:value-type="float" office:value="1059.79">
                <text:p>1059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14351851852">
                <text:p>0.315914351851852</text:p>
              </table:table-cell>
              <table:table-cell office:value-type="float" office:value="1065.79">
                <text:p>106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25925925926">
                <text:p>0.315925925925926</text:p>
              </table:table-cell>
              <table:table-cell office:value-type="float" office:value="1071.89">
                <text:p>1071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49074074074">
                <text:p>0.315949074074074</text:p>
              </table:table-cell>
              <table:table-cell office:value-type="float" office:value="1077.39">
                <text:p>1077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60648148148">
                <text:p>0.315960648148148</text:p>
              </table:table-cell>
              <table:table-cell office:value-type="float" office:value="1082.64">
                <text:p>1082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1088.15">
                <text:p>1088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83796296296">
                <text:p>0.315983796296296</text:p>
              </table:table-cell>
              <table:table-cell office:value-type="float" office:value="1107.43">
                <text:p>1107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599537037037">
                <text:p>0.31599537037037</text:p>
              </table:table-cell>
              <table:table-cell office:value-type="float" office:value="1110.9">
                <text:p>111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06944444444">
                <text:p>0.316006944444444</text:p>
              </table:table-cell>
              <table:table-cell office:value-type="float" office:value="1114.39">
                <text:p>1114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18518518519">
                <text:p>0.316018518518519</text:p>
              </table:table-cell>
              <table:table-cell office:value-type="float" office:value="1116.92">
                <text:p>1116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30092592593">
                <text:p>0.316030092592593</text:p>
              </table:table-cell>
              <table:table-cell office:value-type="float" office:value="1120.39">
                <text:p>1120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41666666667">
                <text:p>0.316041666666667</text:p>
              </table:table-cell>
              <table:table-cell office:value-type="float" office:value="1123.64">
                <text:p>1123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53240740741">
                <text:p>0.316053240740741</text:p>
              </table:table-cell>
              <table:table-cell office:value-type="float" office:value="1126.89">
                <text:p>1126.89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0.316064814814815">
                <text:p>0.316064814814815</text:p>
              </table:table-cell>
              <table:table-cell office:value-type="float" office:value="1133.18">
                <text:p>1133.18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0.316076388888889">
                <text:p>0.316076388888889</text:p>
              </table:table-cell>
              <table:table-cell office:value-type="float" office:value="1286.49">
                <text:p>1286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87962962963">
                <text:p>0.316087962962963</text:p>
              </table:table-cell>
              <table:table-cell office:value-type="float" office:value="1449.8">
                <text:p>144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099537037037">
                <text:p>0.316099537037037</text:p>
              </table:table-cell>
              <table:table-cell office:value-type="float" office:value="1623.39">
                <text:p>1623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11111111111">
                <text:p>0.316111111111111</text:p>
              </table:table-cell>
              <table:table-cell office:value-type="float" office:value="1728.32">
                <text:p>1728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22685185185">
                <text:p>0.316122685185185</text:p>
              </table:table-cell>
              <table:table-cell office:value-type="float" office:value="1901.83">
                <text:p>1901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34259259259">
                <text:p>0.316134259259259</text:p>
              </table:table-cell>
              <table:table-cell office:value-type="float" office:value="2075.34">
                <text:p>2075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45833333333">
                <text:p>0.316145833333333</text:p>
              </table:table-cell>
              <table:table-cell office:value-type="float" office:value="2120.97">
                <text:p>212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57407407407">
                <text:p>0.316157407407407</text:p>
              </table:table-cell>
              <table:table-cell office:value-type="float" office:value="2163.51">
                <text:p>2163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68981481482">
                <text:p>0.316168981481482</text:p>
              </table:table-cell>
              <table:table-cell office:value-type="float" office:value="2206.56">
                <text:p>2206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80555555556">
                <text:p>0.316180555555556</text:p>
              </table:table-cell>
              <table:table-cell office:value-type="float" office:value="2428.32">
                <text:p>2428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19212962963">
                <text:p>0.31619212962963</text:p>
              </table:table-cell>
              <table:table-cell office:value-type="float" office:value="2542.27">
                <text:p>25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03703703704">
                <text:p>0.316203703703704</text:p>
              </table:table-cell>
              <table:table-cell office:value-type="float" office:value="2688.97">
                <text:p>268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15277777778">
                <text:p>0.316215277777778</text:p>
              </table:table-cell>
              <table:table-cell office:value-type="float" office:value="2806.02">
                <text:p>2806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26851851852">
                <text:p>0.316226851851852</text:p>
              </table:table-cell>
              <table:table-cell office:value-type="float" office:value="2932.09">
                <text:p>2932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38425925926">
                <text:p>0.316238425925926</text:p>
              </table:table-cell>
              <table:table-cell office:value-type="float" office:value="3054.8">
                <text:p>305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5">
                <text:p>0.31625</text:p>
              </table:table-cell>
              <table:table-cell office:value-type="float" office:value="3078.27">
                <text:p>3078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61574074074">
                <text:p>0.316261574074074</text:p>
              </table:table-cell>
              <table:table-cell office:value-type="float" office:value="3133.18">
                <text:p>3133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73148148148">
                <text:p>0.316273148148148</text:p>
              </table:table-cell>
              <table:table-cell office:value-type="float" office:value="3260.28">
                <text:p>3260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84722222222">
                <text:p>0.316284722222222</text:p>
              </table:table-cell>
              <table:table-cell office:value-type="float" office:value="3368.05">
                <text:p>3368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296296296296">
                <text:p>0.316296296296296</text:p>
              </table:table-cell>
              <table:table-cell office:value-type="float" office:value="3478.39">
                <text:p>3478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0787037037">
                <text:p>0.31630787037037</text:p>
              </table:table-cell>
              <table:table-cell office:value-type="float" office:value="3571.72">
                <text:p>3571.72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316319444444444">
                <text:p>0.316319444444444</text:p>
              </table:table-cell>
              <table:table-cell office:value-type="float" office:value="3721.52">
                <text:p>3721.52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0.316331018518519">
                <text:p>0.316331018518519</text:p>
              </table:table-cell>
              <table:table-cell office:value-type="float" office:value="3967.58">
                <text:p>3967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42592592593">
                <text:p>0.316342592592593</text:p>
              </table:table-cell>
              <table:table-cell office:value-type="float" office:value="4203.05">
                <text:p>4203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54166666667">
                <text:p>0.316354166666667</text:p>
              </table:table-cell>
              <table:table-cell office:value-type="float" office:value="4395.24">
                <text:p>439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65740740741">
                <text:p>0.316365740740741</text:p>
              </table:table-cell>
              <table:table-cell office:value-type="float" office:value="4600.72">
                <text:p>460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77314814815">
                <text:p>0.316377314814815</text:p>
              </table:table-cell>
              <table:table-cell office:value-type="float" office:value="4646.35">
                <text:p>4646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388888888889">
                <text:p>0.316388888888889</text:p>
              </table:table-cell>
              <table:table-cell office:value-type="float" office:value="4646.35">
                <text:p>4646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00462962963">
                <text:p>0.316400462962963</text:p>
              </table:table-cell>
              <table:table-cell office:value-type="float" office:value="4772.35">
                <text:p>4772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12037037037">
                <text:p>0.316412037037037</text:p>
              </table:table-cell>
              <table:table-cell office:value-type="float" office:value="5001.58">
                <text:p>500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23611111111">
                <text:p>0.316423611111111</text:p>
              </table:table-cell>
              <table:table-cell office:value-type="float" office:value="5182.57">
                <text:p>518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35185185185">
                <text:p>0.316435185185185</text:p>
              </table:table-cell>
              <table:table-cell office:value-type="float" office:value="5356.07">
                <text:p>5356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46759259259">
                <text:p>0.316446759259259</text:p>
              </table:table-cell>
              <table:table-cell office:value-type="float" office:value="5415.37">
                <text:p>541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69907407407">
                <text:p>0.316469907407407</text:p>
              </table:table-cell>
              <table:table-cell office:value-type="float" office:value="5473.16">
                <text:p>5473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81481481481">
                <text:p>0.316481481481481</text:p>
              </table:table-cell>
              <table:table-cell office:value-type="float" office:value="5630.69">
                <text:p>5630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493055555556">
                <text:p>0.316493055555556</text:p>
              </table:table-cell>
              <table:table-cell office:value-type="float" office:value="5805.74">
                <text:p>5805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0462962963">
                <text:p>0.31650462962963</text:p>
              </table:table-cell>
              <table:table-cell office:value-type="float" office:value="6005.05">
                <text:p>6005.05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0.316516203703704">
                <text:p>0.316516203703704</text:p>
              </table:table-cell>
              <table:table-cell office:value-type="float" office:value="6160.77">
                <text:p>616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27777777778">
                <text:p>0.316527777777778</text:p>
              </table:table-cell>
              <table:table-cell office:value-type="float" office:value="6172.65">
                <text:p>6172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39351851852">
                <text:p>0.316539351851852</text:p>
              </table:table-cell>
              <table:table-cell office:value-type="float" office:value="6248.83">
                <text:p>624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50925925926">
                <text:p>0.316550925925926</text:p>
              </table:table-cell>
              <table:table-cell office:value-type="float" office:value="6335.12">
                <text:p>633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625">
                <text:p>0.3165625</text:p>
              </table:table-cell>
              <table:table-cell office:value-type="float" office:value="6412.98">
                <text:p>6412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74074074074">
                <text:p>0.316574074074074</text:p>
              </table:table-cell>
              <table:table-cell office:value-type="float" office:value="6510.48">
                <text:p>651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85648148148">
                <text:p>0.316585648148148</text:p>
              </table:table-cell>
              <table:table-cell office:value-type="float" office:value="6605.36">
                <text:p>6605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597222222222">
                <text:p>0.316597222222222</text:p>
              </table:table-cell>
              <table:table-cell office:value-type="float" office:value="6727.84">
                <text:p>6727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08796296296">
                <text:p>0.316608796296296</text:p>
              </table:table-cell>
              <table:table-cell office:value-type="float" office:value="6838.7">
                <text:p>683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2037037037">
                <text:p>0.31662037037037</text:p>
              </table:table-cell>
              <table:table-cell office:value-type="float" office:value="6871.95">
                <text:p>6871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31944444444">
                <text:p>0.316631944444444</text:p>
              </table:table-cell>
              <table:table-cell office:value-type="float" office:value="6876.34">
                <text:p>6876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43518518519">
                <text:p>0.316643518518519</text:p>
              </table:table-cell>
              <table:table-cell office:value-type="float" office:value="6880.98">
                <text:p>688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55092592593">
                <text:p>0.316655092592593</text:p>
              </table:table-cell>
              <table:table-cell office:value-type="float" office:value="6885.62">
                <text:p>6885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6896.57">
                <text:p>6896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78240740741">
                <text:p>0.316678240740741</text:p>
              </table:table-cell>
              <table:table-cell office:value-type="float" office:value="6902.5">
                <text:p>690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689814814815">
                <text:p>0.316689814814815</text:p>
              </table:table-cell>
              <table:table-cell office:value-type="float" office:value="6908.17">
                <text:p>6908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01388888889">
                <text:p>0.316701388888889</text:p>
              </table:table-cell>
              <table:table-cell office:value-type="float" office:value="6913.59">
                <text:p>6913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12962962963">
                <text:p>0.316712962962963</text:p>
              </table:table-cell>
              <table:table-cell office:value-type="float" office:value="6931.04">
                <text:p>693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24537037037">
                <text:p>0.316724537037037</text:p>
              </table:table-cell>
              <table:table-cell office:value-type="float" office:value="6936.71">
                <text:p>6936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36111111111">
                <text:p>0.316736111111111</text:p>
              </table:table-cell>
              <table:table-cell office:value-type="float" office:value="6942.9">
                <text:p>694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47685185185">
                <text:p>0.316747685185185</text:p>
              </table:table-cell>
              <table:table-cell office:value-type="float" office:value="6945.74">
                <text:p>6945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59259259259">
                <text:p>0.316759259259259</text:p>
              </table:table-cell>
              <table:table-cell office:value-type="float" office:value="6947.54">
                <text:p>6947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70833333333">
                <text:p>0.316770833333333</text:p>
              </table:table-cell>
              <table:table-cell office:value-type="float" office:value="6949.35">
                <text:p>6949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82407407407">
                <text:p>0.316782407407407</text:p>
              </table:table-cell>
              <table:table-cell office:value-type="float" office:value="6954.25">
                <text:p>695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793981481482">
                <text:p>0.316793981481482</text:p>
              </table:table-cell>
              <table:table-cell office:value-type="float" office:value="6985.48">
                <text:p>6985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05555555556">
                <text:p>0.316805555555556</text:p>
              </table:table-cell>
              <table:table-cell office:value-type="float" office:value="6993.22">
                <text:p>6993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1712962963">
                <text:p>0.31681712962963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28703703704">
                <text:p>0.316828703703704</text:p>
              </table:table-cell>
              <table:table-cell office:value-type="float" office:value="7008.73">
                <text:p>700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40277777778">
                <text:p>0.316840277777778</text:p>
              </table:table-cell>
              <table:table-cell office:value-type="float" office:value="7104.79">
                <text:p>7104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51851851852">
                <text:p>0.316851851851852</text:p>
              </table:table-cell>
              <table:table-cell office:value-type="float" office:value="7323.52">
                <text:p>732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63425925926">
                <text:p>0.316863425925926</text:p>
              </table:table-cell>
              <table:table-cell office:value-type="float" office:value="7386.17">
                <text:p>7386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75">
                <text:p>0.316875</text:p>
              </table:table-cell>
              <table:table-cell office:value-type="float" office:value="7438.25">
                <text:p>743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86574074074">
                <text:p>0.316886574074074</text:p>
              </table:table-cell>
              <table:table-cell office:value-type="float" office:value="7623.31">
                <text:p>7623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898148148148">
                <text:p>0.316898148148148</text:p>
              </table:table-cell>
              <table:table-cell office:value-type="float" office:value="7718.7">
                <text:p>771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09722222222">
                <text:p>0.316909722222222</text:p>
              </table:table-cell>
              <table:table-cell office:value-type="float" office:value="7718.7">
                <text:p>771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21296296296">
                <text:p>0.316921296296296</text:p>
              </table:table-cell>
              <table:table-cell office:value-type="float" office:value="7718.7">
                <text:p>771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3287037037">
                <text:p>0.31693287037037</text:p>
              </table:table-cell>
              <table:table-cell office:value-type="float" office:value="7744.48">
                <text:p>7744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56018518519">
                <text:p>0.316956018518519</text:p>
              </table:table-cell>
              <table:table-cell office:value-type="float" office:value="7929.34">
                <text:p>7929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67592592593">
                <text:p>0.316967592592593</text:p>
              </table:table-cell>
              <table:table-cell office:value-type="float" office:value="8105.35">
                <text:p>8105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79166666667">
                <text:p>0.316979166666667</text:p>
              </table:table-cell>
              <table:table-cell office:value-type="float" office:value="8274.47">
                <text:p>8274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6990740740741">
                <text:p>0.316990740740741</text:p>
              </table:table-cell>
              <table:table-cell office:value-type="float" office:value="8482.57">
                <text:p>848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02314814815">
                <text:p>0.317002314814815</text:p>
              </table:table-cell>
              <table:table-cell office:value-type="float" office:value="8642.15">
                <text:p>864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13888888889">
                <text:p>0.317013888888889</text:p>
              </table:table-cell>
              <table:table-cell office:value-type="float" office:value="8818.02">
                <text:p>8818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25462962963">
                <text:p>0.317025462962963</text:p>
              </table:table-cell>
              <table:table-cell office:value-type="float" office:value="8966.78">
                <text:p>8966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37037037037">
                <text:p>0.317037037037037</text:p>
              </table:table-cell>
              <table:table-cell office:value-type="float" office:value="9132.3">
                <text:p>913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48611111111">
                <text:p>0.317048611111111</text:p>
              </table:table-cell>
              <table:table-cell office:value-type="float" office:value="9298.61">
                <text:p>9298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60185185185">
                <text:p>0.317060185185185</text:p>
              </table:table-cell>
              <table:table-cell office:value-type="float" office:value="9399.04">
                <text:p>939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71759259259">
                <text:p>0.317071759259259</text:p>
              </table:table-cell>
              <table:table-cell office:value-type="float" office:value="9303.39">
                <text:p>9303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83333333333">
                <text:p>0.317083333333333</text:p>
              </table:table-cell>
              <table:table-cell office:value-type="float" office:value="9255.38">
                <text:p>9255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094907407407">
                <text:p>0.317094907407407</text:p>
              </table:table-cell>
              <table:table-cell office:value-type="float" office:value="9255.38">
                <text:p>9255.38</text:p>
              </table:table-cell>
            </table:table-row>
            <table:table-row>
              <table:table-cell office:value-type="string">
                <text:p>d2</text:p>
              </table:table-cell>
              <table:table-cell office:value-type="float" office:value="0.317106481481481">
                <text:p>0.317106481481481</text:p>
              </table:table-cell>
              <table:table-cell office:value-type="float" office:value="9254.63">
                <text:p>9254.63</text:p>
              </table:table-cell>
            </table:table-row>
            <table:table-row>
              <table:table-cell office:value-type="string">
                <text:p>e1</text:p>
              </table:table-cell>
              <table:table-cell office:value-type="float" office:value="0.317118055555556">
                <text:p>0.317118055555556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2962962963">
                <text:p>0.31712962962963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41203703704">
                <text:p>0.317141203703704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52777777778">
                <text:p>0.317152777777778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64351851852">
                <text:p>0.317164351851852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75925925926">
                <text:p>0.317175925925926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875">
                <text:p>0.3171875</text:p>
              </table:table-cell>
              <table:table-cell office:value-type="float" office:value="8661.88">
                <text:p>866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199074074074">
                <text:p>0.317199074074074</text:p>
              </table:table-cell>
              <table:table-cell office:value-type="float" office:value="8661.89">
                <text:p>8661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10648148148">
                <text:p>0.317210648148148</text:p>
              </table:table-cell>
              <table:table-cell office:value-type="float" office:value="8706.96">
                <text:p>8706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22222222222">
                <text:p>0.317222222222222</text:p>
              </table:table-cell>
              <table:table-cell office:value-type="float" office:value="8706.96">
                <text:p>8706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33796296296">
                <text:p>0.317233796296296</text:p>
              </table:table-cell>
              <table:table-cell office:value-type="float" office:value="8706.96">
                <text:p>8706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4537037037">
                <text:p>0.31724537037037</text:p>
              </table:table-cell>
              <table:table-cell office:value-type="float" office:value="8787.91">
                <text:p>878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56944444444">
                <text:p>0.317256944444444</text:p>
              </table:table-cell>
              <table:table-cell office:value-type="float" office:value="8787.91">
                <text:p>878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68518518519">
                <text:p>0.317268518518519</text:p>
              </table:table-cell>
              <table:table-cell office:value-type="float" office:value="8787.91">
                <text:p>878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80092592593">
                <text:p>0.317280092592593</text:p>
              </table:table-cell>
              <table:table-cell office:value-type="float" office:value="8787.91">
                <text:p>878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291666666667">
                <text:p>0.317291666666667</text:p>
              </table:table-cell>
              <table:table-cell office:value-type="float" office:value="8883.56">
                <text:p>8883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03240740741">
                <text:p>0.317303240740741</text:p>
              </table:table-cell>
              <table:table-cell office:value-type="float" office:value="8888.97">
                <text:p>888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14814814815">
                <text:p>0.317314814814815</text:p>
              </table:table-cell>
              <table:table-cell office:value-type="float" office:value="8888.97">
                <text:p>888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26388888889">
                <text:p>0.317326388888889</text:p>
              </table:table-cell>
              <table:table-cell office:value-type="float" office:value="8888.97">
                <text:p>888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37962962963">
                <text:p>0.317337962962963</text:p>
              </table:table-cell>
              <table:table-cell office:value-type="float" office:value="8938.99">
                <text:p>8938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49537037037">
                <text:p>0.317349537037037</text:p>
              </table:table-cell>
              <table:table-cell office:value-type="float" office:value="8950.38">
                <text:p>8950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61111111111">
                <text:p>0.317361111111111</text:p>
              </table:table-cell>
              <table:table-cell office:value-type="float" office:value="8962.5">
                <text:p>89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84259259259">
                <text:p>0.317384259259259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395833333333">
                <text:p>0.317395833333333</text:p>
              </table:table-cell>
              <table:table-cell office:value-type="float" office:value="7992.01">
                <text:p>7992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07407407407">
                <text:p>0.317407407407407</text:p>
              </table:table-cell>
              <table:table-cell office:value-type="float" office:value="6984.82">
                <text:p>6984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18981481481">
                <text:p>0.317418981481481</text:p>
              </table:table-cell>
              <table:table-cell office:value-type="float" office:value="6984.82">
                <text:p>6984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30555555556">
                <text:p>0.317430555555556</text:p>
              </table:table-cell>
              <table:table-cell office:value-type="float" office:value="6984.82">
                <text:p>6984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4212962963">
                <text:p>0.31744212962963</text:p>
              </table:table-cell>
              <table:table-cell office:value-type="float" office:value="6984.82">
                <text:p>6984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53703703704">
                <text:p>0.317453703703704</text:p>
              </table:table-cell>
              <table:table-cell office:value-type="float" office:value="4028.49">
                <text:p>4028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65277777778">
                <text:p>0.317465277777778</text:p>
              </table:table-cell>
              <table:table-cell office:value-type="float" office:value="2049.14">
                <text:p>2049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76851851852">
                <text:p>0.317476851851852</text:p>
              </table:table-cell>
              <table:table-cell office:value-type="float" office:value="2049.14">
                <text:p>2049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488425925926">
                <text:p>0.317488425925926</text:p>
              </table:table-cell>
              <table:table-cell office:value-type="float" office:value="2049.14">
                <text:p>2049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">
                <text:p>0.3175</text:p>
              </table:table-cell>
              <table:table-cell office:value-type="float" office:value="2049.26">
                <text:p>204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11574074074">
                <text:p>0.317511574074074</text:p>
              </table:table-cell>
              <table:table-cell office:value-type="float" office:value="9684">
                <text:p>9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23148148148">
                <text:p>0.317523148148148</text:p>
              </table:table-cell>
              <table:table-cell office:value-type="float" office:value="9752.49">
                <text:p>9752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34722222222">
                <text:p>0.317534722222222</text:p>
              </table:table-cell>
              <table:table-cell office:value-type="float" office:value="9811.26">
                <text:p>981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46296296296">
                <text:p>0.317546296296296</text:p>
              </table:table-cell>
              <table:table-cell office:value-type="float" office:value="9861.84">
                <text:p>9861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5787037037">
                <text:p>0.31755787037037</text:p>
              </table:table-cell>
              <table:table-cell office:value-type="float" office:value="9906.57">
                <text:p>9906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69444444444">
                <text:p>0.317569444444444</text:p>
              </table:table-cell>
              <table:table-cell office:value-type="float" office:value="9948.42">
                <text:p>994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81018518519">
                <text:p>0.317581018518519</text:p>
              </table:table-cell>
              <table:table-cell office:value-type="float" office:value="9981.99">
                <text:p>998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592592592593">
                <text:p>0.317592592592593</text:p>
              </table:table-cell>
              <table:table-cell office:value-type="float" office:value="10039.86">
                <text:p>10039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04166666667">
                <text:p>0.317604166666667</text:p>
              </table:table-cell>
              <table:table-cell office:value-type="float" office:value="10237.95">
                <text:p>10237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15740740741">
                <text:p>0.317615740740741</text:p>
              </table:table-cell>
              <table:table-cell office:value-type="float" office:value="10412.46">
                <text:p>10412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27314814815">
                <text:p>0.317627314814815</text:p>
              </table:table-cell>
              <table:table-cell office:value-type="float" office:value="10579.77">
                <text:p>10579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38888888889">
                <text:p>0.317638888888889</text:p>
              </table:table-cell>
              <table:table-cell office:value-type="float" office:value="10589.58">
                <text:p>1058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50462962963">
                <text:p>0.317650462962963</text:p>
              </table:table-cell>
              <table:table-cell office:value-type="float" office:value="10541.61">
                <text:p>10541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62037037037">
                <text:p>0.317662037037037</text:p>
              </table:table-cell>
              <table:table-cell office:value-type="float" office:value="10541.61">
                <text:p>10541.61</text:p>
              </table:table-cell>
            </table:table-row>
            <table:table-row>
              <table:table-cell office:value-type="string">
                <text:p>e2</text:p>
              </table:table-cell>
              <table:table-cell office:value-type="float" office:value="0.317673611111111">
                <text:p>0.317673611111111</text:p>
              </table:table-cell>
              <table:table-cell office:value-type="float" office:value="9989.37">
                <text:p>9989.37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0.317685185185185">
                <text:p>0.317685185185185</text:p>
              </table:table-cell>
              <table:table-cell office:value-type="float" office:value="9989.37">
                <text:p>998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696759259259">
                <text:p>0.317696759259259</text:p>
              </table:table-cell>
              <table:table-cell office:value-type="float" office:value="9989.37">
                <text:p>998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08333333333">
                <text:p>0.317708333333333</text:p>
              </table:table-cell>
              <table:table-cell office:value-type="float" office:value="9989.37">
                <text:p>998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19907407407">
                <text:p>0.317719907407407</text:p>
              </table:table-cell>
              <table:table-cell office:value-type="float" office:value="9989.37">
                <text:p>998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31481481481">
                <text:p>0.317731481481481</text:p>
              </table:table-cell>
              <table:table-cell office:value-type="float" office:value="9992.07">
                <text:p>9992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43055555556">
                <text:p>0.317743055555556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5462962963">
                <text:p>0.31775462962963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66203703704">
                <text:p>0.317766203703704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777777777778">
                <text:p>0.317777777777778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>f2</text:p>
              </table:table-cell>
              <table:table-cell office:value-type="float" office:value="0.317789351851852">
                <text:p>0.317789351851852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0.317800925925926">
                <text:p>0.317800925925926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125">
                <text:p>0.3178125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24074074074">
                <text:p>0.317824074074074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35648148148">
                <text:p>0.317835648148148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47222222222">
                <text:p>0.317847222222222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58796296296">
                <text:p>0.317858796296296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7037037037">
                <text:p>0.31787037037037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81944444444">
                <text:p>0.317881944444444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893518518519">
                <text:p>0.317893518518519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05092592593">
                <text:p>0.317905092592593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16666666667">
                <text:p>0.317916666666667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28240740741">
                <text:p>0.317928240740741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51388888889">
                <text:p>0.317951388888889</text:p>
              </table:table-cell>
              <table:table-cell office:value-type="float" office:value="9998.28">
                <text:p>999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62962962963">
                <text:p>0.317962962962963</text:p>
              </table:table-cell>
              <table:table-cell office:value-type="float" office:value="8722.63">
                <text:p>872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74537037037">
                <text:p>0.317974537037037</text:p>
              </table:table-cell>
              <table:table-cell office:value-type="float" office:value="8571.37">
                <text:p>857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86111111111">
                <text:p>0.317986111111111</text:p>
              </table:table-cell>
              <table:table-cell office:value-type="float" office:value="8571.37">
                <text:p>857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7997685185185">
                <text:p>0.317997685185185</text:p>
              </table:table-cell>
              <table:table-cell office:value-type="float" office:value="8571.37">
                <text:p>857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8009259259259">
                <text:p>0.318009259259259</text:p>
              </table:table-cell>
              <table:table-cell office:value-type="float" office:value="8569.12">
                <text:p>856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8020833333333">
                <text:p>0.318020833333333</text:p>
              </table:table-cell>
              <table:table-cell office:value-type="float" office:value="8569.12">
                <text:p>856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8032407407407">
                <text:p>0.318032407407407</text:p>
              </table:table-cell>
              <table:table-cell office:value-type="float" office:value="8177.86">
                <text:p>8177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8043981481481">
                <text:p>0.318043981481481</text:p>
              </table:table-cell>
              <table:table-cell office:value-type="float" office:value="8029.1">
                <text:p>8029.1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8029.1">
                <text:p>802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63cm" svg:height="15.036cm" xlink:href=".." xlink:type="simple" chart:class="chart:bar" chart:style-name="ch1">
        <chart:legend chart:legend-position="end" svg:x="27.906cm" svg:y="6.97cm" style:legend-expansion="high" chart:style-name="ch2"/>
        <chart:plot-area chart:style-name="ch3" table:cell-range-address="exp03.A1:exp03.B113 exp03.E1:exp03.E113" chart:data-source-has-labels="both" svg:x="0.601cm" svg:y="0.3cm" svg:width="26.704cm" svg:height="14.436cm">
          <chartooo:coordinate-region svg:x="1.593cm" svg:y="0.499cm" svg:width="25.712cm" svg:height="13.59cm"/>
          <chart:axis chart:dimension="x" chart:name="primary-x" chart:style-name="ch4" chartooo:axis-type="auto">
            <chartooo:date-scale/>
            <chart:categories table:cell-range-address="exp03.A2:exp03.A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03.B2:exp03.B113" chart:label-cell-address="exp03.B1:exp03.B1" chart:class="chart:bar">
            <chart:data-point chart:repeated="112"/>
          </chart:series>
          <chart:series chart:style-name="ch8" chart:values-cell-range-address="exp03.E2:exp03.E113" chart:label-cell-address="exp03.E1:exp03.E1" chart:class="chart:bar">
            <chart:data-point chart:repeated="1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exp03.B1:exp03.B1</svg:desc>
                </draw:g>
              </table:table-cell>
              <table:table-cell office:value-type="string">
                <text:p>MB RAM</text:p>
                <draw:g>
                  <svg:desc>exp03.E1:exp0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exp03.A2:exp03.A113</svg:desc>
                </draw:g>
              </table:table-cell>
              <table:table-cell office:value-type="float" office:value="0.777511574074074">
                <text:p>0.777511574074074</text:p>
                <draw:g>
                  <svg:desc>exp03.B2:exp03.B113</svg:desc>
                </draw:g>
              </table:table-cell>
              <table:table-cell office:value-type="float" office:value="355.625">
                <text:p>355.625</text:p>
                <draw:g>
                  <svg:desc>exp03.E2:exp03.E11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23148148148">
                <text:p>0.777523148148148</text:p>
              </table:table-cell>
              <table:table-cell office:value-type="float" office:value="376.359">
                <text:p>376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34722222222">
                <text:p>0.777534722222222</text:p>
              </table:table-cell>
              <table:table-cell office:value-type="float" office:value="408.898">
                <text:p>408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46296296296">
                <text:p>0.777546296296296</text:p>
              </table:table-cell>
              <table:table-cell office:value-type="float" office:value="415.645">
                <text:p>415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5787037037">
                <text:p>0.77755787037037</text:p>
              </table:table-cell>
              <table:table-cell office:value-type="float" office:value="421.082">
                <text:p>42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69444444444">
                <text:p>0.777569444444444</text:p>
              </table:table-cell>
              <table:table-cell office:value-type="float" office:value="428.711">
                <text:p>428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81018518518">
                <text:p>0.777581018518518</text:p>
              </table:table-cell>
              <table:table-cell office:value-type="float" office:value="436.043">
                <text:p>436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592592592593">
                <text:p>0.777592592592593</text:p>
              </table:table-cell>
              <table:table-cell office:value-type="float" office:value="443.652">
                <text:p>443.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04166666667">
                <text:p>0.777604166666667</text:p>
              </table:table-cell>
              <table:table-cell office:value-type="float" office:value="500.105">
                <text:p>500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15740740741">
                <text:p>0.777615740740741</text:p>
              </table:table-cell>
              <table:table-cell office:value-type="float" office:value="506.523">
                <text:p>506.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27314814815">
                <text:p>0.777627314814815</text:p>
              </table:table-cell>
              <table:table-cell office:value-type="float" office:value="511.953">
                <text:p>511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38888888889">
                <text:p>0.777638888888889</text:p>
              </table:table-cell>
              <table:table-cell office:value-type="float" office:value="517.191">
                <text:p>517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50462962963">
                <text:p>0.777650462962963</text:p>
              </table:table-cell>
              <table:table-cell office:value-type="float" office:value="521.941">
                <text:p>521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62037037037">
                <text:p>0.777662037037037</text:p>
              </table:table-cell>
              <table:table-cell office:value-type="float" office:value="531.723">
                <text:p>531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73611111111">
                <text:p>0.777673611111111</text:p>
              </table:table-cell>
              <table:table-cell office:value-type="float" office:value="537.238">
                <text:p>537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85185185185">
                <text:p>0.777685185185185</text:p>
              </table:table-cell>
              <table:table-cell office:value-type="float" office:value="542.578">
                <text:p>542.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696759259259">
                <text:p>0.777696759259259</text:p>
              </table:table-cell>
              <table:table-cell office:value-type="float" office:value="549.109">
                <text:p>549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08333333333">
                <text:p>0.777708333333333</text:p>
              </table:table-cell>
              <table:table-cell office:value-type="float" office:value="560.262">
                <text:p>560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19907407407">
                <text:p>0.777719907407407</text:p>
              </table:table-cell>
              <table:table-cell office:value-type="float" office:value="565.605">
                <text:p>565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31481481482">
                <text:p>0.777731481481482</text:p>
              </table:table-cell>
              <table:table-cell office:value-type="float" office:value="572.195">
                <text:p>572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43055555556">
                <text:p>0.777743055555556</text:p>
              </table:table-cell>
              <table:table-cell office:value-type="float" office:value="595.398">
                <text:p>595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5462962963">
                <text:p>0.77775462962963</text:p>
              </table:table-cell>
              <table:table-cell office:value-type="float" office:value="678.898">
                <text:p>678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66203703704">
                <text:p>0.777766203703704</text:p>
              </table:table-cell>
              <table:table-cell office:value-type="float" office:value="683.398">
                <text:p>683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687.184">
                <text:p>687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00925925926">
                <text:p>0.777800925925926</text:p>
              </table:table-cell>
              <table:table-cell office:value-type="float" office:value="789.449">
                <text:p>789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125">
                <text:p>0.7778125</text:p>
              </table:table-cell>
              <table:table-cell office:value-type="float" office:value="974.484">
                <text:p>974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24074074074">
                <text:p>0.777824074074074</text:p>
              </table:table-cell>
              <table:table-cell office:value-type="float" office:value="986.074">
                <text:p>986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35648148148">
                <text:p>0.777835648148148</text:p>
              </table:table-cell>
              <table:table-cell office:value-type="float" office:value="986.074">
                <text:p>986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47222222222">
                <text:p>0.777847222222222</text:p>
              </table:table-cell>
              <table:table-cell office:value-type="float" office:value="986.074">
                <text:p>986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58796296296">
                <text:p>0.777858796296296</text:p>
              </table:table-cell>
              <table:table-cell office:value-type="float" office:value="992.836">
                <text:p>992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7037037037">
                <text:p>0.77787037037037</text:p>
              </table:table-cell>
              <table:table-cell office:value-type="float" office:value="993.094">
                <text:p>993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81944444444">
                <text:p>0.777881944444444</text:p>
              </table:table-cell>
              <table:table-cell office:value-type="float" office:value="993.352">
                <text:p>993.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893518518519">
                <text:p>0.777893518518519</text:p>
              </table:table-cell>
              <table:table-cell office:value-type="float" office:value="997.609">
                <text:p>997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05092592593">
                <text:p>0.777905092592593</text:p>
              </table:table-cell>
              <table:table-cell office:value-type="float" office:value="998.117">
                <text:p>998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16666666667">
                <text:p>0.777916666666667</text:p>
              </table:table-cell>
              <table:table-cell office:value-type="float" office:value="998.117">
                <text:p>998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28240740741">
                <text:p>0.777928240740741</text:p>
              </table:table-cell>
              <table:table-cell office:value-type="float" office:value="998.117">
                <text:p>998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39814814815">
                <text:p>0.777939814814815</text:p>
              </table:table-cell>
              <table:table-cell office:value-type="float" office:value="1001.77">
                <text:p>1001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51388888889">
                <text:p>0.777951388888889</text:p>
              </table:table-cell>
              <table:table-cell office:value-type="float" office:value="1008.01">
                <text:p>1008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62962962963">
                <text:p>0.777962962962963</text:p>
              </table:table-cell>
              <table:table-cell office:value-type="float" office:value="1014.27">
                <text:p>1014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74537037037">
                <text:p>0.777974537037037</text:p>
              </table:table-cell>
              <table:table-cell office:value-type="float" office:value="1018.26">
                <text:p>1018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86111111111">
                <text:p>0.777986111111111</text:p>
              </table:table-cell>
              <table:table-cell office:value-type="float" office:value="1036.51">
                <text:p>103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7997685185185">
                <text:p>0.777997685185185</text:p>
              </table:table-cell>
              <table:table-cell office:value-type="float" office:value="1040.27">
                <text:p>104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09259259259">
                <text:p>0.778009259259259</text:p>
              </table:table-cell>
              <table:table-cell office:value-type="float" office:value="1044.26">
                <text:p>1044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20833333333">
                <text:p>0.778020833333333</text:p>
              </table:table-cell>
              <table:table-cell office:value-type="float" office:value="1047.3">
                <text:p>104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32407407407">
                <text:p>0.778032407407407</text:p>
              </table:table-cell>
              <table:table-cell office:value-type="float" office:value="1051.84">
                <text:p>1051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43981481481">
                <text:p>0.778043981481481</text:p>
              </table:table-cell>
              <table:table-cell office:value-type="float" office:value="1055.54">
                <text:p>1055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55555555556">
                <text:p>0.778055555555556</text:p>
              </table:table-cell>
              <table:table-cell office:value-type="float" office:value="1062.07">
                <text:p>1062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6712962963">
                <text:p>0.77806712962963</text:p>
              </table:table-cell>
              <table:table-cell office:value-type="float" office:value="1068.21">
                <text:p>1068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78703703704">
                <text:p>0.778078703703704</text:p>
              </table:table-cell>
              <table:table-cell office:value-type="float" office:value="1074.52">
                <text:p>1074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90277777778">
                <text:p>0.778090277777778</text:p>
              </table:table-cell>
              <table:table-cell office:value-type="float" office:value="1080.57">
                <text:p>1080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01851851852">
                <text:p>0.778101851851852</text:p>
              </table:table-cell>
              <table:table-cell office:value-type="float" office:value="1086.62">
                <text:p>1086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13425925926">
                <text:p>0.778113425925926</text:p>
              </table:table-cell>
              <table:table-cell office:value-type="float" office:value="1106.55">
                <text:p>1106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25">
                <text:p>0.778125</text:p>
              </table:table-cell>
              <table:table-cell office:value-type="float" office:value="1110.27">
                <text:p>111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36574074074">
                <text:p>0.778136574074074</text:p>
              </table:table-cell>
              <table:table-cell office:value-type="float" office:value="1113.76">
                <text:p>1113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48148148148">
                <text:p>0.778148148148148</text:p>
              </table:table-cell>
              <table:table-cell office:value-type="float" office:value="1116.55">
                <text:p>1116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59722222222">
                <text:p>0.778159722222222</text:p>
              </table:table-cell>
              <table:table-cell office:value-type="float" office:value="1120.02">
                <text:p>1120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71296296296">
                <text:p>0.778171296296296</text:p>
              </table:table-cell>
              <table:table-cell office:value-type="float" office:value="1123.89">
                <text:p>112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18287037037">
                <text:p>0.77818287037037</text:p>
              </table:table-cell>
              <table:table-cell office:value-type="float" office:value="1129.71">
                <text:p>1129.7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778194444444444">
                <text:p>0.778194444444444</text:p>
              </table:table-cell>
              <table:table-cell office:value-type="float" office:value="1170.78">
                <text:p>117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06018518519">
                <text:p>0.778206018518519</text:p>
              </table:table-cell>
              <table:table-cell office:value-type="float" office:value="1381.77">
                <text:p>1381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17592592593">
                <text:p>0.778217592592593</text:p>
              </table:table-cell>
              <table:table-cell office:value-type="float" office:value="1551.15">
                <text:p>155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29166666667">
                <text:p>0.778229166666667</text:p>
              </table:table-cell>
              <table:table-cell office:value-type="float" office:value="1665.96">
                <text:p>1665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40740740741">
                <text:p>0.778240740740741</text:p>
              </table:table-cell>
              <table:table-cell office:value-type="float" office:value="1857.52">
                <text:p>1857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52314814815">
                <text:p>0.778252314814815</text:p>
              </table:table-cell>
              <table:table-cell office:value-type="float" office:value="2063.51">
                <text:p>2063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63888888889">
                <text:p>0.778263888888889</text:p>
              </table:table-cell>
              <table:table-cell office:value-type="float" office:value="2232.89">
                <text:p>2232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75462962963">
                <text:p>0.778275462962963</text:p>
              </table:table-cell>
              <table:table-cell office:value-type="float" office:value="2435.32">
                <text:p>2435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87037037037">
                <text:p>0.778287037037037</text:p>
              </table:table-cell>
              <table:table-cell office:value-type="float" office:value="2582.53">
                <text:p>2582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298611111111">
                <text:p>0.778298611111111</text:p>
              </table:table-cell>
              <table:table-cell office:value-type="float" office:value="2725.1">
                <text:p>272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10185185185">
                <text:p>0.778310185185185</text:p>
              </table:table-cell>
              <table:table-cell office:value-type="float" office:value="2857.36">
                <text:p>2857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21759259259">
                <text:p>0.778321759259259</text:p>
              </table:table-cell>
              <table:table-cell office:value-type="float" office:value="2983.94">
                <text:p>2983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33333333333">
                <text:p>0.778333333333333</text:p>
              </table:table-cell>
              <table:table-cell office:value-type="float" office:value="3076.75">
                <text:p>307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44907407407">
                <text:p>0.778344907407407</text:p>
              </table:table-cell>
              <table:table-cell office:value-type="float" office:value="3076.75">
                <text:p>307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56481481482">
                <text:p>0.778356481481482</text:p>
              </table:table-cell>
              <table:table-cell office:value-type="float" office:value="3203.86">
                <text:p>3203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68055555556">
                <text:p>0.778368055555556</text:p>
              </table:table-cell>
              <table:table-cell office:value-type="float" office:value="3328.12">
                <text:p>3328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7962962963">
                <text:p>0.77837962962963</text:p>
              </table:table-cell>
              <table:table-cell office:value-type="float" office:value="3440.01">
                <text:p>3440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391203703704">
                <text:p>0.778391203703704</text:p>
              </table:table-cell>
              <table:table-cell office:value-type="float" office:value="3548.29">
                <text:p>3548.2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778402777777778">
                <text:p>0.778402777777778</text:p>
              </table:table-cell>
              <table:table-cell office:value-type="float" office:value="3651.22">
                <text:p>365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14351851852">
                <text:p>0.778414351851852</text:p>
              </table:table-cell>
              <table:table-cell office:value-type="float" office:value="3915.79">
                <text:p>391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25925925926">
                <text:p>0.778425925925926</text:p>
              </table:table-cell>
              <table:table-cell office:value-type="float" office:value="4148.33">
                <text:p>4148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375">
                <text:p>0.7784375</text:p>
              </table:table-cell>
              <table:table-cell office:value-type="float" office:value="4357.68">
                <text:p>435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49074074074">
                <text:p>0.778449074074074</text:p>
              </table:table-cell>
              <table:table-cell office:value-type="float" office:value="4565.21">
                <text:p>4565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60648148148">
                <text:p>0.778460648148148</text:p>
              </table:table-cell>
              <table:table-cell office:value-type="float" office:value="4644.88">
                <text:p>4644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72222222222">
                <text:p>0.778472222222222</text:p>
              </table:table-cell>
              <table:table-cell office:value-type="float" office:value="4644.88">
                <text:p>4644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83796296296">
                <text:p>0.778483796296296</text:p>
              </table:table-cell>
              <table:table-cell office:value-type="float" office:value="4741.82">
                <text:p>4741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49537037037">
                <text:p>0.77849537037037</text:p>
              </table:table-cell>
              <table:table-cell office:value-type="float" office:value="4971.79">
                <text:p>4971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06944444444">
                <text:p>0.778506944444444</text:p>
              </table:table-cell>
              <table:table-cell office:value-type="float" office:value="5156.64">
                <text:p>5156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18518518519">
                <text:p>0.778518518518519</text:p>
              </table:table-cell>
              <table:table-cell office:value-type="float" office:value="5336.33">
                <text:p>5336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41666666667">
                <text:p>0.778541666666667</text:p>
              </table:table-cell>
              <table:table-cell office:value-type="float" office:value="5527.89">
                <text:p>552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53240740741">
                <text:p>0.778553240740741</text:p>
              </table:table-cell>
              <table:table-cell office:value-type="float" office:value="5706.04">
                <text:p>5706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64814814815">
                <text:p>0.778564814814815</text:p>
              </table:table-cell>
              <table:table-cell office:value-type="float" office:value="5890.63">
                <text:p>589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76388888889">
                <text:p>0.778576388888889</text:p>
              </table:table-cell>
              <table:table-cell office:value-type="float" office:value="6072.13">
                <text:p>6072.1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778587962962963">
                <text:p>0.778587962962963</text:p>
              </table:table-cell>
              <table:table-cell office:value-type="float" office:value="6196.57">
                <text:p>6196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599537037037">
                <text:p>0.778599537037037</text:p>
              </table:table-cell>
              <table:table-cell office:value-type="float" office:value="6154.42">
                <text:p>6154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11111111111">
                <text:p>0.778611111111111</text:p>
              </table:table-cell>
              <table:table-cell office:value-type="float" office:value="6172.47">
                <text:p>617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22685185185">
                <text:p>0.778622685185185</text:p>
              </table:table-cell>
              <table:table-cell office:value-type="float" office:value="6196.45">
                <text:p>6196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34259259259">
                <text:p>0.778634259259259</text:p>
              </table:table-cell>
              <table:table-cell office:value-type="float" office:value="6196.76">
                <text:p>6196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45833333333">
                <text:p>0.778645833333333</text:p>
              </table:table-cell>
              <table:table-cell office:value-type="float" office:value="6154.42">
                <text:p>6154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57407407407">
                <text:p>0.778657407407407</text:p>
              </table:table-cell>
              <table:table-cell office:value-type="float" office:value="6160.61">
                <text:p>6160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68981481481">
                <text:p>0.778668981481481</text:p>
              </table:table-cell>
              <table:table-cell office:value-type="float" office:value="6172.47">
                <text:p>617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80555555556">
                <text:p>0.778680555555556</text:p>
              </table:table-cell>
              <table:table-cell office:value-type="float" office:value="6196.45">
                <text:p>6196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69212962963">
                <text:p>0.77869212962963</text:p>
              </table:table-cell>
              <table:table-cell office:value-type="float" office:value="6196.76">
                <text:p>6196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03703703704">
                <text:p>0.778703703703704</text:p>
              </table:table-cell>
              <table:table-cell office:value-type="float" office:value="6148.75">
                <text:p>614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15277777778">
                <text:p>0.778715277777778</text:p>
              </table:table-cell>
              <table:table-cell office:value-type="float" office:value="6148.75">
                <text:p>614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26851851852">
                <text:p>0.778726851851852</text:p>
              </table:table-cell>
              <table:table-cell office:value-type="float" office:value="6148.76">
                <text:p>614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38425925926">
                <text:p>0.778738425925926</text:p>
              </table:table-cell>
              <table:table-cell office:value-type="float" office:value="6148.76">
                <text:p>614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5">
                <text:p>0.77875</text:p>
              </table:table-cell>
              <table:table-cell office:value-type="float" office:value="6148.76">
                <text:p>614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61574074074">
                <text:p>0.778761574074074</text:p>
              </table:table-cell>
              <table:table-cell office:value-type="float" office:value="6148.76">
                <text:p>614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73148148148">
                <text:p>0.778773148148148</text:p>
              </table:table-cell>
              <table:table-cell office:value-type="float" office:value="6100.75">
                <text:p>610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84722222222">
                <text:p>0.778784722222222</text:p>
              </table:table-cell>
              <table:table-cell office:value-type="float" office:value="6100.75">
                <text:p>610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96296296296">
                <text:p>0.778796296296296</text:p>
              </table:table-cell>
              <table:table-cell office:value-type="float" office:value="5506.75">
                <text:p>550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80787037037">
                <text:p>0.77880787037037</text:p>
              </table:table-cell>
              <table:table-cell office:value-type="float" office:value="5066.98">
                <text:p>5066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819444444444">
                <text:p>0.778819444444444</text:p>
              </table:table-cell>
              <table:table-cell office:value-type="float" office:value="5066.73">
                <text:p>5066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01cm" svg:height="15.532cm" xlink:href=".." xlink:type="simple" chart:class="chart:bar" chart:style-name="ch1">
        <chart:legend chart:legend-position="end" svg:x="29.344cm" svg:y="7.218cm" style:legend-expansion="high" chart:style-name="ch2"/>
        <chart:plot-area chart:style-name="ch3" table:cell-range-address="exp04.A1:exp04.B94 exp04.E1:exp04.E94" chart:data-source-has-labels="both" svg:x="0.63cm" svg:y="0.31cm" svg:width="28.084cm" svg:height="14.912cm">
          <chartooo:coordinate-region svg:x="1.622cm" svg:y="0.509cm" svg:width="27.092cm" svg:height="14.066cm"/>
          <chart:axis chart:dimension="x" chart:name="primary-x" chart:style-name="ch4" chartooo:axis-type="auto">
            <chartooo:date-scale/>
            <chart:categories table:cell-range-address="exp04.A2:exp04.A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04.B2:exp04.B94" chart:label-cell-address="exp04.B1:exp04.B1" chart:class="chart:bar">
            <chart:data-point chart:repeated="93"/>
          </chart:series>
          <chart:series chart:style-name="ch8" chart:values-cell-range-address="exp04.E2:exp04.E94" chart:label-cell-address="exp04.E1:exp04.E1" chart:class="chart:bar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exp04.B1:exp04.B1</svg:desc>
                </draw:g>
              </table:table-cell>
              <table:table-cell office:value-type="string">
                <text:p>MB RAM</text:p>
                <draw:g>
                  <svg:desc>exp04.E1:exp0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exp04.A2:exp04.A94</svg:desc>
                </draw:g>
              </table:table-cell>
              <table:table-cell office:value-type="float" office:value="0.798854166666667">
                <text:p>0.798854166666667</text:p>
                <draw:g>
                  <svg:desc>exp04.B2:exp04.B94</svg:desc>
                </draw:g>
              </table:table-cell>
              <table:table-cell office:value-type="float" office:value="343.715">
                <text:p>343.715</text:p>
                <draw:g>
                  <svg:desc>exp04.E2:exp04.E9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865740740741">
                <text:p>0.798865740740741</text:p>
              </table:table-cell>
              <table:table-cell office:value-type="float" office:value="358.277">
                <text:p>358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877314814815">
                <text:p>0.798877314814815</text:p>
              </table:table-cell>
              <table:table-cell office:value-type="float" office:value="378.441">
                <text:p>378.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888888888889">
                <text:p>0.798888888888889</text:p>
              </table:table-cell>
              <table:table-cell office:value-type="float" office:value="411.293">
                <text:p>411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00462962963">
                <text:p>0.798900462962963</text:p>
              </table:table-cell>
              <table:table-cell office:value-type="float" office:value="417.156">
                <text:p>417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12037037037">
                <text:p>0.798912037037037</text:p>
              </table:table-cell>
              <table:table-cell office:value-type="float" office:value="424.25">
                <text:p>42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23611111111">
                <text:p>0.798923611111111</text:p>
              </table:table-cell>
              <table:table-cell office:value-type="float" office:value="429.871">
                <text:p>429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35185185185">
                <text:p>0.798935185185185</text:p>
              </table:table-cell>
              <table:table-cell office:value-type="float" office:value="437.723">
                <text:p>437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46759259259">
                <text:p>0.798946759259259</text:p>
              </table:table-cell>
              <table:table-cell office:value-type="float" office:value="447.586">
                <text:p>447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58333333333">
                <text:p>0.798958333333333</text:p>
              </table:table-cell>
              <table:table-cell office:value-type="float" office:value="501.996">
                <text:p>50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69907407407">
                <text:p>0.798969907407407</text:p>
              </table:table-cell>
              <table:table-cell office:value-type="float" office:value="507.887">
                <text:p>507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81481481482">
                <text:p>0.798981481481482</text:p>
              </table:table-cell>
              <table:table-cell office:value-type="float" office:value="513.52">
                <text:p>51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993055555556">
                <text:p>0.798993055555556</text:p>
              </table:table-cell>
              <table:table-cell office:value-type="float" office:value="518.293">
                <text:p>518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0462962963">
                <text:p>0.79900462962963</text:p>
              </table:table-cell>
              <table:table-cell office:value-type="float" office:value="523.262">
                <text:p>523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16203703704">
                <text:p>0.799016203703704</text:p>
              </table:table-cell>
              <table:table-cell office:value-type="float" office:value="533.098">
                <text:p>533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27777777778">
                <text:p>0.799027777777778</text:p>
              </table:table-cell>
              <table:table-cell office:value-type="float" office:value="540.66">
                <text:p>54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39351851852">
                <text:p>0.799039351851852</text:p>
              </table:table-cell>
              <table:table-cell office:value-type="float" office:value="546.473">
                <text:p>546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50925925926">
                <text:p>0.799050925925926</text:p>
              </table:table-cell>
              <table:table-cell office:value-type="float" office:value="556.668">
                <text:p>556.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625">
                <text:p>0.7990625</text:p>
              </table:table-cell>
              <table:table-cell office:value-type="float" office:value="561.707">
                <text:p>561.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74074074074">
                <text:p>0.799074074074074</text:p>
              </table:table-cell>
              <table:table-cell office:value-type="float" office:value="566.785">
                <text:p>566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85648148148">
                <text:p>0.799085648148148</text:p>
              </table:table-cell>
              <table:table-cell office:value-type="float" office:value="574.062">
                <text:p>574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097222222222">
                <text:p>0.799097222222222</text:p>
              </table:table-cell>
              <table:table-cell office:value-type="float" office:value="676.383">
                <text:p>676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08796296296">
                <text:p>0.799108796296296</text:p>
              </table:table-cell>
              <table:table-cell office:value-type="float" office:value="681.199">
                <text:p>681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2037037037">
                <text:p>0.79912037037037</text:p>
              </table:table-cell>
              <table:table-cell office:value-type="float" office:value="684.938">
                <text:p>684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31944444444">
                <text:p>0.799131944444444</text:p>
              </table:table-cell>
              <table:table-cell office:value-type="float" office:value="688.965">
                <text:p>688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43518518518">
                <text:p>0.799143518518518</text:p>
              </table:table-cell>
              <table:table-cell office:value-type="float" office:value="871.199">
                <text:p>871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55092592593">
                <text:p>0.799155092592593</text:p>
              </table:table-cell>
              <table:table-cell office:value-type="float" office:value="984.102">
                <text:p>984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66666666667">
                <text:p>0.799166666666667</text:p>
              </table:table-cell>
              <table:table-cell office:value-type="float" office:value="984.102">
                <text:p>984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78240740741">
                <text:p>0.799178240740741</text:p>
              </table:table-cell>
              <table:table-cell office:value-type="float" office:value="984.102">
                <text:p>984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189814814815">
                <text:p>0.799189814814815</text:p>
              </table:table-cell>
              <table:table-cell office:value-type="float" office:value="992.875">
                <text:p>992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01388888889">
                <text:p>0.799201388888889</text:p>
              </table:table-cell>
              <table:table-cell office:value-type="float" office:value="992.875">
                <text:p>992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12962962963">
                <text:p>0.799212962962963</text:p>
              </table:table-cell>
              <table:table-cell office:value-type="float" office:value="993.117">
                <text:p>993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24537037037">
                <text:p>0.799224537037037</text:p>
              </table:table-cell>
              <table:table-cell office:value-type="float" office:value="993.375">
                <text:p>993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36111111111">
                <text:p>0.799236111111111</text:p>
              </table:table-cell>
              <table:table-cell office:value-type="float" office:value="993.633">
                <text:p>993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47685185185">
                <text:p>0.799247685185185</text:p>
              </table:table-cell>
              <table:table-cell office:value-type="float" office:value="994.148">
                <text:p>994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59259259259">
                <text:p>0.799259259259259</text:p>
              </table:table-cell>
              <table:table-cell office:value-type="float" office:value="994.406">
                <text:p>994.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70833333333">
                <text:p>0.799270833333333</text:p>
              </table:table-cell>
              <table:table-cell office:value-type="float" office:value="994.664">
                <text:p>994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82407407407">
                <text:p>0.799282407407407</text:p>
              </table:table-cell>
              <table:table-cell office:value-type="float" office:value="1001.68">
                <text:p>1001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293981481481">
                <text:p>0.799293981481481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05555555556">
                <text:p>0.799305555555556</text:p>
              </table:table-cell>
              <table:table-cell office:value-type="float" office:value="1014.18">
                <text:p>1014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1712962963">
                <text:p>0.79931712962963</text:p>
              </table:table-cell>
              <table:table-cell office:value-type="float" office:value="1019.25">
                <text:p>101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28703703704">
                <text:p>0.799328703703704</text:p>
              </table:table-cell>
              <table:table-cell office:value-type="float" office:value="1036.45">
                <text:p>1036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40277777778">
                <text:p>0.799340277777778</text:p>
              </table:table-cell>
              <table:table-cell office:value-type="float" office:value="1040.64">
                <text:p>104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51851851852">
                <text:p>0.799351851851852</text:p>
              </table:table-cell>
              <table:table-cell office:value-type="float" office:value="1045.04">
                <text:p>1045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63425925926">
                <text:p>0.799363425925926</text:p>
              </table:table-cell>
              <table:table-cell office:value-type="float" office:value="1048.76">
                <text:p>104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75">
                <text:p>0.799375</text:p>
              </table:table-cell>
              <table:table-cell office:value-type="float" office:value="1053.06">
                <text:p>1053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86574074074">
                <text:p>0.799386574074074</text:p>
              </table:table-cell>
              <table:table-cell office:value-type="float" office:value="1059.11">
                <text:p>1059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398148148148">
                <text:p>0.799398148148148</text:p>
              </table:table-cell>
              <table:table-cell office:value-type="float" office:value="1065.4">
                <text:p>106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09722222222">
                <text:p>0.799409722222222</text:p>
              </table:table-cell>
              <table:table-cell office:value-type="float" office:value="1071.69">
                <text:p>1071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21296296296">
                <text:p>0.799421296296296</text:p>
              </table:table-cell>
              <table:table-cell office:value-type="float" office:value="1077.43">
                <text:p>1077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3287037037">
                <text:p>0.79943287037037</text:p>
              </table:table-cell>
              <table:table-cell office:value-type="float" office:value="1083.18">
                <text:p>1083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44444444444">
                <text:p>0.799444444444444</text:p>
              </table:table-cell>
              <table:table-cell office:value-type="float" office:value="1103.03">
                <text:p>1103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56018518519">
                <text:p>0.799456018518519</text:p>
              </table:table-cell>
              <table:table-cell office:value-type="float" office:value="1106.76">
                <text:p>1106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67592592593">
                <text:p>0.799467592592593</text:p>
              </table:table-cell>
              <table:table-cell office:value-type="float" office:value="1110.88">
                <text:p>111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79166666667">
                <text:p>0.799479166666667</text:p>
              </table:table-cell>
              <table:table-cell office:value-type="float" office:value="1114.07">
                <text:p>1114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490740740741">
                <text:p>0.799490740740741</text:p>
              </table:table-cell>
              <table:table-cell office:value-type="float" office:value="1117.88">
                <text:p>1117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02314814815">
                <text:p>0.799502314814815</text:p>
              </table:table-cell>
              <table:table-cell office:value-type="float" office:value="1121.41">
                <text:p>112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13888888889">
                <text:p>0.799513888888889</text:p>
              </table:table-cell>
              <table:table-cell office:value-type="float" office:value="1125.51">
                <text:p>1125.5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799537037037037">
                <text:p>0.799537037037037</text:p>
              </table:table-cell>
              <table:table-cell office:value-type="float" office:value="1131.56">
                <text:p>1131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48611111111">
                <text:p>0.799548611111111</text:p>
              </table:table-cell>
              <table:table-cell office:value-type="float" office:value="1274.29">
                <text:p>1274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60185185185">
                <text:p>0.799560185185185</text:p>
              </table:table-cell>
              <table:table-cell office:value-type="float" office:value="1456.16">
                <text:p>1456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71759259259">
                <text:p>0.799571759259259</text:p>
              </table:table-cell>
              <table:table-cell office:value-type="float" office:value="1623.31">
                <text:p>1623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83333333333">
                <text:p>0.799583333333333</text:p>
              </table:table-cell>
              <table:table-cell office:value-type="float" office:value="1761.5">
                <text:p>176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94907407407">
                <text:p>0.799594907407407</text:p>
              </table:table-cell>
              <table:table-cell office:value-type="float" office:value="1960.27">
                <text:p>196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06481481481">
                <text:p>0.799606481481481</text:p>
              </table:table-cell>
              <table:table-cell office:value-type="float" office:value="2155.43">
                <text:p>2155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18055555556">
                <text:p>0.799618055555556</text:p>
              </table:table-cell>
              <table:table-cell office:value-type="float" office:value="2321.72">
                <text:p>2321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2962962963">
                <text:p>0.79962962962963</text:p>
              </table:table-cell>
              <table:table-cell office:value-type="float" office:value="2504.64">
                <text:p>250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41203703704">
                <text:p>0.799641203703704</text:p>
              </table:table-cell>
              <table:table-cell office:value-type="float" office:value="2655.71">
                <text:p>2655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52777777778">
                <text:p>0.799652777777778</text:p>
              </table:table-cell>
              <table:table-cell office:value-type="float" office:value="2794.68">
                <text:p>2794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64351851852">
                <text:p>0.799664351851852</text:p>
              </table:table-cell>
              <table:table-cell office:value-type="float" office:value="2924.1">
                <text:p>2924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75925925926">
                <text:p>0.799675925925926</text:p>
              </table:table-cell>
              <table:table-cell office:value-type="float" office:value="3048.88">
                <text:p>3048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875">
                <text:p>0.7996875</text:p>
              </table:table-cell>
              <table:table-cell office:value-type="float" office:value="3078.01">
                <text:p>3078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699074074074">
                <text:p>0.799699074074074</text:p>
              </table:table-cell>
              <table:table-cell office:value-type="float" office:value="3148.65">
                <text:p>3148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10648148148">
                <text:p>0.799710648148148</text:p>
              </table:table-cell>
              <table:table-cell office:value-type="float" office:value="3276.01">
                <text:p>3276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22222222222">
                <text:p>0.799722222222222</text:p>
              </table:table-cell>
              <table:table-cell office:value-type="float" office:value="3389.19">
                <text:p>3389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33796296296">
                <text:p>0.799733796296296</text:p>
              </table:table-cell>
              <table:table-cell office:value-type="float" office:value="3500.31">
                <text:p>3500.3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79974537037037">
                <text:p>0.79974537037037</text:p>
              </table:table-cell>
              <table:table-cell office:value-type="float" office:value="3623.73">
                <text:p>362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56944444444">
                <text:p>0.799756944444444</text:p>
              </table:table-cell>
              <table:table-cell office:value-type="float" office:value="3581.96">
                <text:p>358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68518518518">
                <text:p>0.799768518518518</text:p>
              </table:table-cell>
              <table:table-cell office:value-type="float" office:value="3599.75">
                <text:p>359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80092592593">
                <text:p>0.799780092592593</text:p>
              </table:table-cell>
              <table:table-cell office:value-type="float" office:value="3623.73">
                <text:p>362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791666666667">
                <text:p>0.799791666666667</text:p>
              </table:table-cell>
              <table:table-cell office:value-type="float" office:value="3637.91">
                <text:p>363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03240740741">
                <text:p>0.799803240740741</text:p>
              </table:table-cell>
              <table:table-cell office:value-type="float" office:value="3581.96">
                <text:p>358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14814814815">
                <text:p>0.799814814814815</text:p>
              </table:table-cell>
              <table:table-cell office:value-type="float" office:value="3587.89">
                <text:p>358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26388888889">
                <text:p>0.799826388888889</text:p>
              </table:table-cell>
              <table:table-cell office:value-type="float" office:value="3599.75">
                <text:p>359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37962962963">
                <text:p>0.799837962962963</text:p>
              </table:table-cell>
              <table:table-cell office:value-type="float" office:value="3599.75">
                <text:p>359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49537037037">
                <text:p>0.799849537037037</text:p>
              </table:table-cell>
              <table:table-cell office:value-type="float" office:value="3623.73">
                <text:p>362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61111111111">
                <text:p>0.799861111111111</text:p>
              </table:table-cell>
              <table:table-cell office:value-type="float" office:value="3624.11">
                <text:p>3624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72685185185">
                <text:p>0.799872685185185</text:p>
              </table:table-cell>
              <table:table-cell office:value-type="float" office:value="3576.1">
                <text:p>357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84259259259">
                <text:p>0.799884259259259</text:p>
              </table:table-cell>
              <table:table-cell office:value-type="float" office:value="3576.1">
                <text:p>357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895833333333">
                <text:p>0.799895833333333</text:p>
              </table:table-cell>
              <table:table-cell office:value-type="float" office:value="3576.1">
                <text:p>357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907407407407">
                <text:p>0.799907407407407</text:p>
              </table:table-cell>
              <table:table-cell office:value-type="float" office:value="3528.1">
                <text:p>352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918981481481">
                <text:p>0.799918981481481</text:p>
              </table:table-cell>
              <table:table-cell office:value-type="float" office:value="3528.1">
                <text:p>352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930555555556">
                <text:p>0.799930555555556</text:p>
              </table:table-cell>
              <table:table-cell office:value-type="float" office:value="3043.6">
                <text:p>304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